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Normal_32_4" style:data-style-name="N0">
      <style:table-cell-properties style:vertical-align="automatic" fo:wrap-option="wrap" fo:background-color="transparent"/>
    </style:style>
    <style:style style:name="ce5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7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8" style:family="table-cell" style:parent-style-name="Porcentaje_32_2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4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0" style:family="table-cell" style:parent-style-name="Normal_32_4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1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2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3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6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7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8" style:family="table-cell" style:parent-style-name="Normal_32_4" style:data-style-name="N0">
      <style:table-cell-properties style:vertical-align="automatic" fo:background-color="transparent"/>
    </style:style>
    <style:style style:name="ce19" style:family="table-cell" style:parent-style-name="Hiperv_237_nculo_32_3" style:data-style-name="N0">
      <style:text-properties fo:color="#0563C1" style:text-underline-style="solid" style:text-underline-type="single"/>
    </style:style>
    <style:style style:name="ce20" style:family="table-cell" style:parent-style-name="Default" style:data-style-name="N0">
      <style:table-cell-properties fo:background-color="transparent"/>
    </style:style>
    <style:style style:name="ce21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22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 style:writing-mode="l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24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5" style:family="table-cell" style:parent-style-name="Porcentaje_32_2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6" style:family="table-cell" style:parent-style-name="Porcentaje_32_2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7" style:family="table-cell" style:parent-style-name="Porcentaje_32_2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8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9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0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1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2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3" style:family="table-cell" style:parent-style-name="Normal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34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5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6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7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8" style:family="table-cell" style:parent-style-name="Normal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39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0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1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2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4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5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6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Normal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49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0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1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2" style:family="table-cell" style:parent-style-name="Porcentaje" style:data-style-name="N36"/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80458333333333cm" style:use-optimal-column-width="true"/>
    </style:style>
    <style:style style:name="co5" style:family="table-column">
      <style:table-column-properties fo:break-before="auto" style:column-width="3.62479166666667cm"/>
    </style:style>
    <style:style style:name="co6" style:family="table-column">
      <style:table-column-properties fo:break-before="auto" style:column-width="3.12208333333333cm"/>
    </style:style>
    <style:style style:name="co7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1.25pt" style:use-optimal-row-height="true" fo:break-before="auto"/>
    </style:style>
    <style:style style:name="ro3" style:family="table-row">
      <style:table-row-properties style:row-height="12.7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45pt" style:use-optimal-row-height="true" fo:break-before="auto"/>
    </style:style>
    <style:style style:name="ro6" style:family="table-row">
      <style:table-row-properties style:row-height="33pt" style:use-optimal-row-height="false" fo:break-before="auto"/>
    </style:style>
    <style:style style:name="ro7" style:family="table-row">
      <style:table-row-properties style:row-height="65.25pt" style:use-optimal-row-height="true" fo:break-before="auto"/>
    </style:style>
    <style:style style:name="ro8" style:family="table-row">
      <style:table-row-properties style:row-height="29.25pt" style:use-optimal-row-height="false" fo:break-before="auto"/>
    </style:style>
    <style:style style:name="ro9" style:family="table-row">
      <style:table-row-properties style:row-height="33pt" style:use-optimal-row-height="true" fo:break-before="auto"/>
    </style:style>
    <style:style style:name="ro10" style:family="table-row">
      <style:table-row-properties style:row-height="33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0"/>
        <table:table-column table:style-name="co2" table:number-columns-repeated="10" table:default-cell-style-name="ce10"/>
        <table:table-column table:style-name="co3" table:number-columns-repeated="16373" table:default-cell-style-name="ce10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3" table:style-name="ce4"/>
        </table:table-row>
        <table:table-row table:style-name="ro2">
          <table:table-cell office:value-type="string" table:style-name="ce5">
            <text:p>Andalucía</text:p>
          </table:table-cell>
          <table:table-cell office:value-type="float" office:value="3071340" table:style-name="ce6">
            <text:p>3 071 340</text:p>
          </table:table-cell>
          <table:table-cell office:value-type="float" office:value="447000" table:style-name="ce6">
            <text:p>447 000</text:p>
          </table:table-cell>
          <table:table-cell office:value-type="float" office:value="1054200" table:style-name="ce6">
            <text:p>1 054 200</text:p>
          </table:table-cell>
          <table:table-cell office:value-type="float" office:value="102800" table:style-name="ce6">
            <text:p>102 800</text:p>
          </table:table-cell>
          <table:table-cell office:value-type="float" office:value="4675340" table:style-name="ce7">
            <text:p>4 675 340</text:p>
          </table:table-cell>
          <table:table-cell office:value-type="float" office:value="4511820" table:style-name="ce7">
            <text:p>4 511 820</text:p>
          </table:table-cell>
          <table:table-cell office:value-type="percentage" office:value="0.9650250035291551" table:style-name="ce8">
            <text:p>96.5%</text:p>
          </table:table-cell>
          <table:table-cell office:value-type="float" office:value="3066680" table:style-name="ce6">
            <text:p>3 066 680</text:p>
          </table:table-cell>
          <table:table-cell office:value-type="float" office:value="1495696" table:style-name="ce6">
            <text:p>1 495 696</text:p>
          </table:table-cell>
          <table:table-cell office:value-type="date" office:date-value="2021-05-27T00:00:00" table:style-name="ce9">
            <text:p>27/05/2021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Aragón</text:p>
          </table:table-cell>
          <table:table-cell office:value-type="float" office:value="592335" table:style-name="ce6">
            <text:p>592 335</text:p>
          </table:table-cell>
          <table:table-cell office:value-type="float" office:value="84500" table:style-name="ce6">
            <text:p>84 500</text:p>
          </table:table-cell>
          <table:table-cell office:value-type="float" office:value="165600" table:style-name="ce6">
            <text:p>165 600</text:p>
          </table:table-cell>
          <table:table-cell office:value-type="float" office:value="16000" table:style-name="ce6">
            <text:p>16 000</text:p>
          </table:table-cell>
          <table:table-cell office:value-type="float" office:value="858435" table:style-name="ce7">
            <text:p>858 435</text:p>
          </table:table-cell>
          <table:table-cell office:value-type="float" office:value="817978" table:style-name="ce7">
            <text:p>817 978</text:p>
          </table:table-cell>
          <table:table-cell office:value-type="percentage" office:value="0.95287121331259794" table:style-name="ce8">
            <text:p>95.3%</text:p>
          </table:table-cell>
          <table:table-cell office:value-type="float" office:value="536746" table:style-name="ce6">
            <text:p>536 746</text:p>
          </table:table-cell>
          <table:table-cell office:value-type="float" office:value="290875" table:style-name="ce6">
            <text:p>290 875</text:p>
          </table:table-cell>
          <table:table-cell office:value-type="date" office:date-value="2021-05-27T00:00:00" table:style-name="ce9">
            <text:p>27/05/2021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Asturias<text:s/></text:p>
          </table:table-cell>
          <table:table-cell office:value-type="float" office:value="539105" table:style-name="ce6">
            <text:p>539 105</text:p>
          </table:table-cell>
          <table:table-cell office:value-type="float" office:value="73600" table:style-name="ce6">
            <text:p>73 600</text:p>
          </table:table-cell>
          <table:table-cell office:value-type="float" office:value="127000" table:style-name="ce6">
            <text:p>127 000</text:p>
          </table:table-cell>
          <table:table-cell office:value-type="float" office:value="12400" table:style-name="ce6">
            <text:p>12 400</text:p>
          </table:table-cell>
          <table:table-cell office:value-type="float" office:value="752105" table:style-name="ce7">
            <text:p>752 105</text:p>
          </table:table-cell>
          <table:table-cell office:value-type="float" office:value="739208" table:style-name="ce7">
            <text:p>739 208</text:p>
          </table:table-cell>
          <table:table-cell office:value-type="percentage" office:value="0.98285212835973701" table:style-name="ce8">
            <text:p>98.3%</text:p>
          </table:table-cell>
          <table:table-cell office:value-type="float" office:value="479092" table:style-name="ce6">
            <text:p>479 092</text:p>
          </table:table-cell>
          <table:table-cell office:value-type="float" office:value="268966" table:style-name="ce6">
            <text:p>268 966</text:p>
          </table:table-cell>
          <table:table-cell office:value-type="date" office:date-value="2021-05-27T00:00:00" table:style-name="ce9">
            <text:p>27/05/2021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Baleares</text:p>
          </table:table-cell>
          <table:table-cell office:value-type="float" office:value="366570" table:style-name="ce6">
            <text:p>366 570</text:p>
          </table:table-cell>
          <table:table-cell office:value-type="float" office:value="54800" table:style-name="ce6">
            <text:p>54 800</text:p>
          </table:table-cell>
          <table:table-cell office:value-type="float" office:value="145800" table:style-name="ce6">
            <text:p>145 800</text:p>
          </table:table-cell>
          <table:table-cell office:value-type="float" office:value="14200" table:style-name="ce6">
            <text:p>14 200</text:p>
          </table:table-cell>
          <table:table-cell office:value-type="float" office:value="581370" table:style-name="ce7">
            <text:p>581 370</text:p>
          </table:table-cell>
          <table:table-cell office:value-type="float" office:value="526320" table:style-name="ce7">
            <text:p>526 320</text:p>
          </table:table-cell>
          <table:table-cell office:value-type="percentage" office:value="0.90530987151039788" table:style-name="ce8">
            <text:p>90.5%</text:p>
          </table:table-cell>
          <table:table-cell office:value-type="float" office:value="375436" table:style-name="ce6">
            <text:p>375 436</text:p>
          </table:table-cell>
          <table:table-cell office:value-type="float" office:value="158651" table:style-name="ce6">
            <text:p>158 651</text:p>
          </table:table-cell>
          <table:table-cell office:value-type="date" office:date-value="2021-05-27T00:00:00" table:style-name="ce9">
            <text:p>27/05/2021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Canarias</text:p>
          </table:table-cell>
          <table:table-cell office:value-type="float" office:value="710160" table:style-name="ce6">
            <text:p>710 160</text:p>
          </table:table-cell>
          <table:table-cell office:value-type="float" office:value="104800" table:style-name="ce6">
            <text:p>104 800</text:p>
          </table:table-cell>
          <table:table-cell office:value-type="float" office:value="271000" table:style-name="ce6">
            <text:p>271 000</text:p>
          </table:table-cell>
          <table:table-cell office:value-type="float" office:value="26400" table:style-name="ce6">
            <text:p>26 400</text:p>
          </table:table-cell>
          <table:table-cell office:value-type="float" office:value="1112360" table:style-name="ce7">
            <text:p>1 112 360</text:p>
          </table:table-cell>
          <table:table-cell office:value-type="float" office:value="1016327" table:style-name="ce7">
            <text:p>1 016 327</text:p>
          </table:table-cell>
          <table:table-cell office:value-type="percentage" office:value="0.91366733791218668" table:style-name="ce8">
            <text:p>91.4%</text:p>
          </table:table-cell>
          <table:table-cell office:value-type="float" office:value="725598" table:style-name="ce6">
            <text:p>725 598</text:p>
          </table:table-cell>
          <table:table-cell office:value-type="float" office:value="314742" table:style-name="ce6">
            <text:p>314 742</text:p>
          </table:table-cell>
          <table:table-cell office:value-type="date" office:date-value="2021-05-27T00:00:00" table:style-name="ce9">
            <text:p>27/05/2021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Cantabria</text:p>
          </table:table-cell>
          <table:table-cell office:value-type="float" office:value="262815" table:style-name="ce6">
            <text:p>262 815</text:p>
          </table:table-cell>
          <table:table-cell office:value-type="float" office:value="36900" table:style-name="ce6">
            <text:p>36 900</text:p>
          </table:table-cell>
          <table:table-cell office:value-type="float" office:value="72500" table:style-name="ce6">
            <text:p>72 500</text:p>
          </table:table-cell>
          <table:table-cell office:value-type="float" office:value="6950" table:style-name="ce6">
            <text:p>6 950</text:p>
          </table:table-cell>
          <table:table-cell office:value-type="float" office:value="379165" table:style-name="ce7">
            <text:p>379 165</text:p>
          </table:table-cell>
          <table:table-cell office:value-type="float" office:value="350769" table:style-name="ce7">
            <text:p>350 769</text:p>
          </table:table-cell>
          <table:table-cell office:value-type="percentage" office:value="0.92510912135877521" table:style-name="ce8">
            <text:p>92.5%</text:p>
          </table:table-cell>
          <table:table-cell office:value-type="float" office:value="233348" table:style-name="ce6">
            <text:p>233 348</text:p>
          </table:table-cell>
          <table:table-cell office:value-type="float" office:value="121918" table:style-name="ce6">
            <text:p>121 918</text:p>
          </table:table-cell>
          <table:table-cell office:value-type="date" office:date-value="2021-05-27T00:00:00" table:style-name="ce9">
            <text:p>27/05/2021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Castilla y Leon<text:s/></text:p>
          </table:table-cell>
          <table:table-cell office:value-type="float" office:value="1259805" table:style-name="ce6">
            <text:p>1 259 805</text:p>
          </table:table-cell>
          <table:table-cell office:value-type="float" office:value="180200" table:style-name="ce6">
            <text:p>180 200</text:p>
          </table:table-cell>
          <table:table-cell office:value-type="float" office:value="298300" table:style-name="ce6">
            <text:p>298 300</text:p>
          </table:table-cell>
          <table:table-cell office:value-type="float" office:value="29150" table:style-name="ce6">
            <text:p>29 150</text:p>
          </table:table-cell>
          <table:table-cell office:value-type="float" office:value="1767455" table:style-name="ce7">
            <text:p>1 767 455</text:p>
          </table:table-cell>
          <table:table-cell office:value-type="float" office:value="1622728" table:style-name="ce7">
            <text:p>1 622 728</text:p>
          </table:table-cell>
          <table:table-cell office:value-type="percentage" office:value="0.91811559558800648" table:style-name="ce8">
            <text:p>91.8%</text:p>
          </table:table-cell>
          <table:table-cell office:value-type="float" office:value="1018285" table:style-name="ce6">
            <text:p>1 018 285</text:p>
          </table:table-cell>
          <table:table-cell office:value-type="float" office:value="628161" table:style-name="ce6">
            <text:p>628 161</text:p>
          </table:table-cell>
          <table:table-cell office:value-type="date" office:date-value="2021-05-27T00:00:00" table:style-name="ce9">
            <text:p>27/05/2021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Castilla La Mancha</text:p>
          </table:table-cell>
          <table:table-cell office:value-type="float" office:value="835245" table:style-name="ce6">
            <text:p>835 245</text:p>
          </table:table-cell>
          <table:table-cell office:value-type="float" office:value="121100" table:style-name="ce6">
            <text:p>121 100</text:p>
          </table:table-cell>
          <table:table-cell office:value-type="float" office:value="253800" table:style-name="ce6">
            <text:p>253 800</text:p>
          </table:table-cell>
          <table:table-cell office:value-type="float" office:value="24675" table:style-name="ce6">
            <text:p>24 675</text:p>
          </table:table-cell>
          <table:table-cell office:value-type="float" office:value="1234820" table:style-name="ce7">
            <text:p>1 234 820</text:p>
          </table:table-cell>
          <table:table-cell office:value-type="float" office:value="1161860" table:style-name="ce7">
            <text:p>1 161 860</text:p>
          </table:table-cell>
          <table:table-cell office:value-type="percentage" office:value="0.9409144652661926" table:style-name="ce8">
            <text:p>94.1%</text:p>
          </table:table-cell>
          <table:table-cell office:value-type="float" office:value="783352" table:style-name="ce6">
            <text:p>783 352</text:p>
          </table:table-cell>
          <table:table-cell office:value-type="float" office:value="400654" table:style-name="ce6">
            <text:p>400 654</text:p>
          </table:table-cell>
          <table:table-cell office:value-type="date" office:date-value="2021-05-27T00:00:00" table:style-name="ce9">
            <text:p>27/05/2021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Cataluña</text:p>
          </table:table-cell>
          <table:table-cell office:value-type="float" office:value="2992310" table:style-name="ce6">
            <text:p>2 992 310</text:p>
          </table:table-cell>
          <table:table-cell office:value-type="float" office:value="437200" table:style-name="ce6">
            <text:p>437 200</text:p>
          </table:table-cell>
          <table:table-cell office:value-type="float" office:value="969100" table:style-name="ce6">
            <text:p>969 100</text:p>
          </table:table-cell>
          <table:table-cell office:value-type="float" office:value="94450" table:style-name="ce6">
            <text:p>94 450</text:p>
          </table:table-cell>
          <table:table-cell office:value-type="float" office:value="4493060" table:style-name="ce7">
            <text:p>4 493 060</text:p>
          </table:table-cell>
          <table:table-cell office:value-type="float" office:value="4055149" table:style-name="ce7">
            <text:p>4 055 149</text:p>
          </table:table-cell>
          <table:table-cell office:value-type="percentage" office:value="0.90253613350367012" table:style-name="ce8">
            <text:p>90.3%</text:p>
          </table:table-cell>
          <table:table-cell office:value-type="float" office:value="2814159" table:style-name="ce6">
            <text:p>2 814 159</text:p>
          </table:table-cell>
          <table:table-cell office:value-type="float" office:value="1283002" table:style-name="ce6">
            <text:p>1 283 002</text:p>
          </table:table-cell>
          <table:table-cell office:value-type="date" office:date-value="2021-05-27T00:00:00" table:style-name="ce9">
            <text:p>27/05/2021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C. Valenciana</text:p>
          </table:table-cell>
          <table:table-cell office:value-type="float" office:value="1874530" table:style-name="ce6">
            <text:p>1 874 530</text:p>
          </table:table-cell>
          <table:table-cell office:value-type="float" office:value="272700" table:style-name="ce6">
            <text:p>272 700</text:p>
          </table:table-cell>
          <table:table-cell office:value-type="float" office:value="629800" table:style-name="ce6">
            <text:p>629 800</text:p>
          </table:table-cell>
          <table:table-cell office:value-type="float" office:value="61400" table:style-name="ce6">
            <text:p>61 400</text:p>
          </table:table-cell>
          <table:table-cell office:value-type="float" office:value="2838430" table:style-name="ce7">
            <text:p>2 838 430</text:p>
          </table:table-cell>
          <table:table-cell office:value-type="float" office:value="2644995" table:style-name="ce7">
            <text:p>2 644 995</text:p>
          </table:table-cell>
          <table:table-cell office:value-type="percentage" office:value="0.93185141081513367" table:style-name="ce8">
            <text:p>93.2%</text:p>
          </table:table-cell>
          <table:table-cell office:value-type="float" office:value="1804127" table:style-name="ce6">
            <text:p>1 804 127</text:p>
          </table:table-cell>
          <table:table-cell office:value-type="float" office:value="890399" table:style-name="ce6">
            <text:p>890 399</text:p>
          </table:table-cell>
          <table:table-cell office:value-type="date" office:date-value="2021-05-27T00:00:00" table:style-name="ce9">
            <text:p>27/05/2021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Extremadura</text:p>
          </table:table-cell>
          <table:table-cell office:value-type="float" office:value="479195" table:style-name="ce6">
            <text:p>479 195</text:p>
          </table:table-cell>
          <table:table-cell office:value-type="float" office:value="66700" table:style-name="ce6">
            <text:p>66 700</text:p>
          </table:table-cell>
          <table:table-cell office:value-type="float" office:value="132400" table:style-name="ce6">
            <text:p>132 400</text:p>
          </table:table-cell>
          <table:table-cell office:value-type="float" office:value="12900" table:style-name="ce6">
            <text:p>12 900</text:p>
          </table:table-cell>
          <table:table-cell office:value-type="float" office:value="691195" table:style-name="ce7">
            <text:p>691 195</text:p>
          </table:table-cell>
          <table:table-cell office:value-type="float" office:value="660802" table:style-name="ce7">
            <text:p>660 802</text:p>
          </table:table-cell>
          <table:table-cell office:value-type="percentage" office:value="0.95602832775121349" table:style-name="ce8">
            <text:p>95.6%</text:p>
          </table:table-cell>
          <table:table-cell office:value-type="float" office:value="435863" table:style-name="ce6">
            <text:p>435 863</text:p>
          </table:table-cell>
          <table:table-cell office:value-type="float" office:value="235689" table:style-name="ce6">
            <text:p>235 689</text:p>
          </table:table-cell>
          <table:table-cell office:value-type="date" office:date-value="2021-05-27T00:00:00" table:style-name="ce9">
            <text:p>27/05/2021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Galicia</text:p>
          </table:table-cell>
          <table:table-cell office:value-type="float" office:value="1329235" table:style-name="ce6">
            <text:p>1 329 235</text:p>
          </table:table-cell>
          <table:table-cell office:value-type="float" office:value="182600" table:style-name="ce6">
            <text:p>182 600</text:p>
          </table:table-cell>
          <table:table-cell office:value-type="float" office:value="336600" table:style-name="ce6">
            <text:p>336 600</text:p>
          </table:table-cell>
          <table:table-cell office:value-type="float" office:value="32900" table:style-name="ce6">
            <text:p>32 900</text:p>
          </table:table-cell>
          <table:table-cell office:value-type="float" office:value="1881335" table:style-name="ce7">
            <text:p>1 881 335</text:p>
          </table:table-cell>
          <table:table-cell office:value-type="float" office:value="1792712" table:style-name="ce7">
            <text:p>1 792 712</text:p>
          </table:table-cell>
          <table:table-cell office:value-type="percentage" office:value="0.95289355696885458" table:style-name="ce8">
            <text:p>95.3%</text:p>
          </table:table-cell>
          <table:table-cell office:value-type="float" office:value="1198254" table:style-name="ce6">
            <text:p>1 198 254</text:p>
          </table:table-cell>
          <table:table-cell office:value-type="float" office:value="617700" table:style-name="ce6">
            <text:p>617 700</text:p>
          </table:table-cell>
          <table:table-cell office:value-type="date" office:date-value="2021-05-27T00:00:00" table:style-name="ce9">
            <text:p>27/05/2021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La Rioja</text:p>
          </table:table-cell>
          <table:table-cell office:value-type="float" office:value="139295" table:style-name="ce6">
            <text:p>139 295</text:p>
          </table:table-cell>
          <table:table-cell office:value-type="float" office:value="19500" table:style-name="ce6">
            <text:p>19 500</text:p>
          </table:table-cell>
          <table:table-cell office:value-type="float" office:value="39600" table:style-name="ce6">
            <text:p>39 600</text:p>
          </table:table-cell>
          <table:table-cell office:value-type="float" office:value="3900" table:style-name="ce6">
            <text:p>3 900</text:p>
          </table:table-cell>
          <table:table-cell office:value-type="float" office:value="202295" table:style-name="ce7">
            <text:p>202 295</text:p>
          </table:table-cell>
          <table:table-cell office:value-type="float" office:value="189382" table:style-name="ce7">
            <text:p>189 382</text:p>
          </table:table-cell>
          <table:table-cell office:value-type="percentage" office:value="0.936167478187795" table:style-name="ce8">
            <text:p>93.6%</text:p>
          </table:table-cell>
          <table:table-cell office:value-type="float" office:value="122360" table:style-name="ce6">
            <text:p>122 360</text:p>
          </table:table-cell>
          <table:table-cell office:value-type="float" office:value="70333" table:style-name="ce6">
            <text:p>70 333</text:p>
          </table:table-cell>
          <table:table-cell office:value-type="date" office:date-value="2021-05-27T00:00:00" table:style-name="ce9">
            <text:p>27/05/2021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Madrid</text:p>
          </table:table-cell>
          <table:table-cell office:value-type="float" office:value="2477985" table:style-name="ce6">
            <text:p>2 477 985</text:p>
          </table:table-cell>
          <table:table-cell office:value-type="float" office:value="364200" table:style-name="ce6">
            <text:p>364 200</text:p>
          </table:table-cell>
          <table:table-cell office:value-type="float" office:value="844700" table:style-name="ce6">
            <text:p>844 700</text:p>
          </table:table-cell>
          <table:table-cell office:value-type="float" office:value="82300" table:style-name="ce6">
            <text:p>82 300</text:p>
          </table:table-cell>
          <table:table-cell office:value-type="float" office:value="3769185" table:style-name="ce7">
            <text:p>3 769 185</text:p>
          </table:table-cell>
          <table:table-cell office:value-type="float" office:value="3457243" table:style-name="ce7">
            <text:p>3 457 243</text:p>
          </table:table-cell>
          <table:table-cell office:value-type="percentage" office:value="0.91723887259447334" table:style-name="ce8">
            <text:p>91.7%</text:p>
          </table:table-cell>
          <table:table-cell office:value-type="float" office:value="2347178" table:style-name="ce6">
            <text:p>2 347 178</text:p>
          </table:table-cell>
          <table:table-cell office:value-type="float" office:value="1164928" table:style-name="ce6">
            <text:p>1 164 928</text:p>
          </table:table-cell>
          <table:table-cell office:value-type="date" office:date-value="2021-05-27T00:00:00" table:style-name="ce9">
            <text:p>27/05/2021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Murcia<text:s/></text:p>
          </table:table-cell>
          <table:table-cell office:value-type="float" office:value="531905" table:style-name="ce6">
            <text:p>531 905</text:p>
          </table:table-cell>
          <table:table-cell office:value-type="float" office:value="77300" table:style-name="ce6">
            <text:p>77 300</text:p>
          </table:table-cell>
          <table:table-cell office:value-type="float" office:value="188100" table:style-name="ce6">
            <text:p>188 100</text:p>
          </table:table-cell>
          <table:table-cell office:value-type="float" office:value="18300" table:style-name="ce6">
            <text:p>18 300</text:p>
          </table:table-cell>
          <table:table-cell office:value-type="float" office:value="815605" table:style-name="ce7">
            <text:p>815 605</text:p>
          </table:table-cell>
          <table:table-cell office:value-type="float" office:value="718396" table:style-name="ce7">
            <text:p>718 396</text:p>
          </table:table-cell>
          <table:table-cell office:value-type="percentage" office:value="0.88081362914646177" table:style-name="ce8">
            <text:p>88.1%</text:p>
          </table:table-cell>
          <table:table-cell office:value-type="float" office:value="471245" table:style-name="ce6">
            <text:p>471 245</text:p>
          </table:table-cell>
          <table:table-cell office:value-type="float" office:value="256845" table:style-name="ce6">
            <text:p>256 845</text:p>
          </table:table-cell>
          <table:table-cell office:value-type="date" office:date-value="2021-05-27T00:00:00" table:style-name="ce9">
            <text:p>27/05/2021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Navarra</text:p>
          </table:table-cell>
          <table:table-cell office:value-type="float" office:value="267495" table:style-name="ce6">
            <text:p>267 495</text:p>
          </table:table-cell>
          <table:table-cell office:value-type="float" office:value="38800" table:style-name="ce6">
            <text:p>38 800</text:p>
          </table:table-cell>
          <table:table-cell office:value-type="float" office:value="82300" table:style-name="ce6">
            <text:p>82 300</text:p>
          </table:table-cell>
          <table:table-cell office:value-type="float" office:value="8050" table:style-name="ce6">
            <text:p>8 050</text:p>
          </table:table-cell>
          <table:table-cell office:value-type="float" office:value="396645" table:style-name="ce7">
            <text:p>396 645</text:p>
          </table:table-cell>
          <table:table-cell office:value-type="float" office:value="382640" table:style-name="ce7">
            <text:p>382 640</text:p>
          </table:table-cell>
          <table:table-cell office:value-type="percentage" office:value="0.96469134868711315" table:style-name="ce8">
            <text:p>96.5%</text:p>
          </table:table-cell>
          <table:table-cell office:value-type="float" office:value="256098" table:style-name="ce6">
            <text:p>256 098</text:p>
          </table:table-cell>
          <table:table-cell office:value-type="float" office:value="134801" table:style-name="ce6">
            <text:p>134 801</text:p>
          </table:table-cell>
          <table:table-cell office:value-type="date" office:date-value="2021-05-27T00:00:00" table:style-name="ce9">
            <text:p>27/05/2021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País Vasco</text:p>
          </table:table-cell>
          <table:table-cell office:value-type="float" office:value="965070" table:style-name="ce6">
            <text:p>965 070</text:p>
          </table:table-cell>
          <table:table-cell office:value-type="float" office:value="136200" table:style-name="ce6">
            <text:p>136 200</text:p>
          </table:table-cell>
          <table:table-cell office:value-type="float" office:value="276500" table:style-name="ce6">
            <text:p>276 500</text:p>
          </table:table-cell>
          <table:table-cell office:value-type="float" office:value="26950" table:style-name="ce6">
            <text:p>26 950</text:p>
          </table:table-cell>
          <table:table-cell office:value-type="float" office:value="1404720" table:style-name="ce7">
            <text:p>1 404 720</text:p>
          </table:table-cell>
          <table:table-cell office:value-type="float" office:value="1329094" table:style-name="ce7">
            <text:p>1 329 094</text:p>
          </table:table-cell>
          <table:table-cell office:value-type="percentage" office:value="0.94616293638589899" table:style-name="ce8">
            <text:p>94.6%</text:p>
          </table:table-cell>
          <table:table-cell office:value-type="float" office:value="912682" table:style-name="ce6">
            <text:p>912 682</text:p>
          </table:table-cell>
          <table:table-cell office:value-type="float" office:value="439797" table:style-name="ce6">
            <text:p>439 797</text:p>
          </table:table-cell>
          <table:table-cell office:value-type="date" office:date-value="2021-05-27T00:00:00" table:style-name="ce9">
            <text:p>27/05/2021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Ceuta</text:p>
          </table:table-cell>
          <table:table-cell office:value-type="float" office:value="24210" table:style-name="ce6">
            <text:p>24 210</text:p>
          </table:table-cell>
          <table:table-cell office:value-type="float" office:value="3800" table:style-name="ce6">
            <text:p>3 800</text:p>
          </table:table-cell>
          <table:table-cell office:value-type="float" office:value="11000" table:style-name="ce6">
            <text:p>11 000</text:p>
          </table:table-cell>
          <table:table-cell office:value-type="float" office:value="1050" table:style-name="ce6">
            <text:p>1 050</text:p>
          </table:table-cell>
          <table:table-cell office:value-type="float" office:value="40060" table:style-name="ce7">
            <text:p>40 060</text:p>
          </table:table-cell>
          <table:table-cell office:value-type="float" office:value="37981" table:style-name="ce7">
            <text:p>37 981</text:p>
          </table:table-cell>
          <table:table-cell office:value-type="percentage" office:value="0.94810284573140291" table:style-name="ce8">
            <text:p>94.8%</text:p>
          </table:table-cell>
          <table:table-cell office:value-type="float" office:value="29331" table:style-name="ce6">
            <text:p>29 331</text:p>
          </table:table-cell>
          <table:table-cell office:value-type="float" office:value="9427" table:style-name="ce6">
            <text:p>9 427</text:p>
          </table:table-cell>
          <table:table-cell office:value-type="date" office:date-value="2021-05-27T00:00:00" table:style-name="ce9">
            <text:p>27/05/2021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Melilla</text:p>
          </table:table-cell>
          <table:table-cell office:value-type="float" office:value="24210" table:style-name="ce6">
            <text:p>24 210</text:p>
          </table:table-cell>
          <table:table-cell office:value-type="float" office:value="3700" table:style-name="ce6">
            <text:p>3 700</text:p>
          </table:table-cell>
          <table:table-cell office:value-type="float" office:value="11000" table:style-name="ce6">
            <text:p>11 000</text:p>
          </table:table-cell>
          <table:table-cell office:value-type="float" office:value="1050" table:style-name="ce6">
            <text:p>1 050</text:p>
          </table:table-cell>
          <table:table-cell office:value-type="float" office:value="39960" table:style-name="ce7">
            <text:p>39 960</text:p>
          </table:table-cell>
          <table:table-cell office:value-type="float" office:value="37873" table:style-name="ce7">
            <text:p>37 873</text:p>
          </table:table-cell>
          <table:table-cell office:value-type="percentage" office:value="0.94777277277277272" table:style-name="ce8">
            <text:p>94.8%</text:p>
          </table:table-cell>
          <table:table-cell office:value-type="float" office:value="28120" table:style-name="ce6">
            <text:p>28 120</text:p>
          </table:table-cell>
          <table:table-cell office:value-type="float" office:value="10733" table:style-name="ce6">
            <text:p>10 733</text:p>
          </table:table-cell>
          <table:table-cell office:value-type="date" office:date-value="2021-05-27T00:00:00" table:style-name="ce9">
            <text:p>27/05/2021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Fuerzas Armadas</text:p>
          </table:table-cell>
          <table:table-cell office:value-type="float" office:value="21840" table:style-name="ce6">
            <text:p>21 840</text:p>
          </table:table-cell>
          <table:table-cell office:value-type="float" office:value="3400" table:style-name="ce6">
            <text:p>3 400</text:p>
          </table:table-cell>
          <table:table-cell office:value-type="float" office:value="66100" table:style-name="ce6">
            <text:p>66 100</text:p>
          </table:table-cell>
          <table:table-cell office:value-type="float" office:value="0" table:style-name="ce6">
            <text:p>0</text:p>
          </table:table-cell>
          <table:table-cell office:value-type="float" office:value="91340" table:style-name="ce7">
            <text:p>91 340</text:p>
          </table:table-cell>
          <table:table-cell office:value-type="float" office:value="80412" table:style-name="ce7">
            <text:p>80 412</text:p>
          </table:table-cell>
          <table:table-cell office:value-type="percentage" office:value="0.88035909787606748" table:style-name="ce8">
            <text:p>88.0%</text:p>
          </table:table-cell>
          <table:table-cell office:value-type="float" office:value="69366" table:style-name="ce6">
            <text:p>69 366</text:p>
          </table:table-cell>
          <table:table-cell office:value-type="float" office:value="11046" table:style-name="ce6">
            <text:p>11 046</text:p>
          </table:table-cell>
          <table:table-cell office:value-type="date" office:date-value="2021-05-27T00:00:00" table:style-name="ce9">
            <text:p>27/05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Totales</text:p>
          </table:table-cell>
          <table:table-cell office:value-type="float" office:value="18764655" table:style-name="ce12">
            <text:p>18 764 655</text:p>
          </table:table-cell>
          <table:table-cell office:value-type="float" office:value="2709000" table:style-name="ce13">
            <text:p>2 709 000</text:p>
          </table:table-cell>
          <table:table-cell office:value-type="float" office:value="5975400" table:style-name="ce14">
            <text:p>5 975 400</text:p>
          </table:table-cell>
          <table:table-cell office:value-type="float" office:value="575825" table:style-name="ce15">
            <text:p>575 825</text:p>
          </table:table-cell>
          <table:table-cell office:value-type="float" office:value="28024880" table:style-name="ce16">
            <text:p>28 024 880</text:p>
          </table:table-cell>
          <table:table-cell office:value-type="float" office:value="26133689" table:style-name="ce16">
            <text:p>26 133 689</text:p>
          </table:table-cell>
          <table:table-cell office:value-type="percentage" office:value="0.93251742737167831" table:style-name="ce17">
            <text:p>93.3%</text:p>
          </table:table-cell>
          <table:table-cell office:value-type="float" office:value="17707320" table:style-name="ce16">
            <text:p>17 707 320</text:p>
          </table:table-cell>
          <table:table-cell office:value-type="float" office:value="8804363" table:style-name="ce16">
            <text:p>8 804 363</text:p>
          </table:table-cell>
          <table:table-cell table:style-name="ce16"/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3">
          <table:table-cell table:number-columns-spanned="10" table:number-rows-spanned="1" table:style-name="ce20"/>
          <table:covered-table-cell table:number-columns-repeated="9"/>
          <table:table-cell table:number-columns-repeated="16374" table:style-name="ce10"/>
        </table:table-row>
        <table:table-row table:style-name="ro4">
          <table:table-cell table:style-name="ce19"/>
          <table:table-cell table:number-columns-repeated="16383" table:style-name="ce10"/>
        </table:table-row>
        <table:table-row table:number-rows-repeated="1048551" table:style-name="ro2">
          <table:table-cell table:number-columns-repeated="16384"/>
        </table:table-row>
      </table:table>
      <table:table table:name="Institucionalizados" table:style-name="ta2">
        <table:table-column table:style-name="co4" table:default-cell-style-name="ce18"/>
        <table:table-column table:style-name="co5" table:number-columns-repeated="5" table:default-cell-style-name="ce18"/>
        <table:table-column table:style-name="co3" table:number-columns-repeated="16378" table:default-cell-style-name="ce18"/>
        <table:table-row table:style-name="ro5">
          <table:table-cell table:style-name="ce21"/>
          <table:table-cell office:value-type="string" table:style-name="ce22">
            <text:p>Denominador Poblacional CCAA</text:p>
          </table:table-cell>
          <table:table-cell office:value-type="string" table:style-name="ce22">
            <text:p>Persona institucionalizada con al menos 1 dosis (2)</text:p>
          </table:table-cell>
          <table:table-cell office:value-type="string" table:style-name="ce22">
            <text:p>Persona institucionalizada  Pauta Completa (2)<text:s/></text:p>
          </table:table-cell>
          <table:table-cell office:value-type="string" table:style-name="ce22">
            <text:p>% Con al menos 1 dosis sobre Denominador Poblacional CCAA</text:p>
          </table:table-cell>
          <table:table-cell office:value-type="string" table:style-name="ce22">
            <text:p>% Pautas Completas sobre Denominador Poblacional CCAA</text:p>
          </table:table-cell>
          <table:table-cell table:number-columns-repeated="16378"/>
        </table:table-row>
        <table:table-row table:style-name="ro4">
          <table:table-cell office:value-type="string" table:style-name="ce23">
            <text:p>Andalucía</text:p>
          </table:table-cell>
          <table:table-cell office:value-type="float" office:value="41865" table:style-name="ce24">
            <text:p>41 865</text:p>
          </table:table-cell>
          <table:table-cell office:value-type="float" office:value="41865" table:style-name="ce24">
            <text:p>41 865</text:p>
          </table:table-cell>
          <table:table-cell office:value-type="float" office:value="40282" table:style-name="ce24">
            <text:p>40 282</text:p>
          </table:table-cell>
          <table:table-cell office:value-type="percentage" office:value="1" table:style-name="ce25">
            <text:p>100.0%</text:p>
          </table:table-cell>
          <table:table-cell office:value-type="percentage" office:value="0.9621879851904932" table:style-name="ce25">
            <text:p>96.2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Aragón</text:p>
          </table:table-cell>
          <table:table-cell office:value-type="float" office:value="18578" table:style-name="ce6">
            <text:p>18 578</text:p>
          </table:table-cell>
          <table:table-cell office:value-type="float" office:value="18557" table:style-name="ce6">
            <text:p>18 557</text:p>
          </table:table-cell>
          <table:table-cell office:value-type="float" office:value="17875" table:style-name="ce6">
            <text:p>17 875</text:p>
          </table:table-cell>
          <table:table-cell office:value-type="percentage" office:value="0.99886963074604374" table:style-name="ce26">
            <text:p>99.9%</text:p>
          </table:table-cell>
          <table:table-cell office:value-type="percentage" office:value="0.96215954354612987" table:style-name="ce26">
            <text:p>96.2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Asturias<text:s/></text:p>
          </table:table-cell>
          <table:table-cell office:value-type="float" office:value="11948" table:style-name="ce6">
            <text:p>11 948</text:p>
          </table:table-cell>
          <table:table-cell office:value-type="float" office:value="11755" table:style-name="ce6">
            <text:p>11 755</text:p>
          </table:table-cell>
          <table:table-cell office:value-type="float" office:value="11168" table:style-name="ce6">
            <text:p>11 168</text:p>
          </table:table-cell>
          <table:table-cell office:value-type="percentage" office:value="0.98384666889856043" table:style-name="ce26">
            <text:p>98.4%</text:p>
          </table:table-cell>
          <table:table-cell office:value-type="percentage" office:value="0.93471710746568459" table:style-name="ce26">
            <text:p>93.5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Baleares</text:p>
          </table:table-cell>
          <table:table-cell office:value-type="float" office:value="5496" table:style-name="ce6">
            <text:p>5 496</text:p>
          </table:table-cell>
          <table:table-cell office:value-type="float" office:value="5456" table:style-name="ce6">
            <text:p>5 456</text:p>
          </table:table-cell>
          <table:table-cell office:value-type="float" office:value="5202" table:style-name="ce6">
            <text:p>5 202</text:p>
          </table:table-cell>
          <table:table-cell office:value-type="percentage" office:value="0.99272197962154296" table:style-name="ce26">
            <text:p>99.3%</text:p>
          </table:table-cell>
          <table:table-cell office:value-type="percentage" office:value="0.94650655021834063" table:style-name="ce26">
            <text:p>94.7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narias</text:p>
          </table:table-cell>
          <table:table-cell office:value-type="float" office:value="10862" table:style-name="ce6">
            <text:p>10 862</text:p>
          </table:table-cell>
          <table:table-cell office:value-type="float" office:value="10862" table:style-name="ce6">
            <text:p>10 862</text:p>
          </table:table-cell>
          <table:table-cell office:value-type="float" office:value="9890" table:style-name="ce6">
            <text:p>9 890</text:p>
          </table:table-cell>
          <table:table-cell office:value-type="percentage" office:value="1" table:style-name="ce26">
            <text:p>100.0%</text:p>
          </table:table-cell>
          <table:table-cell office:value-type="percentage" office:value="0.91051371754741295" table:style-name="ce26">
            <text:p>91.1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ntabria</text:p>
          </table:table-cell>
          <table:table-cell office:value-type="float" office:value="7470" table:style-name="ce6">
            <text:p>7 470</text:p>
          </table:table-cell>
          <table:table-cell office:value-type="float" office:value="7205" table:style-name="ce6">
            <text:p>7 205</text:p>
          </table:table-cell>
          <table:table-cell office:value-type="float" office:value="7026" table:style-name="ce6">
            <text:p>7 026</text:p>
          </table:table-cell>
          <table:table-cell office:value-type="percentage" office:value="0.96452476572958501" table:style-name="ce26">
            <text:p>96.5%</text:p>
          </table:table-cell>
          <table:table-cell office:value-type="percentage" office:value="0.94056224899598395" table:style-name="ce26">
            <text:p>94.1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stilla y Leon<text:s/></text:p>
          </table:table-cell>
          <table:table-cell office:value-type="float" office:value="46500" table:style-name="ce6">
            <text:p>46 500</text:p>
          </table:table-cell>
          <table:table-cell office:value-type="float" office:value="46312" table:style-name="ce6">
            <text:p>46 312</text:p>
          </table:table-cell>
          <table:table-cell office:value-type="float" office:value="44765" table:style-name="ce6">
            <text:p>44 765</text:p>
          </table:table-cell>
          <table:table-cell office:value-type="percentage" office:value="0.9959569892473118" table:style-name="ce26">
            <text:p>99.6%</text:p>
          </table:table-cell>
          <table:table-cell office:value-type="percentage" office:value="0.95913978494623653" table:style-name="ce26">
            <text:p>95.9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stilla - La Mancha</text:p>
          </table:table-cell>
          <table:table-cell office:value-type="float" office:value="25566" table:style-name="ce6">
            <text:p>25 566</text:p>
          </table:table-cell>
          <table:table-cell office:value-type="float" office:value="25525" table:style-name="ce6">
            <text:p>25 525</text:p>
          </table:table-cell>
          <table:table-cell office:value-type="float" office:value="24325" table:style-name="ce6">
            <text:p>24 325</text:p>
          </table:table-cell>
          <table:table-cell office:value-type="percentage" office:value="0.99839630759602593" table:style-name="ce26">
            <text:p>99.8%</text:p>
          </table:table-cell>
          <table:table-cell office:value-type="percentage" office:value="0.95145896894312754" table:style-name="ce26">
            <text:p>95.1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taluña</text:p>
          </table:table-cell>
          <table:table-cell office:value-type="float" office:value="80293" table:style-name="ce6">
            <text:p>80 293</text:p>
          </table:table-cell>
          <table:table-cell office:value-type="float" office:value="80293" table:style-name="ce6">
            <text:p>80 293</text:p>
          </table:table-cell>
          <table:table-cell office:value-type="float" office:value="70077" table:style-name="ce6">
            <text:p>70 077</text:p>
          </table:table-cell>
          <table:table-cell office:value-type="percentage" office:value="1" table:style-name="ce26">
            <text:p>100.0%</text:p>
          </table:table-cell>
          <table:table-cell office:value-type="percentage" office:value="0.87276599454497905" table:style-name="ce26">
            <text:p>87.3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. Valenciana</text:p>
          </table:table-cell>
          <table:table-cell office:value-type="float" office:value="30297" table:style-name="ce6">
            <text:p>30 297</text:p>
          </table:table-cell>
          <table:table-cell office:value-type="float" office:value="30297" table:style-name="ce6">
            <text:p>30 297</text:p>
          </table:table-cell>
          <table:table-cell office:value-type="float" office:value="28226" table:style-name="ce6">
            <text:p>28 226</text:p>
          </table:table-cell>
          <table:table-cell office:value-type="percentage" office:value="1" table:style-name="ce26">
            <text:p>100.0%</text:p>
          </table:table-cell>
          <table:table-cell office:value-type="percentage" office:value="0.93164339703601018" table:style-name="ce26">
            <text:p>93.2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Extremadura</text:p>
          </table:table-cell>
          <table:table-cell office:value-type="float" office:value="15276" table:style-name="ce6">
            <text:p>15 276</text:p>
          </table:table-cell>
          <table:table-cell office:value-type="float" office:value="15252" table:style-name="ce6">
            <text:p>15 252</text:p>
          </table:table-cell>
          <table:table-cell office:value-type="float" office:value="14272" table:style-name="ce6">
            <text:p>14 272</text:p>
          </table:table-cell>
          <table:table-cell office:value-type="percentage" office:value="0.99842890809112328" table:style-name="ce26">
            <text:p>99.8%</text:p>
          </table:table-cell>
          <table:table-cell office:value-type="percentage" office:value="0.93427598847865934" table:style-name="ce26">
            <text:p>93.4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Galicia</text:p>
          </table:table-cell>
          <table:table-cell office:value-type="float" office:value="23800" table:style-name="ce6">
            <text:p>23 800</text:p>
          </table:table-cell>
          <table:table-cell office:value-type="float" office:value="23700" table:style-name="ce6">
            <text:p>23 700</text:p>
          </table:table-cell>
          <table:table-cell office:value-type="float" office:value="23088" table:style-name="ce6">
            <text:p>23 088</text:p>
          </table:table-cell>
          <table:table-cell office:value-type="percentage" office:value="0.99579831932773111" table:style-name="ce26">
            <text:p>99.6%</text:p>
          </table:table-cell>
          <table:table-cell office:value-type="percentage" office:value="0.97008403361344542" table:style-name="ce26">
            <text:p>97.0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La Rioja</text:p>
          </table:table-cell>
          <table:table-cell office:value-type="float" office:value="3390" table:style-name="ce6">
            <text:p>3 390</text:p>
          </table:table-cell>
          <table:table-cell office:value-type="float" office:value="3390" table:style-name="ce6">
            <text:p>3 390</text:p>
          </table:table-cell>
          <table:table-cell office:value-type="float" office:value="3295" table:style-name="ce6">
            <text:p>3 295</text:p>
          </table:table-cell>
          <table:table-cell office:value-type="percentage" office:value="1" table:style-name="ce26">
            <text:p>100.0%</text:p>
          </table:table-cell>
          <table:table-cell office:value-type="percentage" office:value="0.971976401179941" table:style-name="ce26">
            <text:p>97.2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Madrid</text:p>
          </table:table-cell>
          <table:table-cell office:value-type="float" office:value="52604" table:style-name="ce6">
            <text:p>52 604</text:p>
          </table:table-cell>
          <table:table-cell office:value-type="float" office:value="52604" table:style-name="ce6">
            <text:p>52 604</text:p>
          </table:table-cell>
          <table:table-cell office:value-type="float" office:value="50860" table:style-name="ce6">
            <text:p>50 860</text:p>
          </table:table-cell>
          <table:table-cell office:value-type="percentage" office:value="1" table:style-name="ce26">
            <text:p>100.0%</text:p>
          </table:table-cell>
          <table:table-cell office:value-type="percentage" office:value="0.96684662763287965" table:style-name="ce26">
            <text:p>96.7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Murcia<text:s/></text:p>
          </table:table-cell>
          <table:table-cell office:value-type="float" office:value="11885" table:style-name="ce6">
            <text:p>11 885</text:p>
          </table:table-cell>
          <table:table-cell office:value-type="float" office:value="11482" table:style-name="ce6">
            <text:p>11 482</text:p>
          </table:table-cell>
          <table:table-cell office:value-type="float" office:value="11047" table:style-name="ce6">
            <text:p>11 047</text:p>
          </table:table-cell>
          <table:table-cell office:value-type="percentage" office:value="0.96609171224232226" table:style-name="ce26">
            <text:p>96.6%</text:p>
          </table:table-cell>
          <table:table-cell office:value-type="percentage" office:value="0.92949095498527556" table:style-name="ce26">
            <text:p>92.9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Navarra</text:p>
          </table:table-cell>
          <table:table-cell office:value-type="float" office:value="8386" table:style-name="ce6">
            <text:p>8 386</text:p>
          </table:table-cell>
          <table:table-cell office:value-type="float" office:value="8386" table:style-name="ce6">
            <text:p>8 386</text:p>
          </table:table-cell>
          <table:table-cell office:value-type="float" office:value="8235" table:style-name="ce6">
            <text:p>8 235</text:p>
          </table:table-cell>
          <table:table-cell office:value-type="percentage" office:value="1" table:style-name="ce26">
            <text:p>100.0%</text:p>
          </table:table-cell>
          <table:table-cell office:value-type="percentage" office:value="0.98199379918912477" table:style-name="ce26">
            <text:p>98.2%</text:p>
          </table:table-cell>
          <table:table-cell table:number-columns-repeated="16378" table:style-name="ce18"/>
        </table:table-row>
        <table:table-row table:style-name="ro4">
          <table:table-cell office:value-type="string" table:style-name="ce5">
            <text:p>País Vasco</text:p>
          </table:table-cell>
          <table:table-cell office:value-type="float" office:value="24361" table:style-name="ce6">
            <text:p>24 361</text:p>
          </table:table-cell>
          <table:table-cell office:value-type="float" office:value="24361" table:style-name="ce6">
            <text:p>24 361</text:p>
          </table:table-cell>
          <table:table-cell office:value-type="float" office:value="20749" table:style-name="ce6">
            <text:p>20 749</text:p>
          </table:table-cell>
          <table:table-cell office:value-type="percentage" office:value="1" table:style-name="ce26">
            <text:p>100.0%</text:p>
          </table:table-cell>
          <table:table-cell office:value-type="percentage" office:value="0.86350322202694785" table:style-name="ce26">
            <text:p>86.4%</text:p>
          </table:table-cell>
          <table:table-cell table:number-columns-repeated="16378" table:style-name="ce18"/>
        </table:table-row>
        <table:table-row table:style-name="ro4">
          <table:table-cell office:value-type="string" table:style-name="ce5">
            <text:p>Ceuta</text:p>
          </table:table-cell>
          <table:table-cell office:value-type="float" office:value="198" table:style-name="ce6">
            <text:p>198</text:p>
          </table:table-cell>
          <table:table-cell office:value-type="float" office:value="196" table:style-name="ce6">
            <text:p>196</text:p>
          </table:table-cell>
          <table:table-cell office:value-type="float" office:value="192" table:style-name="ce6">
            <text:p>192</text:p>
          </table:table-cell>
          <table:table-cell office:value-type="percentage" office:value="0.98989898989898994" table:style-name="ce26">
            <text:p>99.0%</text:p>
          </table:table-cell>
          <table:table-cell office:value-type="percentage" office:value="0.96969696969696972" table:style-name="ce26">
            <text:p>97.0%</text:p>
          </table:table-cell>
          <table:table-cell table:number-columns-repeated="16378" table:style-name="ce18"/>
        </table:table-row>
        <table:table-row table:style-name="ro4">
          <table:table-cell office:value-type="string" table:style-name="ce5">
            <text:p>Melilla</text:p>
          </table:table-cell>
          <table:table-cell office:value-type="float" office:value="334" table:style-name="ce6">
            <text:p>334</text:p>
          </table:table-cell>
          <table:table-cell office:value-type="float" office:value="334" table:style-name="ce6">
            <text:p>334</text:p>
          </table:table-cell>
          <table:table-cell office:value-type="float" office:value="326" table:style-name="ce6">
            <text:p>326</text:p>
          </table:table-cell>
          <table:table-cell office:value-type="percentage" office:value="1" table:style-name="ce26">
            <text:p>100.0%</text:p>
          </table:table-cell>
          <table:table-cell office:value-type="percentage" office:value="0.9760479041916168" table:style-name="ce26">
            <text:p>97.6%</text:p>
          </table:table-cell>
          <table:table-cell table:number-columns-repeated="16378" table:style-name="ce18"/>
        </table:table-row>
        <table:table-row table:style-name="ro4">
          <table:table-cell office:value-type="string" table:style-name="ce11">
            <text:p>Totales</text:p>
          </table:table-cell>
          <table:table-cell office:value-type="float" office:value="419109" table:style-name="ce16">
            <text:p>419 109</text:p>
          </table:table-cell>
          <table:table-cell office:value-type="float" office:value="417832" table:style-name="ce16">
            <text:p>417 832</text:p>
          </table:table-cell>
          <table:table-cell office:value-type="float" office:value="390900" table:style-name="ce16">
            <text:p>390 900</text:p>
          </table:table-cell>
          <table:table-cell office:value-type="percentage" office:value="0.99695305994383321" table:style-name="ce27">
            <text:p>99.7%</text:p>
          </table:table-cell>
          <table:table-cell office:value-type="percentage" office:value="0.93269292713828622" table:style-name="ce27">
            <text:p>93.3%</text:p>
          </table:table-cell>
          <table:table-cell table:number-columns-repeated="16378" table:style-name="ce18"/>
        </table:table-row>
        <table:table-row table:style-name="ro4">
          <table:table-cell table:number-columns-repeated="16384"/>
        </table:table-row>
        <table:table-row table:style-name="ro6">
          <table:table-cell table:number-columns-spanned="10" table:number-rows-spanned="1" table:style-name="ce20"/>
          <table:covered-table-cell table:number-columns-repeated="9"/>
          <table:table-cell table:number-columns-repeated="16374"/>
        </table:table-row>
        <table:table-row table:number-rows-repeated="3" table:style-name="ro4">
          <table:table-cell table:number-columns-repeated="16384"/>
        </table:table-row>
        <table:table-row table:style-name="ro4">
          <table:table-cell table:number-columns-repeated="5" table:style-name="ce18"/>
          <table:table-cell office:value-type="float" office:value="804960" table:formula="of:=814320-9360" table:style-name="ce18">
            <text:p>804960</text:p>
          </table:table-cell>
          <table:table-cell table:number-columns-repeated="16378" table:style-name="ce18"/>
        </table:table-row>
        <table:table-row table:number-rows-repeated="1048549" table:style-name="ro4">
          <table:table-cell table:number-columns-repeated="16384"/>
        </table:table-row>
      </table:table>
      <table:table table:name="Mayores_de_60_años" table:style-name="ta1">
        <table:table-column table:style-name="co6" table:default-cell-style-name="ce18"/>
        <table:table-column table:style-name="co5" table:number-columns-repeated="5" table:default-cell-style-name="ce18"/>
        <table:table-column table:style-name="co3" table:number-columns-repeated="16378" table:default-cell-style-name="ce18"/>
        <table:table-row table:style-name="ro7">
          <table:table-cell table:style-name="ce21"/>
          <table:table-cell office:value-type="string" table:style-name="ce28">
            <text:p>Población a vacunar mayor de 60 años</text:p>
          </table:table-cell>
          <table:table-cell office:value-type="string" table:style-name="ce28">
            <text:p>Nº Personas con 1 dosis</text:p>
          </table:table-cell>
          <table:table-cell office:value-type="string" table:style-name="ce28">
            <text:p>% 1ª dosis</text:p>
          </table:table-cell>
          <table:table-cell office:value-type="string" table:style-name="ce28">
            <text:p>Nº Personas con pauta completa</text:p>
          </table:table-cell>
          <table:table-cell office:value-type="string" table:style-name="ce28">
            <text:p>% personas con pauta completa</text:p>
          </table:table-cell>
          <table:table-cell office:value-type="string" table:style-name="ce28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4">
          <table:table-cell office:value-type="string" table:style-name="ce23">
            <text:p>Andalucía</text:p>
          </table:table-cell>
          <table:table-cell office:value-type="float" office:value="1980044" table:style-name="ce24">
            <text:p>1 980 044</text:p>
          </table:table-cell>
          <table:table-cell office:value-type="float" office:value="1883753" table:style-name="ce24">
            <text:p>1 883 753</text:p>
          </table:table-cell>
          <table:table-cell office:value-type="percentage" office:value="0.95136926250123732" table:style-name="ce29">
            <text:p>95.1%</text:p>
          </table:table-cell>
          <table:table-cell office:value-type="float" office:value="1182388" table:style-name="ce24">
            <text:p>1 182 388</text:p>
          </table:table-cell>
          <table:table-cell office:value-type="percentage" office:value="0.59715238651262292" table:style-name="ce29">
            <text:p>59.7%</text:p>
          </table:table-cell>
          <table:table-cell office:value-type="date" office:date-value="2021-05-27T00:00:00" table:style-name="ce30">
            <text:p>27/05/2021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Aragón</text:p>
          </table:table-cell>
          <table:table-cell office:value-type="float" office:value="374129" table:style-name="ce6">
            <text:p>374 129</text:p>
          </table:table-cell>
          <table:table-cell office:value-type="float" office:value="357632" table:style-name="ce6">
            <text:p>357 632</text:p>
          </table:table-cell>
          <table:table-cell office:value-type="percentage" office:value="0.95590558336830345" table:style-name="ce31">
            <text:p>95.6%</text:p>
          </table:table-cell>
          <table:table-cell office:value-type="float" office:value="244467" table:style-name="ce6">
            <text:p>244 467</text:p>
          </table:table-cell>
          <table:table-cell office:value-type="percentage" office:value="0.6534296993817641" table:style-name="ce31">
            <text:p>65.3%</text:p>
          </table:table-cell>
          <table:table-cell office:value-type="date" office:date-value="2021-05-27T00:00:00" table:style-name="ce9">
            <text:p>27/05/2021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Asturias<text:s/></text:p>
          </table:table-cell>
          <table:table-cell office:value-type="float" office:value="346727" table:style-name="ce6">
            <text:p>346 727</text:p>
          </table:table-cell>
          <table:table-cell office:value-type="float" office:value="335468" table:style-name="ce6">
            <text:p>335 468</text:p>
          </table:table-cell>
          <table:table-cell office:value-type="percentage" office:value="0.96752776680212382" table:style-name="ce31">
            <text:p>96.8%</text:p>
          </table:table-cell>
          <table:table-cell office:value-type="float" office:value="210025" table:style-name="ce6">
            <text:p>210 025</text:p>
          </table:table-cell>
          <table:table-cell office:value-type="percentage" office:value="0.6057359248053944" table:style-name="ce31">
            <text:p>60.6%</text:p>
          </table:table-cell>
          <table:table-cell office:value-type="date" office:date-value="2021-05-27T00:00:00" table:style-name="ce9">
            <text:p>27/05/2021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Baleares</text:p>
          </table:table-cell>
          <table:table-cell office:value-type="float" office:value="247289" table:style-name="ce6">
            <text:p>247 289</text:p>
          </table:table-cell>
          <table:table-cell office:value-type="float" office:value="220053" table:style-name="ce6">
            <text:p>220 053</text:p>
          </table:table-cell>
          <table:table-cell office:value-type="percentage" office:value="0.88986165983929733" table:style-name="ce31">
            <text:p>89.0%</text:p>
          </table:table-cell>
          <table:table-cell office:value-type="float" office:value="123620" table:style-name="ce6">
            <text:p>123 620</text:p>
          </table:table-cell>
          <table:table-cell office:value-type="percentage" office:value="0.49990092563761429" table:style-name="ce31">
            <text:p>50.0%</text:p>
          </table:table-cell>
          <table:table-cell office:value-type="date" office:date-value="2021-05-27T00:00:00" table:style-name="ce9">
            <text:p>27/05/2021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Canarias</text:p>
          </table:table-cell>
          <table:table-cell office:value-type="float" office:value="479859" table:style-name="ce6">
            <text:p>479 859</text:p>
          </table:table-cell>
          <table:table-cell office:value-type="float" office:value="431886" table:style-name="ce6">
            <text:p>431 886</text:p>
          </table:table-cell>
          <table:table-cell office:value-type="percentage" office:value="0.90002688289685095" table:style-name="ce31">
            <text:p>90.0%</text:p>
          </table:table-cell>
          <table:table-cell office:value-type="float" office:value="234317" table:style-name="ce6">
            <text:p>234 317</text:p>
          </table:table-cell>
          <table:table-cell office:value-type="percentage" office:value="0.48830385592434444" table:style-name="ce31">
            <text:p>48.8%</text:p>
          </table:table-cell>
          <table:table-cell office:value-type="date" office:date-value="2021-05-27T00:00:00" table:style-name="ce9">
            <text:p>27/05/2021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Cantabria</text:p>
          </table:table-cell>
          <table:table-cell office:value-type="float" office:value="171453" table:style-name="ce6">
            <text:p>171 453</text:p>
          </table:table-cell>
          <table:table-cell office:value-type="float" office:value="167194" table:style-name="ce6">
            <text:p>167 194</text:p>
          </table:table-cell>
          <table:table-cell office:value-type="percentage" office:value="0.97515937312266332" table:style-name="ce31">
            <text:p>97.5%</text:p>
          </table:table-cell>
          <table:table-cell office:value-type="float" office:value="101159" table:style-name="ce6">
            <text:p>101 159</text:p>
          </table:table-cell>
          <table:table-cell office:value-type="percentage" office:value="0.59001009022880901" table:style-name="ce31">
            <text:p>59.0%</text:p>
          </table:table-cell>
          <table:table-cell office:value-type="date" office:date-value="2021-05-27T00:00:00" table:style-name="ce9">
            <text:p>27/05/2021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Castilla y Leon<text:s/></text:p>
          </table:table-cell>
          <table:table-cell office:value-type="float" office:value="787642" table:style-name="ce6">
            <text:p>787 642</text:p>
          </table:table-cell>
          <table:table-cell office:value-type="float" office:value="774405" table:style-name="ce6">
            <text:p>774 405</text:p>
          </table:table-cell>
          <table:table-cell office:value-type="percentage" office:value="0.98319414150083417" table:style-name="ce31">
            <text:p>98.3%</text:p>
          </table:table-cell>
          <table:table-cell office:value-type="float" office:value="536858" table:style-name="ce6">
            <text:p>536 858</text:p>
          </table:table-cell>
          <table:table-cell office:value-type="percentage" office:value="0.68160153978584181" table:style-name="ce31">
            <text:p>68.2%</text:p>
          </table:table-cell>
          <table:table-cell office:value-type="date" office:date-value="2021-05-27T00:00:00" table:style-name="ce9">
            <text:p>27/05/2021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Castilla - La Mancha</text:p>
          </table:table-cell>
          <table:table-cell office:value-type="float" office:value="512739" table:style-name="ce6">
            <text:p>512 739</text:p>
          </table:table-cell>
          <table:table-cell office:value-type="float" office:value="496201" table:style-name="ce6">
            <text:p>496 201</text:p>
          </table:table-cell>
          <table:table-cell office:value-type="percentage" office:value="0.96774577319064869" table:style-name="ce31">
            <text:p>96.8%</text:p>
          </table:table-cell>
          <table:table-cell office:value-type="float" office:value="316248" table:style-name="ce6">
            <text:p>316 248</text:p>
          </table:table-cell>
          <table:table-cell office:value-type="percentage" office:value="0.61678163744127124" table:style-name="ce31">
            <text:p>61.7%</text:p>
          </table:table-cell>
          <table:table-cell office:value-type="date" office:date-value="2021-05-27T00:00:00" table:style-name="ce9">
            <text:p>27/05/2021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Cataluña</text:p>
          </table:table-cell>
          <table:table-cell office:value-type="float" office:value="1920072" table:style-name="ce6">
            <text:p>1 920 072</text:p>
          </table:table-cell>
          <table:table-cell office:value-type="float" office:value="1756209" table:style-name="ce6">
            <text:p>1 756 209</text:p>
          </table:table-cell>
          <table:table-cell office:value-type="percentage" office:value="0.91465788782920643" table:style-name="ce31">
            <text:p>91.5%</text:p>
          </table:table-cell>
          <table:table-cell office:value-type="float" office:value="1002822" table:style-name="ce6">
            <text:p>1 002 822</text:p>
          </table:table-cell>
          <table:table-cell office:value-type="percentage" office:value="0.52228353936727367" table:style-name="ce31">
            <text:p>52.2%</text:p>
          </table:table-cell>
          <table:table-cell office:value-type="date" office:date-value="2021-05-27T00:00:00" table:style-name="ce9">
            <text:p>27/05/2021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C. Valenciana</text:p>
          </table:table-cell>
          <table:table-cell office:value-type="float" office:value="1295121" table:style-name="ce6">
            <text:p>1 295 121</text:p>
          </table:table-cell>
          <table:table-cell office:value-type="float" office:value="1230045" table:style-name="ce6">
            <text:p>1 230 045</text:p>
          </table:table-cell>
          <table:table-cell office:value-type="percentage" office:value="0.94975295744567501" table:style-name="ce31">
            <text:p>95.0%</text:p>
          </table:table-cell>
          <table:table-cell office:value-type="float" office:value="742417" table:style-name="ce6">
            <text:p>742 417</text:p>
          </table:table-cell>
          <table:table-cell office:value-type="percentage" office:value="0.57324141914153193" table:style-name="ce31">
            <text:p>57.3%</text:p>
          </table:table-cell>
          <table:table-cell office:value-type="date" office:date-value="2021-05-27T00:00:00" table:style-name="ce9">
            <text:p>27/05/2021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Extremadura</text:p>
          </table:table-cell>
          <table:table-cell office:value-type="float" office:value="293178" table:style-name="ce6">
            <text:p>293 178</text:p>
          </table:table-cell>
          <table:table-cell office:value-type="float" office:value="297321" table:style-name="ce6">
            <text:p>297 321</text:p>
          </table:table-cell>
          <table:table-cell office:value-type="percentage" office:value="1.0141313468268425" table:style-name="ce31">
            <text:p>101.4%</text:p>
          </table:table-cell>
          <table:table-cell office:value-type="float" office:value="192423" table:style-name="ce6">
            <text:p>192 423</text:p>
          </table:table-cell>
          <table:table-cell office:value-type="percentage" office:value="0.65633505924728319" table:style-name="ce31">
            <text:p>65.6%</text:p>
          </table:table-cell>
          <table:table-cell office:value-type="date" office:date-value="2021-05-27T00:00:00" table:style-name="ce9">
            <text:p>27/05/2021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Galicia</text:p>
          </table:table-cell>
          <table:table-cell office:value-type="float" office:value="870991" table:style-name="ce6">
            <text:p>870 991</text:p>
          </table:table-cell>
          <table:table-cell office:value-type="float" office:value="848589" table:style-name="ce6">
            <text:p>848 589</text:p>
          </table:table-cell>
          <table:table-cell office:value-type="percentage" office:value="0.97427987200786226" table:style-name="ce31">
            <text:p>97.4%</text:p>
          </table:table-cell>
          <table:table-cell office:value-type="float" office:value="539994" table:style-name="ce6">
            <text:p>539 994</text:p>
          </table:table-cell>
          <table:table-cell office:value-type="percentage" office:value="0.61997655544087138" table:style-name="ce31">
            <text:p>62.0%</text:p>
          </table:table-cell>
          <table:table-cell office:value-type="date" office:date-value="2021-05-27T00:00:00" table:style-name="ce9">
            <text:p>27/05/2021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La Rioja</text:p>
          </table:table-cell>
          <table:table-cell office:value-type="float" office:value="88050" table:style-name="ce6">
            <text:p>88 050</text:p>
          </table:table-cell>
          <table:table-cell office:value-type="float" office:value="86961" table:style-name="ce6">
            <text:p>86 961</text:p>
          </table:table-cell>
          <table:table-cell office:value-type="percentage" office:value="0.9876320272572402" table:style-name="ce31">
            <text:p>98.8%</text:p>
          </table:table-cell>
          <table:table-cell office:value-type="float" office:value="59426" table:style-name="ce6">
            <text:p>59 426</text:p>
          </table:table-cell>
          <table:table-cell office:value-type="percentage" office:value="0.67491198182850654" table:style-name="ce31">
            <text:p>67.5%</text:p>
          </table:table-cell>
          <table:table-cell office:value-type="date" office:date-value="2021-05-27T00:00:00" table:style-name="ce9">
            <text:p>27/05/2021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Madrid</text:p>
          </table:table-cell>
          <table:table-cell office:value-type="float" office:value="1593526" table:style-name="ce6">
            <text:p>1 593 526</text:p>
          </table:table-cell>
          <table:table-cell office:value-type="float" office:value="1487101" table:style-name="ce6">
            <text:p>1 487 101</text:p>
          </table:table-cell>
          <table:table-cell office:value-type="percentage" office:value="0.93321414272500103" table:style-name="ce31">
            <text:p>93.3%</text:p>
          </table:table-cell>
          <table:table-cell office:value-type="float" office:value="919386" table:style-name="ce6">
            <text:p>919 386</text:p>
          </table:table-cell>
          <table:table-cell office:value-type="percentage" office:value="0.57695073691925958" table:style-name="ce31">
            <text:p>57.7%</text:p>
          </table:table-cell>
          <table:table-cell office:value-type="date" office:date-value="2021-05-27T00:00:00" table:style-name="ce9">
            <text:p>27/05/2021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Murcia<text:s/></text:p>
          </table:table-cell>
          <table:table-cell office:value-type="float" office:value="319579" table:style-name="ce6">
            <text:p>319 579</text:p>
          </table:table-cell>
          <table:table-cell office:value-type="float" office:value="296242" table:style-name="ce6">
            <text:p>296 242</text:p>
          </table:table-cell>
          <table:table-cell office:value-type="percentage" office:value="0.92697580254021694" table:style-name="ce31">
            <text:p>92.7%</text:p>
          </table:table-cell>
          <table:table-cell office:value-type="float" office:value="189632" table:style-name="ce6">
            <text:p>189 632</text:p>
          </table:table-cell>
          <table:table-cell office:value-type="percentage" office:value="0.59338066643928422" table:style-name="ce31">
            <text:p>59.3%</text:p>
          </table:table-cell>
          <table:table-cell office:value-type="date" office:date-value="2021-05-27T00:00:00" table:style-name="ce9">
            <text:p>27/05/2021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Navarra</text:p>
          </table:table-cell>
          <table:table-cell office:value-type="float" office:value="170802" table:style-name="ce6">
            <text:p>170 802</text:p>
          </table:table-cell>
          <table:table-cell office:value-type="float" office:value="165281" table:style-name="ce6">
            <text:p>165 281</text:p>
          </table:table-cell>
          <table:table-cell office:value-type="percentage" office:value="0.96767602252901019" table:style-name="ce31">
            <text:p>96.8%</text:p>
          </table:table-cell>
          <table:table-cell office:value-type="float" office:value="106711" table:style-name="ce6">
            <text:p>106 711</text:p>
          </table:table-cell>
          <table:table-cell office:value-type="percentage" office:value="0.62476434702169759" table:style-name="ce31">
            <text:p>62.5%</text:p>
          </table:table-cell>
          <table:table-cell office:value-type="date" office:date-value="2021-05-27T00:00:00" table:style-name="ce9">
            <text:p>27/05/2021</text:p>
          </table:table-cell>
          <table:table-cell table:number-columns-repeated="16377" table:style-name="ce18"/>
        </table:table-row>
        <table:table-row table:style-name="ro4">
          <table:table-cell office:value-type="string" table:style-name="ce5">
            <text:p>País Vasco</text:p>
          </table:table-cell>
          <table:table-cell office:value-type="float" office:value="651150" table:style-name="ce6">
            <text:p>651 150</text:p>
          </table:table-cell>
          <table:table-cell office:value-type="float" office:value="633383" table:style-name="ce6">
            <text:p>633 383</text:p>
          </table:table-cell>
          <table:table-cell office:value-type="percentage" office:value="0.97271442831912769" table:style-name="ce31">
            <text:p>97.3%</text:p>
          </table:table-cell>
          <table:table-cell office:value-type="float" office:value="358096" table:style-name="ce6">
            <text:p>358 096</text:p>
          </table:table-cell>
          <table:table-cell office:value-type="percentage" office:value="0.54994394532749746" table:style-name="ce31">
            <text:p>55.0%</text:p>
          </table:table-cell>
          <table:table-cell office:value-type="date" office:date-value="2021-05-27T00:00:00" table:style-name="ce9">
            <text:p>27/05/2021</text:p>
          </table:table-cell>
          <table:table-cell table:number-columns-repeated="16377" table:style-name="ce18"/>
        </table:table-row>
        <table:table-row table:style-name="ro4">
          <table:table-cell office:value-type="string" table:style-name="ce5">
            <text:p>Ceuta</text:p>
          </table:table-cell>
          <table:table-cell office:value-type="float" office:value="14780" table:style-name="ce6">
            <text:p>14 780</text:p>
          </table:table-cell>
          <table:table-cell office:value-type="float" office:value="12386" table:style-name="ce6">
            <text:p>12 386</text:p>
          </table:table-cell>
          <table:table-cell office:value-type="percentage" office:value="0.83802435723951285" table:style-name="ce31">
            <text:p>83.8%</text:p>
          </table:table-cell>
          <table:table-cell office:value-type="float" office:value="6844" table:style-name="ce6">
            <text:p>6 844</text:p>
          </table:table-cell>
          <table:table-cell office:value-type="percentage" office:value="0.46305818673883625" table:style-name="ce31">
            <text:p>46.3%</text:p>
          </table:table-cell>
          <table:table-cell office:value-type="date" office:date-value="2021-05-27T00:00:00" table:style-name="ce9">
            <text:p>27/05/2021</text:p>
          </table:table-cell>
          <table:table-cell table:number-columns-repeated="16377" table:style-name="ce18"/>
        </table:table-row>
        <table:table-row table:style-name="ro4">
          <table:table-cell office:value-type="string" table:style-name="ce5">
            <text:p>Melilla</text:p>
          </table:table-cell>
          <table:table-cell office:value-type="float" office:value="13924" table:style-name="ce6">
            <text:p>13 924</text:p>
          </table:table-cell>
          <table:table-cell office:value-type="float" office:value="11108" table:style-name="ce6">
            <text:p>11 108</text:p>
          </table:table-cell>
          <table:table-cell office:value-type="percentage" office:value="0.79775926457914392" table:style-name="ce31">
            <text:p>79.8%</text:p>
          </table:table-cell>
          <table:table-cell office:value-type="float" office:value="6623" table:style-name="ce6">
            <text:p>6 623</text:p>
          </table:table-cell>
          <table:table-cell office:value-type="percentage" office:value="0.47565354783108305" table:style-name="ce31">
            <text:p>47.6%</text:p>
          </table:table-cell>
          <table:table-cell office:value-type="date" office:date-value="2021-05-27T00:00:00" table:style-name="ce9">
            <text:p>27/05/2021</text:p>
          </table:table-cell>
          <table:table-cell table:number-columns-repeated="16377" table:style-name="ce18"/>
        </table:table-row>
        <table:table-row table:style-name="ro4">
          <table:table-cell office:value-type="string" table:style-name="ce5">
            <text:p>FF.AA.</text:p>
          </table:table-cell>
          <table:table-cell office:value-type="string" table:style-name="ce6">
            <text:p>-</text:p>
          </table:table-cell>
          <table:table-cell office:value-type="float" office:value="3311" table:style-name="ce6">
            <text:p>3 311</text:p>
          </table:table-cell>
          <table:table-cell office:value-type="string" table:style-name="ce31">
            <text:p>-</text:p>
          </table:table-cell>
          <table:table-cell office:value-type="float" office:value="637" table:style-name="ce6">
            <text:p>637</text:p>
          </table:table-cell>
          <table:table-cell office:value-type="string" table:style-name="ce31">
            <text:p>-</text:p>
          </table:table-cell>
          <table:table-cell office:value-type="date" office:date-value="2021-05-27T00:00:00" table:style-name="ce9">
            <text:p>27/05/2021</text:p>
          </table:table-cell>
          <table:table-cell table:number-columns-repeated="16377" table:style-name="ce18"/>
        </table:table-row>
        <table:table-row table:style-name="ro4">
          <table:table-cell office:value-type="string" table:style-name="ce11">
            <text:p>Totales</text:p>
          </table:table-cell>
          <table:table-cell office:value-type="float" office:value="12131055" table:style-name="ce16">
            <text:p>12 131 055</text:p>
          </table:table-cell>
          <table:table-cell office:value-type="float" office:value="11494529" table:style-name="ce16">
            <text:p>11 494 529</text:p>
          </table:table-cell>
          <table:table-cell office:value-type="percentage" office:value="0.9475292132464983" table:style-name="ce17">
            <text:p>94.8%</text:p>
          </table:table-cell>
          <table:table-cell office:value-type="float" office:value="7074093" table:style-name="ce16">
            <text:p>7 074 093</text:p>
          </table:table-cell>
          <table:table-cell office:value-type="percentage" office:value="0.58313914164926295" table:style-name="ce17">
            <text:p>58.3%</text:p>
          </table:table-cell>
          <table:table-cell table:style-name="ce32"/>
          <table:table-cell table:number-columns-repeated="16377" table:style-name="ce18"/>
        </table:table-row>
        <table:table-row table:style-name="ro4">
          <table:table-cell table:number-columns-repeated="16384"/>
        </table:table-row>
        <table:table-row table:style-name="ro8">
          <table:table-cell table:number-columns-spanned="10" table:number-rows-spanned="1" table:style-name="ce20"/>
          <table:covered-table-cell table:number-columns-repeated="9"/>
          <table:table-cell table:number-columns-repeated="16374"/>
        </table:table-row>
        <table:table-row table:number-rows-repeated="2" table:style-name="ro4">
          <table:table-cell table:number-columns-repeated="16384"/>
        </table:table-row>
        <table:table-row table:style-name="ro4">
          <table:table-cell table:number-columns-repeated="5" table:style-name="ce18"/>
          <table:table-cell office:value-type="float" office:value="804960" table:formula="of:=814320-9360" table:style-name="ce18">
            <text:p>804960</text:p>
          </table:table-cell>
          <table:table-cell table:number-columns-repeated="16378" table:style-name="ce18"/>
        </table:table-row>
        <table:table-row table:number-rows-repeated="1048549" table:style-name="ro4">
          <table:table-cell table:number-columns-repeated="16384"/>
        </table:table-row>
      </table:table>
      <table:table table:name="Etarios_con_al_menos_1_dosis" table:style-name="ta1">
        <table:table-column table:style-name="co4" table:default-cell-style-name="ce18"/>
        <table:table-column table:style-name="co7" table:number-columns-repeated="2" table:default-cell-style-name="ce18"/>
        <table:table-column table:style-name="co7" table:default-cell-style-name="ce52"/>
        <table:table-column table:style-name="co7" table:number-columns-repeated="2" table:default-cell-style-name="ce18"/>
        <table:table-column table:style-name="co7" table:default-cell-style-name="ce52"/>
        <table:table-column table:style-name="co7" table:number-columns-repeated="2" table:default-cell-style-name="ce18"/>
        <table:table-column table:style-name="co7" table:default-cell-style-name="ce52"/>
        <table:table-column table:style-name="co7" table:number-columns-repeated="2" table:default-cell-style-name="ce18"/>
        <table:table-column table:style-name="co7" table:default-cell-style-name="ce52"/>
        <table:table-column table:style-name="co7" table:number-columns-repeated="2" table:default-cell-style-name="ce18"/>
        <table:table-column table:style-name="co7" table:default-cell-style-name="ce52"/>
        <table:table-column table:style-name="co7" table:default-cell-style-name="ce48"/>
        <table:table-column table:style-name="co3" table:default-cell-style-name="ce18"/>
        <table:table-column table:style-name="co3" table:default-cell-style-name="ce52"/>
        <table:table-column table:style-name="co3" table:number-columns-repeated="2" table:default-cell-style-name="ce18"/>
        <table:table-column table:style-name="co3" table:default-cell-style-name="ce52"/>
        <table:table-column table:style-name="co3" table:number-columns-repeated="2" table:default-cell-style-name="ce18"/>
        <table:table-column table:style-name="co3" table:default-cell-style-name="ce52"/>
        <table:table-column table:style-name="co3" table:number-columns-repeated="16359" table:default-cell-style-name="ce18"/>
        <table:table-row table:style-name="ro9">
          <table:table-cell table:style-name="ce33"/>
          <table:table-cell office:value-type="string" table:style-name="ce34">
            <text:p>Personas con al menos 1 dosis ≥80 años</text:p>
          </table:table-cell>
          <table:table-cell office:value-type="string" table:style-name="ce34">
            <text:p>Población INE≥80 años</text:p>
          </table:table-cell>
          <table:table-cell office:value-type="string" table:style-name="ce35">
            <text:p>%</text:p>
          </table:table-cell>
          <table:table-cell office:value-type="string" table:style-name="ce34">
            <text:p>Personas con al menos 1 dosis 70-79 años</text:p>
          </table:table-cell>
          <table:table-cell office:value-type="string" table:style-name="ce34">
            <text:p>Población INE70-79 años</text:p>
          </table:table-cell>
          <table:table-cell office:value-type="string" table:style-name="ce35">
            <text:p>%</text:p>
          </table:table-cell>
          <table:table-cell office:value-type="string" table:style-name="ce34">
            <text:p>Personas con al menos 1 dosis 60-69 años</text:p>
          </table:table-cell>
          <table:table-cell office:value-type="string" table:style-name="ce34">
            <text:p>Población INE60-69 años</text:p>
          </table:table-cell>
          <table:table-cell office:value-type="string" table:style-name="ce35">
            <text:p>%</text:p>
          </table:table-cell>
          <table:table-cell office:value-type="string" table:style-name="ce34">
            <text:p>Personas con al menos 1 dosis 50-59 años</text:p>
          </table:table-cell>
          <table:table-cell office:value-type="string" table:style-name="ce34">
            <text:p>Población INE50-59 años</text:p>
          </table:table-cell>
          <table:table-cell office:value-type="string" table:style-name="ce35">
            <text:p>%</text:p>
          </table:table-cell>
          <table:table-cell office:value-type="string" table:style-name="ce34">
            <text:p>Personas con al menos 1 dosis 25-49 años</text:p>
          </table:table-cell>
          <table:table-cell office:value-type="string" table:style-name="ce34">
            <text:p>Población INE25-49 años</text:p>
          </table:table-cell>
          <table:table-cell office:value-type="string" table:style-name="ce35">
            <text:p>%</text:p>
          </table:table-cell>
          <table:table-cell office:value-type="string" table:style-name="ce34">
            <text:p>18-24 años</text:p>
          </table:table-cell>
          <table:table-cell office:value-type="string" table:style-name="ce34">
            <text:p>Población INE18-24 años</text:p>
          </table:table-cell>
          <table:table-cell office:value-type="string" table:style-name="ce35">
            <text:p>%</text:p>
          </table:table-cell>
          <table:table-cell office:value-type="string" table:style-name="ce34">
            <text:p>16-17 años</text:p>
          </table:table-cell>
          <table:table-cell office:value-type="string" table:style-name="ce34">
            <text:p>Población INE16-17 años</text:p>
          </table:table-cell>
          <table:table-cell office:value-type="string" table:style-name="ce35">
            <text:p>%</text:p>
          </table:table-cell>
          <table:table-cell office:value-type="string" table:style-name="ce36">
            <text:p>Total Personas con al menos 1 dosis</text:p>
          </table:table-cell>
          <table:table-cell office:value-type="string" table:style-name="ce36">
            <text:p>Total Población INE Población a Vacunar (1)</text:p>
          </table:table-cell>
          <table:table-cell office:value-type="string" table:style-name="ce37">
            <text:p>% Con al menos 1 dosis sobre Población a Vacunar INE</text:p>
          </table:table-cell>
          <table:table-cell table:number-columns-repeated="16359" table:style-name="ce38"/>
        </table:table-row>
        <table:table-row table:style-name="ro4">
          <table:table-cell office:value-type="string" table:style-name="ce39">
            <text:p>Andalucía</text:p>
          </table:table-cell>
          <table:table-cell office:value-type="float" office:value="429539" table:style-name="ce40">
            <text:p>429 539</text:p>
          </table:table-cell>
          <table:table-cell office:value-type="float" office:value="413516" table:style-name="ce40">
            <text:p>413 516</text:p>
          </table:table-cell>
          <table:table-cell office:value-type="percentage" office:value="1" table:style-name="ce41">
            <text:p>100.0%</text:p>
          </table:table-cell>
          <table:table-cell office:value-type="float" office:value="638242" table:style-name="ce40">
            <text:p>638 242</text:p>
          </table:table-cell>
          <table:table-cell office:value-type="float" office:value="650381" table:style-name="ce40">
            <text:p>650 381</text:p>
          </table:table-cell>
          <table:table-cell office:value-type="percentage" office:value="0.98133555562047481" table:style-name="ce41">
            <text:p>98.1%</text:p>
          </table:table-cell>
          <table:table-cell office:value-type="float" office:value="815972" table:style-name="ce40">
            <text:p>815 972</text:p>
          </table:table-cell>
          <table:table-cell office:value-type="float" office:value="916147" table:style-name="ce40">
            <text:p>916 147</text:p>
          </table:table-cell>
          <table:table-cell office:value-type="percentage" office:value="0.89065619382042405" table:style-name="ce41">
            <text:p>89.1%</text:p>
          </table:table-cell>
          <table:table-cell office:value-type="float" office:value="758086" table:style-name="ce40">
            <text:p>758 086</text:p>
          </table:table-cell>
          <table:table-cell office:value-type="float" office:value="1265021" table:style-name="ce40">
            <text:p>1 265 021</text:p>
          </table:table-cell>
          <table:table-cell office:value-type="percentage" office:value="0.59926752204113609" table:style-name="ce41">
            <text:p>59.9%</text:p>
          </table:table-cell>
          <table:table-cell office:value-type="float" office:value="385871" table:style-name="ce40">
            <text:p>385 871</text:p>
          </table:table-cell>
          <table:table-cell office:value-type="float" office:value="3009381" table:style-name="ce40">
            <text:p>3 009 381</text:p>
          </table:table-cell>
          <table:table-cell office:value-type="percentage" office:value="0.12822271423924056" table:style-name="ce41">
            <text:p>12.8%</text:p>
          </table:table-cell>
          <table:table-cell office:value-type="float" office:value="38449" table:style-name="ce40">
            <text:p>38 449</text:p>
          </table:table-cell>
          <table:table-cell office:value-type="float" office:value="625846" table:style-name="ce40">
            <text:p>625 846</text:p>
          </table:table-cell>
          <table:table-cell office:value-type="percentage" office:value="6.1435241257433937E-2" table:style-name="ce41">
            <text:p>6.1%</text:p>
          </table:table-cell>
          <table:table-cell office:value-type="float" office:value="521" table:style-name="ce40">
            <text:p>521</text:p>
          </table:table-cell>
          <table:table-cell office:value-type="float" office:value="181921" table:style-name="ce40">
            <text:p>181 921</text:p>
          </table:table-cell>
          <table:table-cell office:value-type="percentage" office:value="2.8638804755910532E-3" table:style-name="ce41">
            <text:p>0.3%</text:p>
          </table:table-cell>
          <table:table-cell office:value-type="float" office:value="3066680" table:style-name="ce40">
            <text:p>3 066 680</text:p>
          </table:table-cell>
          <table:table-cell office:value-type="float" office:value="7062213" table:style-name="ce40">
            <text:p>7 062 213</text:p>
          </table:table-cell>
          <table:table-cell office:value-type="percentage" office:value="0.43423782318658471" table:style-name="ce41">
            <text:p>43.4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Aragón</text:p>
          </table:table-cell>
          <table:table-cell office:value-type="float" office:value="100292" table:style-name="ce43">
            <text:p>100 292</text:p>
          </table:table-cell>
          <table:table-cell office:value-type="float" office:value="98807" table:style-name="ce43">
            <text:p>98 807</text:p>
          </table:table-cell>
          <table:table-cell office:value-type="percentage" office:value="1" table:style-name="ce44">
            <text:p>100.0%</text:p>
          </table:table-cell>
          <table:table-cell office:value-type="float" office:value="116592" table:style-name="ce43">
            <text:p>116 592</text:p>
          </table:table-cell>
          <table:table-cell office:value-type="float" office:value="118955" table:style-name="ce43">
            <text:p>118 955</text:p>
          </table:table-cell>
          <table:table-cell office:value-type="percentage" office:value="0.98013534529864232" table:style-name="ce44">
            <text:p>98.0%</text:p>
          </table:table-cell>
          <table:table-cell office:value-type="float" office:value="140748" table:style-name="ce43">
            <text:p>140 748</text:p>
          </table:table-cell>
          <table:table-cell office:value-type="float" office:value="156367" table:style-name="ce43">
            <text:p>156 367</text:p>
          </table:table-cell>
          <table:table-cell office:value-type="percentage" office:value="0.9001131952394047" table:style-name="ce44">
            <text:p>90.0%</text:p>
          </table:table-cell>
          <table:table-cell office:value-type="float" office:value="110387" table:style-name="ce43">
            <text:p>110 387</text:p>
          </table:table-cell>
          <table:table-cell office:value-type="float" office:value="198266" table:style-name="ce43">
            <text:p>198 266</text:p>
          </table:table-cell>
          <table:table-cell office:value-type="percentage" office:value="0.55676212764669686" table:style-name="ce44">
            <text:p>55.7%</text:p>
          </table:table-cell>
          <table:table-cell office:value-type="float" office:value="61930" table:style-name="ce43">
            <text:p>61 930</text:p>
          </table:table-cell>
          <table:table-cell office:value-type="float" office:value="446083" table:style-name="ce43">
            <text:p>446 083</text:p>
          </table:table-cell>
          <table:table-cell office:value-type="percentage" office:value="0.13883066604196978" table:style-name="ce44">
            <text:p>13.9%</text:p>
          </table:table-cell>
          <table:table-cell office:value-type="float" office:value="6737" table:style-name="ce43">
            <text:p>6 737</text:p>
          </table:table-cell>
          <table:table-cell office:value-type="float" office:value="89180" table:style-name="ce43">
            <text:p>89 180</text:p>
          </table:table-cell>
          <table:table-cell office:value-type="percentage" office:value="7.5543843911190844E-2" table:style-name="ce44">
            <text:p>7.6%</text:p>
          </table:table-cell>
          <table:table-cell office:value-type="float" office:value="60" table:style-name="ce43">
            <text:p>60</text:p>
          </table:table-cell>
          <table:table-cell office:value-type="float" office:value="25106" table:style-name="ce43">
            <text:p>25 106</text:p>
          </table:table-cell>
          <table:table-cell office:value-type="percentage" office:value="2.3898669640723333E-3" table:style-name="ce44">
            <text:p>0.2%</text:p>
          </table:table-cell>
          <table:table-cell office:value-type="float" office:value="536746" table:style-name="ce43">
            <text:p>536 746</text:p>
          </table:table-cell>
          <table:table-cell office:value-type="float" office:value="1132764" table:style-name="ce43">
            <text:p>1 132 764</text:p>
          </table:table-cell>
          <table:table-cell office:value-type="percentage" office:value="0.47383744539904166" table:style-name="ce44">
            <text:p>47.4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Asturias<text:s/></text:p>
          </table:table-cell>
          <table:table-cell office:value-type="float" office:value="88035" table:style-name="ce43">
            <text:p>88 035</text:p>
          </table:table-cell>
          <table:table-cell office:value-type="float" office:value="87826" table:style-name="ce43">
            <text:p>87 826</text:p>
          </table:table-cell>
          <table:table-cell office:value-type="percentage" office:value="1" table:style-name="ce44">
            <text:p>100.0%</text:p>
          </table:table-cell>
          <table:table-cell office:value-type="float" office:value="112347" table:style-name="ce43">
            <text:p>112 347</text:p>
          </table:table-cell>
          <table:table-cell office:value-type="float" office:value="109249" table:style-name="ce43">
            <text:p>109 249</text:p>
          </table:table-cell>
          <table:table-cell office:value-type="percentage" office:value="1" table:style-name="ce44">
            <text:p>100.0%</text:p>
          </table:table-cell>
          <table:table-cell office:value-type="float" office:value="135086" table:style-name="ce43">
            <text:p>135 086</text:p>
          </table:table-cell>
          <table:table-cell office:value-type="float" office:value="149652" table:style-name="ce43">
            <text:p>149 652</text:p>
          </table:table-cell>
          <table:table-cell office:value-type="percentage" office:value="0.90266752198433697" table:style-name="ce44">
            <text:p>90.3%</text:p>
          </table:table-cell>
          <table:table-cell office:value-type="float" office:value="93887" table:style-name="ce43">
            <text:p>93 887</text:p>
          </table:table-cell>
          <table:table-cell office:value-type="float" office:value="162645" table:style-name="ce43">
            <text:p>162 645</text:p>
          </table:table-cell>
          <table:table-cell office:value-type="percentage" office:value="0.57725106827753692" table:style-name="ce44">
            <text:p>57.7%</text:p>
          </table:table-cell>
          <table:table-cell office:value-type="float" office:value="45147" table:style-name="ce43">
            <text:p>45 147</text:p>
          </table:table-cell>
          <table:table-cell office:value-type="float" office:value="322095" table:style-name="ce43">
            <text:p>322 095</text:p>
          </table:table-cell>
          <table:table-cell office:value-type="percentage" office:value="0.1401667209984632" table:style-name="ce44">
            <text:p>14.0%</text:p>
          </table:table-cell>
          <table:table-cell office:value-type="float" office:value="4547" table:style-name="ce43">
            <text:p>4 547</text:p>
          </table:table-cell>
          <table:table-cell office:value-type="float" office:value="54179" table:style-name="ce43">
            <text:p>54 179</text:p>
          </table:table-cell>
          <table:table-cell office:value-type="percentage" office:value="8.3925506192436189E-2" table:style-name="ce44">
            <text:p>8.4%</text:p>
          </table:table-cell>
          <table:table-cell office:value-type="float" office:value="43" table:style-name="ce43">
            <text:p>43</text:p>
          </table:table-cell>
          <table:table-cell office:value-type="float" office:value="15563" table:style-name="ce43">
            <text:p>15 563</text:p>
          </table:table-cell>
          <table:table-cell office:value-type="percentage" office:value="2.7629634389256569E-3" table:style-name="ce44">
            <text:p>0.3%</text:p>
          </table:table-cell>
          <table:table-cell office:value-type="float" office:value="479092" table:style-name="ce43">
            <text:p>479 092</text:p>
          </table:table-cell>
          <table:table-cell office:value-type="float" office:value="901209" table:style-name="ce43">
            <text:p>901 209</text:p>
          </table:table-cell>
          <table:table-cell office:value-type="percentage" office:value="0.53161031458851382" table:style-name="ce44">
            <text:p>53.2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Baleares</text:p>
          </table:table-cell>
          <table:table-cell office:value-type="float" office:value="50298" table:style-name="ce43">
            <text:p>50 298</text:p>
          </table:table-cell>
          <table:table-cell office:value-type="float" office:value="49542" table:style-name="ce43">
            <text:p>49 542</text:p>
          </table:table-cell>
          <table:table-cell office:value-type="percentage" office:value="1" table:style-name="ce44">
            <text:p>100.0%</text:p>
          </table:table-cell>
          <table:table-cell office:value-type="float" office:value="75866" table:style-name="ce43">
            <text:p>75 866</text:p>
          </table:table-cell>
          <table:table-cell office:value-type="float" office:value="80516" table:style-name="ce43">
            <text:p>80 516</text:p>
          </table:table-cell>
          <table:table-cell office:value-type="percentage" office:value="0.94224750360176857" table:style-name="ce44">
            <text:p>94.2%</text:p>
          </table:table-cell>
          <table:table-cell office:value-type="float" office:value="93889" table:style-name="ce43">
            <text:p>93 889</text:p>
          </table:table-cell>
          <table:table-cell office:value-type="float" office:value="117231" table:style-name="ce43">
            <text:p>117 231</text:p>
          </table:table-cell>
          <table:table-cell office:value-type="percentage" office:value="0.80088884339466526" table:style-name="ce44">
            <text:p>80.1%</text:p>
          </table:table-cell>
          <table:table-cell office:value-type="float" office:value="100576" table:style-name="ce43">
            <text:p>100 576</text:p>
          </table:table-cell>
          <table:table-cell office:value-type="float" office:value="165797" table:style-name="ce43">
            <text:p>165 797</text:p>
          </table:table-cell>
          <table:table-cell office:value-type="percentage" office:value="0.60662135020537167" table:style-name="ce44">
            <text:p>60.7%</text:p>
          </table:table-cell>
          <table:table-cell office:value-type="float" office:value="50369" table:style-name="ce43">
            <text:p>50 369</text:p>
          </table:table-cell>
          <table:table-cell office:value-type="float" office:value="464054" table:style-name="ce43">
            <text:p>464 054</text:p>
          </table:table-cell>
          <table:table-cell office:value-type="percentage" office:value="0.10854124735483371" table:style-name="ce44">
            <text:p>10.9%</text:p>
          </table:table-cell>
          <table:table-cell office:value-type="float" office:value="4396" table:style-name="ce43">
            <text:p>4 396</text:p>
          </table:table-cell>
          <table:table-cell office:value-type="float" office:value="85839" table:style-name="ce43">
            <text:p>85 839</text:p>
          </table:table-cell>
          <table:table-cell office:value-type="percentage" office:value="5.1212152984074839E-2" table:style-name="ce44">
            <text:p>5.1%</text:p>
          </table:table-cell>
          <table:table-cell office:value-type="float" office:value="42" table:style-name="ce43">
            <text:p>42</text:p>
          </table:table-cell>
          <table:table-cell office:value-type="float" office:value="23300" table:style-name="ce43">
            <text:p>23 300</text:p>
          </table:table-cell>
          <table:table-cell office:value-type="percentage" office:value="1.8025751072961373E-3" table:style-name="ce44">
            <text:p>0.2%</text:p>
          </table:table-cell>
          <table:table-cell office:value-type="float" office:value="375436" table:style-name="ce43">
            <text:p>375 436</text:p>
          </table:table-cell>
          <table:table-cell office:value-type="float" office:value="986279" table:style-name="ce43">
            <text:p>986 279</text:p>
          </table:table-cell>
          <table:table-cell office:value-type="percentage" office:value="0.38065902244699523" table:style-name="ce44">
            <text:p>38.1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anarias</text:p>
          </table:table-cell>
          <table:table-cell office:value-type="float" office:value="90346" table:style-name="ce43">
            <text:p>90 346</text:p>
          </table:table-cell>
          <table:table-cell office:value-type="float" office:value="90236" table:style-name="ce43">
            <text:p>90 236</text:p>
          </table:table-cell>
          <table:table-cell office:value-type="percentage" office:value="1" table:style-name="ce44">
            <text:p>100.0%</text:p>
          </table:table-cell>
          <table:table-cell office:value-type="float" office:value="144646" table:style-name="ce43">
            <text:p>144 646</text:p>
          </table:table-cell>
          <table:table-cell office:value-type="float" office:value="154531" table:style-name="ce43">
            <text:p>154 531</text:p>
          </table:table-cell>
          <table:table-cell office:value-type="percentage" office:value="0.93603225242831534" table:style-name="ce44">
            <text:p>93.6%</text:p>
          </table:table-cell>
          <table:table-cell office:value-type="float" office:value="196894" table:style-name="ce43">
            <text:p>196 894</text:p>
          </table:table-cell>
          <table:table-cell office:value-type="float" office:value="235092" table:style-name="ce43">
            <text:p>235 092</text:p>
          </table:table-cell>
          <table:table-cell office:value-type="percentage" office:value="0.83751892875980471" table:style-name="ce44">
            <text:p>83.8%</text:p>
          </table:table-cell>
          <table:table-cell office:value-type="float" office:value="177547" table:style-name="ce43">
            <text:p>177 547</text:p>
          </table:table-cell>
          <table:table-cell office:value-type="float" office:value="350512" table:style-name="ce43">
            <text:p>350 512</text:p>
          </table:table-cell>
          <table:table-cell office:value-type="percentage" office:value="0.50653615282786324" table:style-name="ce44">
            <text:p>50.7%</text:p>
          </table:table-cell>
          <table:table-cell office:value-type="float" office:value="108116" table:style-name="ce43">
            <text:p>108 116</text:p>
          </table:table-cell>
          <table:table-cell office:value-type="float" office:value="832411" table:style-name="ce43">
            <text:p>832 411</text:p>
          </table:table-cell>
          <table:table-cell office:value-type="percentage" office:value="0.12988295445398967" table:style-name="ce44">
            <text:p>13.0%</text:p>
          </table:table-cell>
          <table:table-cell office:value-type="float" office:value="7971" table:style-name="ce43">
            <text:p>7 971</text:p>
          </table:table-cell>
          <table:table-cell office:value-type="float" office:value="163899" table:style-name="ce43">
            <text:p>163 899</text:p>
          </table:table-cell>
          <table:table-cell office:value-type="percentage" office:value="4.8633609723061154E-2" table:style-name="ce44">
            <text:p>4.9%</text:p>
          </table:table-cell>
          <table:table-cell office:value-type="float" office:value="78" table:style-name="ce43">
            <text:p>78</text:p>
          </table:table-cell>
          <table:table-cell office:value-type="float" office:value="44352" table:style-name="ce43">
            <text:p>44 352</text:p>
          </table:table-cell>
          <table:table-cell office:value-type="percentage" office:value="1.7586580086580087E-3" table:style-name="ce44">
            <text:p>0.2%</text:p>
          </table:table-cell>
          <table:table-cell office:value-type="float" office:value="725598" table:style-name="ce43">
            <text:p>725 598</text:p>
          </table:table-cell>
          <table:table-cell office:value-type="float" office:value="1871033" table:style-name="ce43">
            <text:p>1 871 033</text:p>
          </table:table-cell>
          <table:table-cell office:value-type="percentage" office:value="0.38780609428053914" table:style-name="ce44">
            <text:p>38.8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antabria</text:p>
          </table:table-cell>
          <table:table-cell office:value-type="float" office:value="41961" table:style-name="ce43">
            <text:p>41 961</text:p>
          </table:table-cell>
          <table:table-cell office:value-type="float" office:value="41042" table:style-name="ce43">
            <text:p>41 042</text:p>
          </table:table-cell>
          <table:table-cell office:value-type="percentage" office:value="1" table:style-name="ce44">
            <text:p>100.0%</text:p>
          </table:table-cell>
          <table:table-cell office:value-type="float" office:value="55192" table:style-name="ce43">
            <text:p>55 192</text:p>
          </table:table-cell>
          <table:table-cell office:value-type="float" office:value="53066" table:style-name="ce43">
            <text:p>53 066</text:p>
          </table:table-cell>
          <table:table-cell office:value-type="percentage" office:value="1" table:style-name="ce44">
            <text:p>100.0%</text:p>
          </table:table-cell>
          <table:table-cell office:value-type="float" office:value="70041" table:style-name="ce43">
            <text:p>70 041</text:p>
          </table:table-cell>
          <table:table-cell office:value-type="float" office:value="77345" table:style-name="ce43">
            <text:p>77 345</text:p>
          </table:table-cell>
          <table:table-cell office:value-type="percentage" office:value="0.90556597065097932" table:style-name="ce44">
            <text:p>90.6%</text:p>
          </table:table-cell>
          <table:table-cell office:value-type="float" office:value="38569" table:style-name="ce43">
            <text:p>38 569</text:p>
          </table:table-cell>
          <table:table-cell office:value-type="float" office:value="89964" table:style-name="ce43">
            <text:p>89 964</text:p>
          </table:table-cell>
          <table:table-cell office:value-type="percentage" office:value="0.42871593081677117" table:style-name="ce44">
            <text:p>42.9%</text:p>
          </table:table-cell>
          <table:table-cell office:value-type="float" office:value="25757" table:style-name="ce43">
            <text:p>25 757</text:p>
          </table:table-cell>
          <table:table-cell office:value-type="float" office:value="194241" table:style-name="ce43">
            <text:p>194 241</text:p>
          </table:table-cell>
          <table:table-cell office:value-type="percentage" office:value="0.13260331237998157" table:style-name="ce44">
            <text:p>13.3%</text:p>
          </table:table-cell>
          <table:table-cell office:value-type="float" office:value="1819" table:style-name="ce43">
            <text:p>1 819</text:p>
          </table:table-cell>
          <table:table-cell office:value-type="float" office:value="34935" table:style-name="ce43">
            <text:p>34 935</text:p>
          </table:table-cell>
          <table:table-cell office:value-type="percentage" office:value="5.2068126520681268E-2" table:style-name="ce44">
            <text:p>5.2%</text:p>
          </table:table-cell>
          <table:table-cell office:value-type="float" office:value="9" table:style-name="ce43">
            <text:p>9</text:p>
          </table:table-cell>
          <table:table-cell office:value-type="float" office:value="10791" table:style-name="ce43">
            <text:p>10 791</text:p>
          </table:table-cell>
          <table:table-cell office:value-type="percentage" office:value="8.3402835696413675E-4" table:style-name="ce44">
            <text:p>0.1%</text:p>
          </table:table-cell>
          <table:table-cell office:value-type="float" office:value="233348" table:style-name="ce43">
            <text:p>233 348</text:p>
          </table:table-cell>
          <table:table-cell office:value-type="float" office:value="501384" table:style-name="ce43">
            <text:p>501 384</text:p>
          </table:table-cell>
          <table:table-cell office:value-type="percentage" office:value="0.46540775134427903" table:style-name="ce44">
            <text:p>46.5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astilla y Leon</text:p>
          </table:table-cell>
          <table:table-cell office:value-type="float" office:value="227800" table:style-name="ce43">
            <text:p>227 800</text:p>
          </table:table-cell>
          <table:table-cell office:value-type="float" office:value="223657" table:style-name="ce43">
            <text:p>223 657</text:p>
          </table:table-cell>
          <table:table-cell office:value-type="percentage" office:value="1" table:style-name="ce44">
            <text:p>100.0%</text:p>
          </table:table-cell>
          <table:table-cell office:value-type="float" office:value="247032" table:style-name="ce43">
            <text:p>247 032</text:p>
          </table:table-cell>
          <table:table-cell office:value-type="float" office:value="245410" table:style-name="ce43">
            <text:p>245 410</text:p>
          </table:table-cell>
          <table:table-cell office:value-type="percentage" office:value="1" table:style-name="ce44">
            <text:p>100.0%</text:p>
          </table:table-cell>
          <table:table-cell office:value-type="float" office:value="299573" table:style-name="ce43">
            <text:p>299 573</text:p>
          </table:table-cell>
          <table:table-cell office:value-type="float" office:value="318575" table:style-name="ce43">
            <text:p>318 575</text:p>
          </table:table-cell>
          <table:table-cell office:value-type="percentage" office:value="0.94035313505453977" table:style-name="ce44">
            <text:p>94.0%</text:p>
          </table:table-cell>
          <table:table-cell office:value-type="float" office:value="135164" table:style-name="ce43">
            <text:p>135 164</text:p>
          </table:table-cell>
          <table:table-cell office:value-type="float" office:value="381175" table:style-name="ce43">
            <text:p>381 175</text:p>
          </table:table-cell>
          <table:table-cell office:value-type="percentage" office:value="0.35459828162917295" table:style-name="ce44">
            <text:p>35.5%</text:p>
          </table:table-cell>
          <table:table-cell office:value-type="float" office:value="99442" table:style-name="ce43">
            <text:p>99 442</text:p>
          </table:table-cell>
          <table:table-cell office:value-type="float" office:value="738950" table:style-name="ce43">
            <text:p>738 950</text:p>
          </table:table-cell>
          <table:table-cell office:value-type="percentage" office:value="0.13457202787739359" table:style-name="ce44">
            <text:p>13.5%</text:p>
          </table:table-cell>
          <table:table-cell office:value-type="float" office:value="9160" table:style-name="ce43">
            <text:p>9 160</text:p>
          </table:table-cell>
          <table:table-cell office:value-type="float" office:value="144422" table:style-name="ce43">
            <text:p>144 422</text:p>
          </table:table-cell>
          <table:table-cell office:value-type="percentage" office:value="6.3425239921895554E-2" table:style-name="ce44">
            <text:p>6.3%</text:p>
          </table:table-cell>
          <table:table-cell office:value-type="float" office:value="114" table:style-name="ce43">
            <text:p>114</text:p>
          </table:table-cell>
          <table:table-cell office:value-type="float" office:value="40684" table:style-name="ce43">
            <text:p>40 684</text:p>
          </table:table-cell>
          <table:table-cell office:value-type="percentage" office:value="2.8020843574869726E-3" table:style-name="ce44">
            <text:p>0.3%</text:p>
          </table:table-cell>
          <table:table-cell office:value-type="float" office:value="1018285" table:style-name="ce43">
            <text:p>1 018 285</text:p>
          </table:table-cell>
          <table:table-cell office:value-type="float" office:value="2092873" table:style-name="ce43">
            <text:p>2 092 873</text:p>
          </table:table-cell>
          <table:table-cell office:value-type="percentage" office:value="0.486548873247445" table:style-name="ce44">
            <text:p>48.7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astilla - La Mancha</text:p>
          </table:table-cell>
          <table:table-cell office:value-type="float" office:value="136795" table:style-name="ce43">
            <text:p>136 795</text:p>
          </table:table-cell>
          <table:table-cell office:value-type="float" office:value="135194" table:style-name="ce43">
            <text:p>135 194</text:p>
          </table:table-cell>
          <table:table-cell office:value-type="percentage" office:value="1" table:style-name="ce44">
            <text:p>100.0%</text:p>
          </table:table-cell>
          <table:table-cell office:value-type="float" office:value="155993" table:style-name="ce43">
            <text:p>155 993</text:p>
          </table:table-cell>
          <table:table-cell office:value-type="float" office:value="159101" table:style-name="ce43">
            <text:p>159 101</text:p>
          </table:table-cell>
          <table:table-cell office:value-type="percentage" office:value="0.98046523906197947" table:style-name="ce44">
            <text:p>98.0%</text:p>
          </table:table-cell>
          <table:table-cell office:value-type="float" office:value="203413" table:style-name="ce43">
            <text:p>203 413</text:p>
          </table:table-cell>
          <table:table-cell office:value-type="float" office:value="218444" table:style-name="ce43">
            <text:p>218 444</text:p>
          </table:table-cell>
          <table:table-cell office:value-type="percentage" office:value="0.93119060262584463" table:style-name="ce44">
            <text:p>93.1%</text:p>
          </table:table-cell>
          <table:table-cell office:value-type="float" office:value="189903" table:style-name="ce43">
            <text:p>189 903</text:p>
          </table:table-cell>
          <table:table-cell office:value-type="float" office:value="307478" table:style-name="ce43">
            <text:p>307 478</text:p>
          </table:table-cell>
          <table:table-cell office:value-type="percentage" office:value="0.61761491879093788" table:style-name="ce44">
            <text:p>61.8%</text:p>
          </table:table-cell>
          <table:table-cell office:value-type="float" office:value="89160" table:style-name="ce43">
            <text:p>89 160</text:p>
          </table:table-cell>
          <table:table-cell office:value-type="float" office:value="707865" table:style-name="ce43">
            <text:p>707 865</text:p>
          </table:table-cell>
          <table:table-cell office:value-type="percentage" office:value="0.12595622046576677" table:style-name="ce44">
            <text:p>12.6%</text:p>
          </table:table-cell>
          <table:table-cell office:value-type="float" office:value="7978" table:style-name="ce43">
            <text:p>7 978</text:p>
          </table:table-cell>
          <table:table-cell office:value-type="float" office:value="149518" table:style-name="ce43">
            <text:p>149 518</text:p>
          </table:table-cell>
          <table:table-cell office:value-type="percentage" office:value="5.3358124105458878E-2" table:style-name="ce44">
            <text:p>5.3%</text:p>
          </table:table-cell>
          <table:table-cell office:value-type="float" office:value="110" table:style-name="ce43">
            <text:p>110</text:p>
          </table:table-cell>
          <table:table-cell office:value-type="float" office:value="42364" table:style-name="ce43">
            <text:p>42 364</text:p>
          </table:table-cell>
          <table:table-cell office:value-type="percentage" office:value="2.5965442356717969E-3" table:style-name="ce44">
            <text:p>0.3%</text:p>
          </table:table-cell>
          <table:table-cell office:value-type="float" office:value="783352" table:style-name="ce43">
            <text:p>783 352</text:p>
          </table:table-cell>
          <table:table-cell office:value-type="float" office:value="1719964" table:style-name="ce43">
            <text:p>1 719 964</text:p>
          </table:table-cell>
          <table:table-cell office:value-type="percentage" office:value="0.45544674190855156" table:style-name="ce44">
            <text:p>45.5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ataluña</text:p>
          </table:table-cell>
          <table:table-cell office:value-type="float" office:value="452841" table:style-name="ce43">
            <text:p>452 841</text:p>
          </table:table-cell>
          <table:table-cell office:value-type="float" office:value="447196" table:style-name="ce43">
            <text:p>447 196</text:p>
          </table:table-cell>
          <table:table-cell office:value-type="percentage" office:value="1" table:style-name="ce44">
            <text:p>100.0%</text:p>
          </table:table-cell>
          <table:table-cell office:value-type="float" office:value="601860" table:style-name="ce43">
            <text:p>601 860</text:p>
          </table:table-cell>
          <table:table-cell office:value-type="float" office:value="635292" table:style-name="ce43">
            <text:p>635 292</text:p>
          </table:table-cell>
          <table:table-cell office:value-type="percentage" office:value="0.94737538014015599" table:style-name="ce44">
            <text:p>94.7%</text:p>
          </table:table-cell>
          <table:table-cell office:value-type="float" office:value="701508" table:style-name="ce43">
            <text:p>701 508</text:p>
          </table:table-cell>
          <table:table-cell office:value-type="float" office:value="837584" table:style-name="ce43">
            <text:p>837 584</text:p>
          </table:table-cell>
          <table:table-cell office:value-type="percentage" office:value="0.83753748877724499" table:style-name="ce44">
            <text:p>83.8%</text:p>
          </table:table-cell>
          <table:table-cell office:value-type="float" office:value="661416" table:style-name="ce43">
            <text:p>661 416</text:p>
          </table:table-cell>
          <table:table-cell office:value-type="float" office:value="1091780" table:style-name="ce43">
            <text:p>1 091 780</text:p>
          </table:table-cell>
          <table:table-cell office:value-type="percentage" office:value="0.60581435820403373" table:style-name="ce44">
            <text:p>60.6%</text:p>
          </table:table-cell>
          <table:table-cell office:value-type="float" office:value="348504" table:style-name="ce43">
            <text:p>348 504</text:p>
          </table:table-cell>
          <table:table-cell office:value-type="float" office:value="2803626" table:style-name="ce43">
            <text:p>2 803 626</text:p>
          </table:table-cell>
          <table:table-cell office:value-type="percentage" office:value="0.1243047396478703" table:style-name="ce44">
            <text:p>12.4%</text:p>
          </table:table-cell>
          <table:table-cell office:value-type="float" office:value="47242" table:style-name="ce43">
            <text:p>47 242</text:p>
          </table:table-cell>
          <table:table-cell office:value-type="float" office:value="556316" table:style-name="ce43">
            <text:p>556 316</text:p>
          </table:table-cell>
          <table:table-cell office:value-type="percentage" office:value="8.4919362376778662E-2" table:style-name="ce44">
            <text:p>8.5%</text:p>
          </table:table-cell>
          <table:table-cell office:value-type="float" office:value="788" table:style-name="ce43">
            <text:p>788</text:p>
          </table:table-cell>
          <table:table-cell office:value-type="float" office:value="159864" table:style-name="ce43">
            <text:p>159 864</text:p>
          </table:table-cell>
          <table:table-cell office:value-type="percentage" office:value="4.9291898113396383E-3" table:style-name="ce44">
            <text:p>0.5%</text:p>
          </table:table-cell>
          <table:table-cell office:value-type="float" office:value="2814159" table:style-name="ce43">
            <text:p>2 814 159</text:p>
          </table:table-cell>
          <table:table-cell office:value-type="float" office:value="6531658" table:style-name="ce43">
            <text:p>6 531 658</text:p>
          </table:table-cell>
          <table:table-cell office:value-type="percentage" office:value="0.43084910446933994" table:style-name="ce44">
            <text:p>43.1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. Valenciana</text:p>
          </table:table-cell>
          <table:table-cell office:value-type="float" office:value="293321" table:style-name="ce43">
            <text:p>293 321</text:p>
          </table:table-cell>
          <table:table-cell office:value-type="float" office:value="276531" table:style-name="ce43">
            <text:p>276 531</text:p>
          </table:table-cell>
          <table:table-cell office:value-type="percentage" office:value="1" table:style-name="ce44">
            <text:p>100.0%</text:p>
          </table:table-cell>
          <table:table-cell office:value-type="float" office:value="424037" table:style-name="ce43">
            <text:p>424 037</text:p>
          </table:table-cell>
          <table:table-cell office:value-type="float" office:value="437862" table:style-name="ce43">
            <text:p>437 862</text:p>
          </table:table-cell>
          <table:table-cell office:value-type="percentage" office:value="0.96842612512618131" table:style-name="ce44">
            <text:p>96.8%</text:p>
          </table:table-cell>
          <table:table-cell office:value-type="float" office:value="512687" table:style-name="ce43">
            <text:p>512 687</text:p>
          </table:table-cell>
          <table:table-cell office:value-type="float" office:value="580728" table:style-name="ce43">
            <text:p>580 728</text:p>
          </table:table-cell>
          <table:table-cell office:value-type="percentage" office:value="0.88283499331873094" table:style-name="ce44">
            <text:p>88.3%</text:p>
          </table:table-cell>
          <table:table-cell office:value-type="float" office:value="338175" table:style-name="ce43">
            <text:p>338 175</text:p>
          </table:table-cell>
          <table:table-cell office:value-type="float" office:value="752334" table:style-name="ce43">
            <text:p>752 334</text:p>
          </table:table-cell>
          <table:table-cell office:value-type="percentage" office:value="0.4495011524136886" table:style-name="ce44">
            <text:p>45.0%</text:p>
          </table:table-cell>
          <table:table-cell office:value-type="float" office:value="214656" table:style-name="ce43">
            <text:p>214 656</text:p>
          </table:table-cell>
          <table:table-cell office:value-type="float" office:value="1765967" table:style-name="ce43">
            <text:p>1 765 967</text:p>
          </table:table-cell>
          <table:table-cell office:value-type="percentage" office:value="0.12155153522121308" table:style-name="ce44">
            <text:p>12.2%</text:p>
          </table:table-cell>
          <table:table-cell office:value-type="float" office:value="21063" table:style-name="ce43">
            <text:p>21 063</text:p>
          </table:table-cell>
          <table:table-cell office:value-type="float" office:value="352834" table:style-name="ce43">
            <text:p>352 834</text:p>
          </table:table-cell>
          <table:table-cell office:value-type="percentage" office:value="5.9696627875998345E-2" table:style-name="ce44">
            <text:p>6.0%</text:p>
          </table:table-cell>
          <table:table-cell office:value-type="float" office:value="188" table:style-name="ce43">
            <text:p>188</text:p>
          </table:table-cell>
          <table:table-cell office:value-type="float" office:value="103049" table:style-name="ce43">
            <text:p>103 049</text:p>
          </table:table-cell>
          <table:table-cell office:value-type="percentage" office:value="1.824374811982649E-3" table:style-name="ce44">
            <text:p>0.2%</text:p>
          </table:table-cell>
          <table:table-cell office:value-type="float" office:value="1804127" table:style-name="ce43">
            <text:p>1 804 127</text:p>
          </table:table-cell>
          <table:table-cell office:value-type="float" office:value="4269305" table:style-name="ce43">
            <text:p>4 269 305</text:p>
          </table:table-cell>
          <table:table-cell office:value-type="percentage" office:value="0.42258095872747437" table:style-name="ce44">
            <text:p>42.3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Extremadura</text:p>
          </table:table-cell>
          <table:table-cell office:value-type="float" office:value="77876" table:style-name="ce43">
            <text:p>77 876</text:p>
          </table:table-cell>
          <table:table-cell office:value-type="float" office:value="76005" table:style-name="ce43">
            <text:p>76 005</text:p>
          </table:table-cell>
          <table:table-cell office:value-type="percentage" office:value="1" table:style-name="ce44">
            <text:p>100.0%</text:p>
          </table:table-cell>
          <table:table-cell office:value-type="float" office:value="94888" table:style-name="ce43">
            <text:p>94 888</text:p>
          </table:table-cell>
          <table:table-cell office:value-type="float" office:value="91876" table:style-name="ce43">
            <text:p>91 876</text:p>
          </table:table-cell>
          <table:table-cell office:value-type="percentage" office:value="1" table:style-name="ce44">
            <text:p>100.0%</text:p>
          </table:table-cell>
          <table:table-cell office:value-type="float" office:value="124557" table:style-name="ce43">
            <text:p>124 557</text:p>
          </table:table-cell>
          <table:table-cell office:value-type="float" office:value="125297" table:style-name="ce43">
            <text:p>125 297</text:p>
          </table:table-cell>
          <table:table-cell office:value-type="percentage" office:value="0.9940940325785933" table:style-name="ce44">
            <text:p>99.4%</text:p>
          </table:table-cell>
          <table:table-cell office:value-type="float" office:value="86713" table:style-name="ce43">
            <text:p>86 713</text:p>
          </table:table-cell>
          <table:table-cell office:value-type="float" office:value="169216" table:style-name="ce43">
            <text:p>169 216</text:p>
          </table:table-cell>
          <table:table-cell office:value-type="percentage" office:value="0.51243972201210286" table:style-name="ce44">
            <text:p>51.2%</text:p>
          </table:table-cell>
          <table:table-cell office:value-type="float" office:value="48947" table:style-name="ce43">
            <text:p>48 947</text:p>
          </table:table-cell>
          <table:table-cell office:value-type="float" office:value="351778" table:style-name="ce43">
            <text:p>351 778</text:p>
          </table:table-cell>
          <table:table-cell office:value-type="percentage" office:value="0.13914173143289232" table:style-name="ce44">
            <text:p>13.9%</text:p>
          </table:table-cell>
          <table:table-cell office:value-type="float" office:value="2810" table:style-name="ce43">
            <text:p>2 810</text:p>
          </table:table-cell>
          <table:table-cell office:value-type="float" office:value="76088" table:style-name="ce43">
            <text:p>76 088</text:p>
          </table:table-cell>
          <table:table-cell office:value-type="percentage" office:value="3.6930922090211336E-2" table:style-name="ce44">
            <text:p>3.7%</text:p>
          </table:table-cell>
          <table:table-cell office:value-type="float" office:value="72" table:style-name="ce43">
            <text:p>72</text:p>
          </table:table-cell>
          <table:table-cell office:value-type="float" office:value="20953" table:style-name="ce43">
            <text:p>20 953</text:p>
          </table:table-cell>
          <table:table-cell office:value-type="percentage" office:value="3.4362621104376463E-3" table:style-name="ce44">
            <text:p>0.3%</text:p>
          </table:table-cell>
          <table:table-cell office:value-type="float" office:value="435863" table:style-name="ce43">
            <text:p>435 863</text:p>
          </table:table-cell>
          <table:table-cell office:value-type="float" office:value="911213" table:style-name="ce43">
            <text:p>911 213</text:p>
          </table:table-cell>
          <table:table-cell office:value-type="percentage" office:value="0.47833272791323217" table:style-name="ce44">
            <text:p>47.8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Galicia</text:p>
          </table:table-cell>
          <table:table-cell office:value-type="float" office:value="239770" table:style-name="ce43">
            <text:p>239 770</text:p>
          </table:table-cell>
          <table:table-cell office:value-type="float" office:value="234302" table:style-name="ce43">
            <text:p>234 302</text:p>
          </table:table-cell>
          <table:table-cell office:value-type="percentage" office:value="1" table:style-name="ce44">
            <text:p>100.0%</text:p>
          </table:table-cell>
          <table:table-cell office:value-type="float" office:value="285252" table:style-name="ce43">
            <text:p>285 252</text:p>
          </table:table-cell>
          <table:table-cell office:value-type="float" office:value="289762" table:style-name="ce43">
            <text:p>289 762</text:p>
          </table:table-cell>
          <table:table-cell office:value-type="percentage" office:value="0.98443550223976917" table:style-name="ce44">
            <text:p>98.4%</text:p>
          </table:table-cell>
          <table:table-cell office:value-type="float" office:value="323567" table:style-name="ce43">
            <text:p>323 567</text:p>
          </table:table-cell>
          <table:table-cell office:value-type="float" office:value="346927" table:style-name="ce43">
            <text:p>346 927</text:p>
          </table:table-cell>
          <table:table-cell office:value-type="percentage" office:value="0.93266594989724061" table:style-name="ce44">
            <text:p>93.3%</text:p>
          </table:table-cell>
          <table:table-cell office:value-type="float" office:value="238752" table:style-name="ce43">
            <text:p>238 752</text:p>
          </table:table-cell>
          <table:table-cell office:value-type="float" office:value="405889" table:style-name="ce43">
            <text:p>405 889</text:p>
          </table:table-cell>
          <table:table-cell office:value-type="percentage" office:value="0.58821993205038814" table:style-name="ce44">
            <text:p>58.8%</text:p>
          </table:table-cell>
          <table:table-cell office:value-type="float" office:value="104405" table:style-name="ce43">
            <text:p>104 405</text:p>
          </table:table-cell>
          <table:table-cell office:value-type="float" office:value="889004" table:style-name="ce43">
            <text:p>889 004</text:p>
          </table:table-cell>
          <table:table-cell office:value-type="percentage" office:value="0.11744041646606765" table:style-name="ce44">
            <text:p>11.7%</text:p>
          </table:table-cell>
          <table:table-cell office:value-type="float" office:value="6464" table:style-name="ce43">
            <text:p>6 464</text:p>
          </table:table-cell>
          <table:table-cell office:value-type="float" office:value="152745" table:style-name="ce43">
            <text:p>152 745</text:p>
          </table:table-cell>
          <table:table-cell office:value-type="percentage" office:value="4.2318897508920095E-2" table:style-name="ce44">
            <text:p>4.2%</text:p>
          </table:table-cell>
          <table:table-cell office:value-type="float" office:value="44" table:style-name="ce43">
            <text:p>44</text:p>
          </table:table-cell>
          <table:table-cell office:value-type="float" office:value="44014" table:style-name="ce43">
            <text:p>44 014</text:p>
          </table:table-cell>
          <table:table-cell office:value-type="percentage" office:value="9.9968191938928528E-4" table:style-name="ce44">
            <text:p>0.1%</text:p>
          </table:table-cell>
          <table:table-cell office:value-type="float" office:value="1198254" table:style-name="ce43">
            <text:p>1 198 254</text:p>
          </table:table-cell>
          <table:table-cell office:value-type="float" office:value="2362643" table:style-name="ce43">
            <text:p>2 362 643</text:p>
          </table:table-cell>
          <table:table-cell office:value-type="percentage" office:value="0.50716676196954003" table:style-name="ce44">
            <text:p>50.7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La Rioja</text:p>
          </table:table-cell>
          <table:table-cell office:value-type="float" office:value="23225" table:style-name="ce43">
            <text:p>23 225</text:p>
          </table:table-cell>
          <table:table-cell office:value-type="float" office:value="22207" table:style-name="ce43">
            <text:p>22 207</text:p>
          </table:table-cell>
          <table:table-cell office:value-type="percentage" office:value="1" table:style-name="ce44">
            <text:p>100.0%</text:p>
          </table:table-cell>
          <table:table-cell office:value-type="float" office:value="28288" table:style-name="ce43">
            <text:p>28 288</text:p>
          </table:table-cell>
          <table:table-cell office:value-type="float" office:value="28125" table:style-name="ce43">
            <text:p>28 125</text:p>
          </table:table-cell>
          <table:table-cell office:value-type="percentage" office:value="1" table:style-name="ce44">
            <text:p>100.0%</text:p>
          </table:table-cell>
          <table:table-cell office:value-type="float" office:value="35448" table:style-name="ce43">
            <text:p>35 448</text:p>
          </table:table-cell>
          <table:table-cell office:value-type="float" office:value="37718" table:style-name="ce43">
            <text:p>37 718</text:p>
          </table:table-cell>
          <table:table-cell office:value-type="percentage" office:value="0.93981653322021319" table:style-name="ce44">
            <text:p>94.0%</text:p>
          </table:table-cell>
          <table:table-cell office:value-type="float" office:value="19350" table:style-name="ce43">
            <text:p>19 350</text:p>
          </table:table-cell>
          <table:table-cell office:value-type="float" office:value="47664" table:style-name="ce43">
            <text:p>47 664</text:p>
          </table:table-cell>
          <table:table-cell office:value-type="percentage" office:value="0.4059667673716012" table:style-name="ce44">
            <text:p>40.6%</text:p>
          </table:table-cell>
          <table:table-cell office:value-type="float" office:value="14569" table:style-name="ce43">
            <text:p>14 569</text:p>
          </table:table-cell>
          <table:table-cell office:value-type="float" office:value="107618" table:style-name="ce43">
            <text:p>107 618</text:p>
          </table:table-cell>
          <table:table-cell office:value-type="percentage" office:value="0.13537698154583805" table:style-name="ce44">
            <text:p>13.5%</text:p>
          </table:table-cell>
          <table:table-cell office:value-type="float" office:value="1470" table:style-name="ce43">
            <text:p>1 470</text:p>
          </table:table-cell>
          <table:table-cell office:value-type="float" office:value="21170" table:style-name="ce43">
            <text:p>21 170</text:p>
          </table:table-cell>
          <table:table-cell office:value-type="percentage" office:value="6.9437883797827116E-2" table:style-name="ce44">
            <text:p>6.9%</text:p>
          </table:table-cell>
          <table:table-cell office:value-type="float" office:value="10" table:style-name="ce43">
            <text:p>10</text:p>
          </table:table-cell>
          <table:table-cell office:value-type="float" office:value="6286" table:style-name="ce43">
            <text:p>6 286</text:p>
          </table:table-cell>
          <table:table-cell office:value-type="percentage" office:value="1.590836780146357E-3" table:style-name="ce44">
            <text:p>0.2%</text:p>
          </table:table-cell>
          <table:table-cell office:value-type="float" office:value="122360" table:style-name="ce43">
            <text:p>122 360</text:p>
          </table:table-cell>
          <table:table-cell office:value-type="float" office:value="270788" table:style-name="ce43">
            <text:p>270 788</text:p>
          </table:table-cell>
          <table:table-cell office:value-type="percentage" office:value="0.45186640471512768" table:style-name="ce44">
            <text:p>45.2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Madrid</text:p>
          </table:table-cell>
          <table:table-cell office:value-type="float" office:value="368664" table:style-name="ce43">
            <text:p>368 664</text:p>
          </table:table-cell>
          <table:table-cell office:value-type="float" office:value="364122" table:style-name="ce43">
            <text:p>364 122</text:p>
          </table:table-cell>
          <table:table-cell office:value-type="percentage" office:value="1" table:style-name="ce44">
            <text:p>100.0%</text:p>
          </table:table-cell>
          <table:table-cell office:value-type="float" office:value="498309" table:style-name="ce43">
            <text:p>498 309</text:p>
          </table:table-cell>
          <table:table-cell office:value-type="float" office:value="526081" table:style-name="ce43">
            <text:p>526 081</text:p>
          </table:table-cell>
          <table:table-cell office:value-type="percentage" office:value="0.94720965022496539" table:style-name="ce44">
            <text:p>94.7%</text:p>
          </table:table-cell>
          <table:table-cell office:value-type="float" office:value="620128" table:style-name="ce43">
            <text:p>620 128</text:p>
          </table:table-cell>
          <table:table-cell office:value-type="float" office:value="703323" table:style-name="ce43">
            <text:p>703 323</text:p>
          </table:table-cell>
          <table:table-cell office:value-type="percentage" office:value="0.88171153225473931" table:style-name="ce44">
            <text:p>88.2%</text:p>
          </table:table-cell>
          <table:table-cell office:value-type="float" office:value="505461" table:style-name="ce43">
            <text:p>505 461</text:p>
          </table:table-cell>
          <table:table-cell office:value-type="float" office:value="972783" table:style-name="ce43">
            <text:p>972 783</text:p>
          </table:table-cell>
          <table:table-cell office:value-type="percentage" office:value="0.51960303582607836" table:style-name="ce44">
            <text:p>52.0%</text:p>
          </table:table-cell>
          <table:table-cell office:value-type="float" office:value="322201" table:style-name="ce43">
            <text:p>322 201</text:p>
          </table:table-cell>
          <table:table-cell office:value-type="float" office:value="2513737" table:style-name="ce43">
            <text:p>2 513 737</text:p>
          </table:table-cell>
          <table:table-cell office:value-type="percentage" office:value="0.12817609797683688" table:style-name="ce44">
            <text:p>12.8%</text:p>
          </table:table-cell>
          <table:table-cell office:value-type="float" office:value="31978" table:style-name="ce43">
            <text:p>31 978</text:p>
          </table:table-cell>
          <table:table-cell office:value-type="float" office:value="479716" table:style-name="ce43">
            <text:p>479 716</text:p>
          </table:table-cell>
          <table:table-cell office:value-type="percentage" office:value="6.66602739954473E-2" table:style-name="ce44">
            <text:p>6.7%</text:p>
          </table:table-cell>
          <table:table-cell office:value-type="float" office:value="437" table:style-name="ce43">
            <text:p>437</text:p>
          </table:table-cell>
          <table:table-cell office:value-type="float" office:value="135861" table:style-name="ce43">
            <text:p>135 861</text:p>
          </table:table-cell>
          <table:table-cell office:value-type="percentage" office:value="3.2165227695953951E-3" table:style-name="ce44">
            <text:p>0.3%</text:p>
          </table:table-cell>
          <table:table-cell office:value-type="float" office:value="2347178" table:style-name="ce43">
            <text:p>2 347 178</text:p>
          </table:table-cell>
          <table:table-cell office:value-type="float" office:value="5695623" table:style-name="ce43">
            <text:p>5 695 623</text:p>
          </table:table-cell>
          <table:table-cell office:value-type="percentage" office:value="0.41210206504187513" table:style-name="ce44">
            <text:p>41.2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Murcia</text:p>
          </table:table-cell>
          <table:table-cell office:value-type="float" office:value="72830" table:style-name="ce43">
            <text:p>72 830</text:p>
          </table:table-cell>
          <table:table-cell office:value-type="float" office:value="69771" table:style-name="ce43">
            <text:p>69 771</text:p>
          </table:table-cell>
          <table:table-cell office:value-type="percentage" office:value="1" table:style-name="ce44">
            <text:p>100.0%</text:p>
          </table:table-cell>
          <table:table-cell office:value-type="float" office:value="98231" table:style-name="ce43">
            <text:p>98 231</text:p>
          </table:table-cell>
          <table:table-cell office:value-type="float" office:value="102899" table:style-name="ce43">
            <text:p>102 899</text:p>
          </table:table-cell>
          <table:table-cell office:value-type="percentage" office:value="0.95463512764944269" table:style-name="ce44">
            <text:p>95.5%</text:p>
          </table:table-cell>
          <table:table-cell office:value-type="float" office:value="125181" table:style-name="ce43">
            <text:p>125 181</text:p>
          </table:table-cell>
          <table:table-cell office:value-type="float" office:value="146909" table:style-name="ce43">
            <text:p>146 909</text:p>
          </table:table-cell>
          <table:table-cell office:value-type="percentage" office:value="0.85209891837804352" table:style-name="ce44">
            <text:p>85.2%</text:p>
          </table:table-cell>
          <table:table-cell office:value-type="float" office:value="104464" table:style-name="ce43">
            <text:p>104 464</text:p>
          </table:table-cell>
          <table:table-cell office:value-type="float" office:value="213256" table:style-name="ce43">
            <text:p>213 256</text:p>
          </table:table-cell>
          <table:table-cell office:value-type="percentage" office:value="0.48985257155718948" table:style-name="ce44">
            <text:p>49.0%</text:p>
          </table:table-cell>
          <table:table-cell office:value-type="float" office:value="63067" table:style-name="ce43">
            <text:p>63 067</text:p>
          </table:table-cell>
          <table:table-cell office:value-type="float" office:value="551265" table:style-name="ce43">
            <text:p>551 265</text:p>
          </table:table-cell>
          <table:table-cell office:value-type="percentage" office:value="0.11440414319791752" table:style-name="ce44">
            <text:p>11.4%</text:p>
          </table:table-cell>
          <table:table-cell office:value-type="float" office:value="7338" table:style-name="ce43">
            <text:p>7 338</text:p>
          </table:table-cell>
          <table:table-cell office:value-type="float" office:value="118667" table:style-name="ce43">
            <text:p>118 667</text:p>
          </table:table-cell>
          <table:table-cell office:value-type="percentage" office:value="6.1836904952514177E-2" table:style-name="ce44">
            <text:p>6.2%</text:p>
          </table:table-cell>
          <table:table-cell office:value-type="float" office:value="134" table:style-name="ce43">
            <text:p>134</text:p>
          </table:table-cell>
          <table:table-cell office:value-type="float" office:value="34712" table:style-name="ce43">
            <text:p>34 712</text:p>
          </table:table-cell>
          <table:table-cell office:value-type="percentage" office:value="3.860336483060613E-3" table:style-name="ce44">
            <text:p>0.4%</text:p>
          </table:table-cell>
          <table:table-cell office:value-type="float" office:value="471245" table:style-name="ce43">
            <text:p>471 245</text:p>
          </table:table-cell>
          <table:table-cell office:value-type="float" office:value="1237479" table:style-name="ce43">
            <text:p>1 237 479</text:p>
          </table:table-cell>
          <table:table-cell office:value-type="percentage" office:value="0.38081050264287314" table:style-name="ce44">
            <text:p>38.1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Navarra</text:p>
          </table:table-cell>
          <table:table-cell office:value-type="float" office:value="42268" table:style-name="ce43">
            <text:p>42 268</text:p>
          </table:table-cell>
          <table:table-cell office:value-type="float" office:value="41166" table:style-name="ce43">
            <text:p>41 166</text:p>
          </table:table-cell>
          <table:table-cell office:value-type="percentage" office:value="1" table:style-name="ce44">
            <text:p>100.0%</text:p>
          </table:table-cell>
          <table:table-cell office:value-type="float" office:value="55286" table:style-name="ce43">
            <text:p>55 286</text:p>
          </table:table-cell>
          <table:table-cell office:value-type="float" office:value="55792" table:style-name="ce43">
            <text:p>55 792</text:p>
          </table:table-cell>
          <table:table-cell office:value-type="percentage" office:value="0.99093059936908512" table:style-name="ce44">
            <text:p>99.1%</text:p>
          </table:table-cell>
          <table:table-cell office:value-type="float" office:value="67727" table:style-name="ce43">
            <text:p>67 727</text:p>
          </table:table-cell>
          <table:table-cell office:value-type="float" office:value="73844" table:style-name="ce43">
            <text:p>73 844</text:p>
          </table:table-cell>
          <table:table-cell office:value-type="percentage" office:value="0.91716320892692704" table:style-name="ce44">
            <text:p>91.7%</text:p>
          </table:table-cell>
          <table:table-cell office:value-type="float" office:value="57008" table:style-name="ce43">
            <text:p>57 008</text:p>
          </table:table-cell>
          <table:table-cell office:value-type="float" office:value="96694" table:style-name="ce43">
            <text:p>96 694</text:p>
          </table:table-cell>
          <table:table-cell office:value-type="percentage" office:value="0.58957122468819156" table:style-name="ce44">
            <text:p>59.0%</text:p>
          </table:table-cell>
          <table:table-cell office:value-type="float" office:value="30136" table:style-name="ce43">
            <text:p>30 136</text:p>
          </table:table-cell>
          <table:table-cell office:value-type="float" office:value="223028" table:style-name="ce43">
            <text:p>223 028</text:p>
          </table:table-cell>
          <table:table-cell office:value-type="percentage" office:value="0.13512204745592482" table:style-name="ce44">
            <text:p>13.5%</text:p>
          </table:table-cell>
          <table:table-cell office:value-type="float" office:value="3664" table:style-name="ce43">
            <text:p>3 664</text:p>
          </table:table-cell>
          <table:table-cell office:value-type="float" office:value="48505" table:style-name="ce43">
            <text:p>48 505</text:p>
          </table:table-cell>
          <table:table-cell office:value-type="percentage" office:value="7.5538604267601284E-2" table:style-name="ce44">
            <text:p>7.6%</text:p>
          </table:table-cell>
          <table:table-cell office:value-type="float" office:value="9" table:style-name="ce43">
            <text:p>9</text:p>
          </table:table-cell>
          <table:table-cell office:value-type="float" office:value="13906" table:style-name="ce43">
            <text:p>13 906</text:p>
          </table:table-cell>
          <table:table-cell office:value-type="percentage" office:value="6.4720264633970944E-4" table:style-name="ce44">
            <text:p>0.1%</text:p>
          </table:table-cell>
          <table:table-cell office:value-type="float" office:value="256098" table:style-name="ce43">
            <text:p>256 098</text:p>
          </table:table-cell>
          <table:table-cell office:value-type="float" office:value="552935" table:style-name="ce43">
            <text:p>552 935</text:p>
          </table:table-cell>
          <table:table-cell office:value-type="percentage" office:value="0.4631611310551873" table:style-name="ce44">
            <text:p>46.3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País Vasco</text:p>
          </table:table-cell>
          <table:table-cell office:value-type="float" office:value="161547" table:style-name="ce43">
            <text:p>161 547</text:p>
          </table:table-cell>
          <table:table-cell office:value-type="float" office:value="157950" table:style-name="ce43">
            <text:p>157 950</text:p>
          </table:table-cell>
          <table:table-cell office:value-type="percentage" office:value="1" table:style-name="ce44">
            <text:p>100.0%</text:p>
          </table:table-cell>
          <table:table-cell office:value-type="float" office:value="209024" table:style-name="ce43">
            <text:p>209 024</text:p>
          </table:table-cell>
          <table:table-cell office:value-type="float" office:value="213081" table:style-name="ce43">
            <text:p>213 081</text:p>
          </table:table-cell>
          <table:table-cell office:value-type="percentage" office:value="0.98096029209549418" table:style-name="ce44">
            <text:p>98.1%</text:p>
          </table:table-cell>
          <table:table-cell office:value-type="float" office:value="262812" table:style-name="ce43">
            <text:p>262 812</text:p>
          </table:table-cell>
          <table:table-cell office:value-type="float" office:value="280119" table:style-name="ce43">
            <text:p>280 119</text:p>
          </table:table-cell>
          <table:table-cell office:value-type="percentage" office:value="0.93821554410803976" table:style-name="ce44">
            <text:p>93.8%</text:p>
          </table:table-cell>
          <table:table-cell office:value-type="float" office:value="167586" table:style-name="ce43">
            <text:p>167 586</text:p>
          </table:table-cell>
          <table:table-cell office:value-type="float" office:value="339977" table:style-name="ce43">
            <text:p>339 977</text:p>
          </table:table-cell>
          <table:table-cell office:value-type="percentage" office:value="0.49293334549101853" table:style-name="ce44">
            <text:p>49.3%</text:p>
          </table:table-cell>
          <table:table-cell office:value-type="float" office:value="99083" table:style-name="ce43">
            <text:p>99 083</text:p>
          </table:table-cell>
          <table:table-cell office:value-type="float" office:value="724849" table:style-name="ce43">
            <text:p>724 849</text:p>
          </table:table-cell>
          <table:table-cell office:value-type="percentage" office:value="0.13669467709826461" table:style-name="ce44">
            <text:p>13.7%</text:p>
          </table:table-cell>
          <table:table-cell office:value-type="float" office:value="12589" table:style-name="ce43">
            <text:p>12 589</text:p>
          </table:table-cell>
          <table:table-cell office:value-type="float" office:value="140323" table:style-name="ce43">
            <text:p>140 323</text:p>
          </table:table-cell>
          <table:table-cell office:value-type="percentage" office:value="8.9714444531545076E-2" table:style-name="ce44">
            <text:p>9.0%</text:p>
          </table:table-cell>
          <table:table-cell office:value-type="float" office:value="41" table:style-name="ce43">
            <text:p>41</text:p>
          </table:table-cell>
          <table:table-cell office:value-type="float" office:value="41824" table:style-name="ce43">
            <text:p>41 824</text:p>
          </table:table-cell>
          <table:table-cell office:value-type="percentage" office:value="9.8029839326702365E-4" table:style-name="ce44">
            <text:p>0.1%</text:p>
          </table:table-cell>
          <table:table-cell office:value-type="float" office:value="912682" table:style-name="ce43">
            <text:p>912 682</text:p>
          </table:table-cell>
          <table:table-cell office:value-type="float" office:value="1898123" table:style-name="ce43">
            <text:p>1 898 123</text:p>
          </table:table-cell>
          <table:table-cell office:value-type="percentage" office:value="0.48083396070749895" table:style-name="ce44">
            <text:p>48.1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euta</text:p>
          </table:table-cell>
          <table:table-cell office:value-type="float" office:value="2337" table:style-name="ce43">
            <text:p>2 337</text:p>
          </table:table-cell>
          <table:table-cell office:value-type="float" office:value="2605" table:style-name="ce43">
            <text:p>2 605</text:p>
          </table:table-cell>
          <table:table-cell office:value-type="percentage" office:value="0.89712092130518239" table:style-name="ce44">
            <text:p>89.7%</text:p>
          </table:table-cell>
          <table:table-cell office:value-type="float" office:value="3715" table:style-name="ce43">
            <text:p>3 715</text:p>
          </table:table-cell>
          <table:table-cell office:value-type="float" office:value="4318" table:style-name="ce43">
            <text:p>4 318</text:p>
          </table:table-cell>
          <table:table-cell office:value-type="percentage" office:value="0.86035201482167667" table:style-name="ce44">
            <text:p>86.0%</text:p>
          </table:table-cell>
          <table:table-cell office:value-type="float" office:value="6334" table:style-name="ce43">
            <text:p>6 334</text:p>
          </table:table-cell>
          <table:table-cell office:value-type="float" office:value="7857" table:style-name="ce43">
            <text:p>7 857</text:p>
          </table:table-cell>
          <table:table-cell office:value-type="percentage" office:value="0.80616011200203641" table:style-name="ce44">
            <text:p>80.6%</text:p>
          </table:table-cell>
          <table:table-cell office:value-type="float" office:value="8860" table:style-name="ce43">
            <text:p>8 860</text:p>
          </table:table-cell>
          <table:table-cell office:value-type="float" office:value="11556" table:style-name="ce43">
            <text:p>11 556</text:p>
          </table:table-cell>
          <table:table-cell office:value-type="percentage" office:value="0.76670128071997234" table:style-name="ce44">
            <text:p>76.7%</text:p>
          </table:table-cell>
          <table:table-cell office:value-type="float" office:value="7637" table:style-name="ce43">
            <text:p>7 637</text:p>
          </table:table-cell>
          <table:table-cell office:value-type="float" office:value="30066" table:style-name="ce43">
            <text:p>30 066</text:p>
          </table:table-cell>
          <table:table-cell office:value-type="percentage" office:value="0.25400784939799109" table:style-name="ce44">
            <text:p>25.4%</text:p>
          </table:table-cell>
          <table:table-cell office:value-type="float" office:value="440" table:style-name="ce43">
            <text:p>440</text:p>
          </table:table-cell>
          <table:table-cell office:value-type="float" office:value="7581" table:style-name="ce43">
            <text:p>7 581</text:p>
          </table:table-cell>
          <table:table-cell office:value-type="percentage" office:value="5.8039836433188233E-2" table:style-name="ce44">
            <text:p>5.8%</text:p>
          </table:table-cell>
          <table:table-cell office:value-type="float" office:value="8" table:style-name="ce43">
            <text:p>8</text:p>
          </table:table-cell>
          <table:table-cell office:value-type="float" office:value="2175" table:style-name="ce43">
            <text:p>2 175</text:p>
          </table:table-cell>
          <table:table-cell office:value-type="percentage" office:value="3.6781609195402297E-3" table:style-name="ce44">
            <text:p>0.4%</text:p>
          </table:table-cell>
          <table:table-cell office:value-type="float" office:value="29331" table:style-name="ce43">
            <text:p>29 331</text:p>
          </table:table-cell>
          <table:table-cell office:value-type="float" office:value="66158" table:style-name="ce43">
            <text:p>66 158</text:p>
          </table:table-cell>
          <table:table-cell office:value-type="percentage" office:value="0.44334774328123583" table:style-name="ce44">
            <text:p>44.3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Melilla</text:p>
          </table:table-cell>
          <table:table-cell office:value-type="float" office:value="1907" table:style-name="ce43">
            <text:p>1 907</text:p>
          </table:table-cell>
          <table:table-cell office:value-type="float" office:value="2349" table:style-name="ce43">
            <text:p>2 349</text:p>
          </table:table-cell>
          <table:table-cell office:value-type="percentage" office:value="0.81183482332907619" table:style-name="ce44">
            <text:p>81.2%</text:p>
          </table:table-cell>
          <table:table-cell office:value-type="float" office:value="3074" table:style-name="ce43">
            <text:p>3 074</text:p>
          </table:table-cell>
          <table:table-cell office:value-type="float" office:value="3748" table:style-name="ce43">
            <text:p>3 748</text:p>
          </table:table-cell>
          <table:table-cell office:value-type="percentage" office:value="0.82017075773745995" table:style-name="ce44">
            <text:p>82.0%</text:p>
          </table:table-cell>
          <table:table-cell office:value-type="float" office:value="6127" table:style-name="ce43">
            <text:p>6 127</text:p>
          </table:table-cell>
          <table:table-cell office:value-type="float" office:value="7827" table:style-name="ce43">
            <text:p>7 827</text:p>
          </table:table-cell>
          <table:table-cell office:value-type="percentage" office:value="0.78280311741407949" table:style-name="ce44">
            <text:p>78.3%</text:p>
          </table:table-cell>
          <table:table-cell office:value-type="float" office:value="7932" table:style-name="ce43">
            <text:p>7 932</text:p>
          </table:table-cell>
          <table:table-cell office:value-type="float" office:value="11299" table:style-name="ce43">
            <text:p>11 299</text:p>
          </table:table-cell>
          <table:table-cell office:value-type="percentage" office:value="0.70200902734755288" table:style-name="ce44">
            <text:p>70.2%</text:p>
          </table:table-cell>
          <table:table-cell office:value-type="float" office:value="8771" table:style-name="ce43">
            <text:p>8 771</text:p>
          </table:table-cell>
          <table:table-cell office:value-type="float" office:value="30095" table:style-name="ce43">
            <text:p>30 095</text:p>
          </table:table-cell>
          <table:table-cell office:value-type="percentage" office:value="0.29144376142216316" table:style-name="ce44">
            <text:p>29.1%</text:p>
          </table:table-cell>
          <table:table-cell office:value-type="float" office:value="302" table:style-name="ce43">
            <text:p>302</text:p>
          </table:table-cell>
          <table:table-cell office:value-type="float" office:value="8536" table:style-name="ce43">
            <text:p>8 536</text:p>
          </table:table-cell>
          <table:table-cell office:value-type="percentage" office:value="3.5379568884723524E-2" table:style-name="ce44">
            <text:p>3.5%</text:p>
          </table:table-cell>
          <table:table-cell office:value-type="float" office:value="7" table:style-name="ce43">
            <text:p>7</text:p>
          </table:table-cell>
          <table:table-cell office:value-type="float" office:value="2324" table:style-name="ce43">
            <text:p>2 324</text:p>
          </table:table-cell>
          <table:table-cell office:value-type="percentage" office:value="3.0120481927710845E-3" table:style-name="ce44">
            <text:p>0.3%</text:p>
          </table:table-cell>
          <table:table-cell office:value-type="float" office:value="28120" table:style-name="ce43">
            <text:p>28 120</text:p>
          </table:table-cell>
          <table:table-cell office:value-type="float" office:value="66178" table:style-name="ce43">
            <text:p>66 178</text:p>
          </table:table-cell>
          <table:table-cell office:value-type="percentage" office:value="0.42491462419535192" table:style-name="ce44">
            <text:p>42.5%</text:p>
          </table:table-cell>
          <table:table-cell table:number-columns-repeated="16359"/>
        </table:table-row>
        <table:table-row table:style-name="ro4">
          <table:table-cell office:value-type="string" table:style-name="ce45">
            <text:p>Fuerzas Armadas</text:p>
          </table:table-cell>
          <table:table-cell office:value-type="float" office:value="28" table:style-name="ce46">
            <text:p>28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12" table:style-name="ce46">
            <text:p>12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3271" table:style-name="ce46">
            <text:p>3 271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8303" table:style-name="ce46">
            <text:p>8 303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50772" table:style-name="ce46">
            <text:p>50 772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6978" table:style-name="ce46">
            <text:p>6 978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2" table:style-name="ce46">
            <text:p>2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69366" table:style-name="ce46">
            <text:p>69 366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table:number-columns-repeated="16359" table:style-name="ce48"/>
        </table:table-row>
        <table:table-row table:style-name="ro4">
          <table:table-cell office:value-type="string" table:style-name="ce49">
            <text:p>Total España</text:p>
          </table:table-cell>
          <table:table-cell office:value-type="float" office:value="2901680" table:style-name="ce50">
            <text:p>2 901 680</text:p>
          </table:table-cell>
          <table:table-cell office:value-type="float" office:value="2834024" table:style-name="ce50">
            <text:p>2 834 024</text:p>
          </table:table-cell>
          <table:table-cell office:value-type="percentage" office:value="1" table:style-name="ce51">
            <text:p>100.0%</text:p>
          </table:table-cell>
          <table:table-cell office:value-type="float" office:value="3847886" table:style-name="ce50">
            <text:p>3 847 886</text:p>
          </table:table-cell>
          <table:table-cell office:value-type="float" office:value="3960045" table:style-name="ce50">
            <text:p>3 960 045</text:p>
          </table:table-cell>
          <table:table-cell office:value-type="percentage" office:value="0.97167734205040601" table:style-name="ce51">
            <text:p>97.2%</text:p>
          </table:table-cell>
          <table:table-cell office:value-type="float" office:value="4744963" table:style-name="ce50">
            <text:p>4 744 963</text:p>
          </table:table-cell>
          <table:table-cell office:value-type="float" office:value="5336986" table:style-name="ce50">
            <text:p>5 336 986</text:p>
          </table:table-cell>
          <table:table-cell office:value-type="percentage" office:value="0.8890716595471676" table:style-name="ce51">
            <text:p>88.9%</text:p>
          </table:table-cell>
          <table:table-cell office:value-type="float" office:value="3808139" table:style-name="ce50">
            <text:p>3 808 139</text:p>
          </table:table-cell>
          <table:table-cell office:value-type="float" office:value="7033306" table:style-name="ce50">
            <text:p>7 033 306</text:p>
          </table:table-cell>
          <table:table-cell office:value-type="percentage" office:value="0.54144366816970568" table:style-name="ce51">
            <text:p>54.1%</text:p>
          </table:table-cell>
          <table:table-cell office:value-type="float" office:value="2178540" table:style-name="ce50">
            <text:p>2 178 540</text:p>
          </table:table-cell>
          <table:table-cell office:value-type="float" office:value="16706113" table:style-name="ce50">
            <text:p>16 706 113</text:p>
          </table:table-cell>
          <table:table-cell office:value-type="percentage" office:value="0.13040376298184983" table:style-name="ce51">
            <text:p>13.0%</text:p>
          </table:table-cell>
          <table:table-cell office:value-type="float" office:value="223395" table:style-name="ce50">
            <text:p>223 395</text:p>
          </table:table-cell>
          <table:table-cell office:value-type="float" office:value="3310299" table:style-name="ce50">
            <text:p>3 310 299</text:p>
          </table:table-cell>
          <table:table-cell office:value-type="percentage" office:value="6.7484840493260576E-2" table:style-name="ce51">
            <text:p>6.7%</text:p>
          </table:table-cell>
          <table:table-cell office:value-type="float" office:value="2717" table:style-name="ce50">
            <text:p>2 717</text:p>
          </table:table-cell>
          <table:table-cell office:value-type="float" office:value="949049" table:style-name="ce50">
            <text:p>949 049</text:p>
          </table:table-cell>
          <table:table-cell office:value-type="percentage" office:value="2.8628658794224533E-3" table:style-name="ce51">
            <text:p>0.3%</text:p>
          </table:table-cell>
          <table:table-cell office:value-type="float" office:value="17707320" table:style-name="ce50">
            <text:p>17 707 320</text:p>
          </table:table-cell>
          <table:table-cell office:value-type="float" office:value="40129822" table:style-name="ce50">
            <text:p>40 129 822</text:p>
          </table:table-cell>
          <table:table-cell office:value-type="percentage" office:value="0.44125089814751733" table:style-name="ce51">
            <text:p>44.1%</text:p>
          </table:table-cell>
          <table:table-cell table:number-columns-repeated="16359"/>
        </table:table-row>
        <table:table-row table:style-name="ro4">
          <table:table-cell table:number-columns-repeated="16384"/>
        </table:table-row>
        <table:table-row table:style-name="ro10">
          <table:table-cell table:number-columns-spanned="10" table:number-rows-spanned="1" table:style-name="ce20"/>
          <table:covered-table-cell table:number-columns-repeated="9"/>
          <table:table-cell table:number-columns-repeated="2" table:style-name="ce18"/>
          <table:table-cell table:style-name="ce52"/>
          <table:table-cell table:number-columns-repeated="2" table:style-name="ce18"/>
          <table:table-cell table:style-name="ce52"/>
          <table:table-cell table:style-name="ce48"/>
          <table:table-cell table:style-name="ce18"/>
          <table:table-cell table:style-name="ce52"/>
          <table:table-cell table:number-columns-repeated="2" table:style-name="ce18"/>
          <table:table-cell table:style-name="ce52"/>
          <table:table-cell table:number-columns-repeated="2" table:style-name="ce18"/>
          <table:table-cell table:style-name="ce52"/>
          <table:table-cell table:number-columns-repeated="16359"/>
        </table:table-row>
        <table:table-row table:number-rows-repeated="2" table:style-name="ro4">
          <table:table-cell table:number-columns-repeated="16384"/>
        </table:table-row>
        <table:table-row table:style-name="ro4">
          <table:table-cell table:number-columns-repeated="3" table:style-name="ce18"/>
          <table:table-cell table:style-name="ce52"/>
          <table:table-cell table:style-name="ce18"/>
          <table:table-cell office:value-type="float" office:value="804960" table:formula="of:=814320-9360" table:style-name="ce18">
            <text:p>804960</text:p>
          </table:table-cell>
          <table:table-cell table:style-name="ce52"/>
          <table:table-cell table:number-columns-repeated="2" table:style-name="ce18"/>
          <table:table-cell table:style-name="ce52"/>
          <table:table-cell table:number-columns-repeated="2" table:style-name="ce18"/>
          <table:table-cell table:style-name="ce52"/>
          <table:table-cell table:number-columns-repeated="2" table:style-name="ce18"/>
          <table:table-cell table:style-name="ce52"/>
          <table:table-cell table:style-name="ce48"/>
          <table:table-cell table:style-name="ce18"/>
          <table:table-cell table:style-name="ce52"/>
          <table:table-cell table:number-columns-repeated="2" table:style-name="ce18"/>
          <table:table-cell table:style-name="ce52"/>
          <table:table-cell table:number-columns-repeated="2" table:style-name="ce18"/>
          <table:table-cell table:style-name="ce52"/>
          <table:table-cell table:number-columns-repeated="16359"/>
        </table:table-row>
        <table:table-row table:number-rows-repeated="1048549" table:style-name="ro4">
          <table:table-cell table:number-columns-repeated="16384"/>
        </table:table-row>
      </table:table>
      <table:table table:name="Etarios_con_pauta_completa" table:style-name="ta1">
        <table:table-column table:style-name="co4" table:default-cell-style-name="ce18"/>
        <table:table-column table:style-name="co7" table:number-columns-repeated="2" table:default-cell-style-name="ce18"/>
        <table:table-column table:style-name="co7" table:default-cell-style-name="ce52"/>
        <table:table-column table:style-name="co7" table:number-columns-repeated="2" table:default-cell-style-name="ce18"/>
        <table:table-column table:style-name="co7" table:default-cell-style-name="ce52"/>
        <table:table-column table:style-name="co7" table:number-columns-repeated="2" table:default-cell-style-name="ce18"/>
        <table:table-column table:style-name="co7" table:default-cell-style-name="ce52"/>
        <table:table-column table:style-name="co7" table:number-columns-repeated="2" table:default-cell-style-name="ce18"/>
        <table:table-column table:style-name="co7" table:default-cell-style-name="ce52"/>
        <table:table-column table:style-name="co7" table:number-columns-repeated="2" table:default-cell-style-name="ce18"/>
        <table:table-column table:style-name="co7" table:default-cell-style-name="ce52"/>
        <table:table-column table:style-name="co7" table:default-cell-style-name="ce48"/>
        <table:table-column table:style-name="co3" table:default-cell-style-name="ce18"/>
        <table:table-column table:style-name="co3" table:default-cell-style-name="ce52"/>
        <table:table-column table:style-name="co3" table:number-columns-repeated="2" table:default-cell-style-name="ce18"/>
        <table:table-column table:style-name="co3" table:default-cell-style-name="ce52"/>
        <table:table-column table:style-name="co3" table:number-columns-repeated="2" table:default-cell-style-name="ce18"/>
        <table:table-column table:style-name="co3" table:default-cell-style-name="ce52"/>
        <table:table-column table:style-name="co3" table:number-columns-repeated="16359" table:default-cell-style-name="ce18"/>
        <table:table-row table:style-name="ro9">
          <table:table-cell table:style-name="ce33"/>
          <table:table-cell office:value-type="string" table:style-name="ce34">
            <text:p>Personas pauta completa ≥80 años</text:p>
          </table:table-cell>
          <table:table-cell office:value-type="string" table:style-name="ce34">
            <text:p>Población INE≥80 años</text:p>
          </table:table-cell>
          <table:table-cell office:value-type="string" table:style-name="ce35">
            <text:p>%</text:p>
          </table:table-cell>
          <table:table-cell office:value-type="string" table:style-name="ce34">
            <text:p>Personas pauta completa 70-79 años</text:p>
          </table:table-cell>
          <table:table-cell office:value-type="string" table:style-name="ce34">
            <text:p>Población INE70-79 años</text:p>
          </table:table-cell>
          <table:table-cell office:value-type="string" table:style-name="ce35">
            <text:p>%</text:p>
          </table:table-cell>
          <table:table-cell office:value-type="string" table:style-name="ce34">
            <text:p>Personas pauta completa 60-69 años</text:p>
          </table:table-cell>
          <table:table-cell office:value-type="string" table:style-name="ce34">
            <text:p>Población INE60-69 años</text:p>
          </table:table-cell>
          <table:table-cell office:value-type="string" table:style-name="ce35">
            <text:p>%</text:p>
          </table:table-cell>
          <table:table-cell office:value-type="string" table:style-name="ce34">
            <text:p>Personas pauta completa 50-59 años</text:p>
          </table:table-cell>
          <table:table-cell office:value-type="string" table:style-name="ce34">
            <text:p>Población INE50-59 años</text:p>
          </table:table-cell>
          <table:table-cell office:value-type="string" table:style-name="ce35">
            <text:p>%</text:p>
          </table:table-cell>
          <table:table-cell office:value-type="string" table:style-name="ce34">
            <text:p>Personas pauta completa 25-49 años</text:p>
          </table:table-cell>
          <table:table-cell office:value-type="string" table:style-name="ce34">
            <text:p>Población INE25-49 años</text:p>
          </table:table-cell>
          <table:table-cell office:value-type="string" table:style-name="ce35">
            <text:p>%</text:p>
          </table:table-cell>
          <table:table-cell office:value-type="string" table:style-name="ce34">
            <text:p>18-24 años</text:p>
          </table:table-cell>
          <table:table-cell office:value-type="string" table:style-name="ce34">
            <text:p>Población INE18-24 años</text:p>
          </table:table-cell>
          <table:table-cell office:value-type="string" table:style-name="ce35">
            <text:p>%</text:p>
          </table:table-cell>
          <table:table-cell office:value-type="string" table:style-name="ce34">
            <text:p>16-17 años</text:p>
          </table:table-cell>
          <table:table-cell office:value-type="string" table:style-name="ce34">
            <text:p>Población INE16-17 años</text:p>
          </table:table-cell>
          <table:table-cell office:value-type="string" table:style-name="ce35">
            <text:p>%</text:p>
          </table:table-cell>
          <table:table-cell office:value-type="string" table:style-name="ce36">
            <text:p>Total Personas pauta completa</text:p>
          </table:table-cell>
          <table:table-cell office:value-type="string" table:style-name="ce36">
            <text:p>Total Población INE Población a Vacunar (1)</text:p>
          </table:table-cell>
          <table:table-cell office:value-type="string" table:style-name="ce37">
            <text:p>% pauta completa sobre Población a Vacunar INE</text:p>
          </table:table-cell>
          <table:table-cell table:number-columns-repeated="16359" table:style-name="ce38"/>
        </table:table-row>
        <table:table-row table:style-name="ro4">
          <table:table-cell office:value-type="string" table:style-name="ce39">
            <text:p>Andalucía</text:p>
          </table:table-cell>
          <table:table-cell office:value-type="float" office:value="419589" table:style-name="ce40">
            <text:p>419 589</text:p>
          </table:table-cell>
          <table:table-cell office:value-type="float" office:value="413516" table:style-name="ce40">
            <text:p>413 516</text:p>
          </table:table-cell>
          <table:table-cell office:value-type="percentage" office:value="1" table:style-name="ce41">
            <text:p>100.0%</text:p>
          </table:table-cell>
          <table:table-cell office:value-type="float" office:value="601196" table:style-name="ce40">
            <text:p>601 196</text:p>
          </table:table-cell>
          <table:table-cell office:value-type="float" office:value="650381" table:style-name="ce40">
            <text:p>650 381</text:p>
          </table:table-cell>
          <table:table-cell office:value-type="percentage" office:value="0.92437509705849341" table:style-name="ce41">
            <text:p>92.4%</text:p>
          </table:table-cell>
          <table:table-cell office:value-type="float" office:value="161603" table:style-name="ce40">
            <text:p>161 603</text:p>
          </table:table-cell>
          <table:table-cell office:value-type="float" office:value="916147" table:style-name="ce40">
            <text:p>916 147</text:p>
          </table:table-cell>
          <table:table-cell office:value-type="percentage" office:value="0.17639418128313469" table:style-name="ce41">
            <text:p>17.6%</text:p>
          </table:table-cell>
          <table:table-cell office:value-type="float" office:value="116544" table:style-name="ce40">
            <text:p>116 544</text:p>
          </table:table-cell>
          <table:table-cell office:value-type="float" office:value="1265021" table:style-name="ce40">
            <text:p>1 265 021</text:p>
          </table:table-cell>
          <table:table-cell office:value-type="percentage" office:value="9.212811486923933E-2" table:style-name="ce41">
            <text:p>9.2%</text:p>
          </table:table-cell>
          <table:table-cell office:value-type="float" office:value="179570" table:style-name="ce40">
            <text:p>179 570</text:p>
          </table:table-cell>
          <table:table-cell office:value-type="float" office:value="3009381" table:style-name="ce40">
            <text:p>3 009 381</text:p>
          </table:table-cell>
          <table:table-cell office:value-type="percentage" office:value="5.9670078331723365E-2" table:style-name="ce41">
            <text:p>6.0%</text:p>
          </table:table-cell>
          <table:table-cell office:value-type="float" office:value="16825" table:style-name="ce40">
            <text:p>16 825</text:p>
          </table:table-cell>
          <table:table-cell office:value-type="float" office:value="625846" table:style-name="ce40">
            <text:p>625 846</text:p>
          </table:table-cell>
          <table:table-cell office:value-type="percentage" office:value="2.688361034503696E-2" table:style-name="ce41">
            <text:p>2.7%</text:p>
          </table:table-cell>
          <table:table-cell office:value-type="float" office:value="369" table:style-name="ce40">
            <text:p>369</text:p>
          </table:table-cell>
          <table:table-cell office:value-type="float" office:value="181921" table:style-name="ce40">
            <text:p>181 921</text:p>
          </table:table-cell>
          <table:table-cell office:value-type="percentage" office:value="2.0283529663975021E-3" table:style-name="ce41">
            <text:p>0.2%</text:p>
          </table:table-cell>
          <table:table-cell office:value-type="float" office:value="1495696" table:style-name="ce40">
            <text:p>1 495 696</text:p>
          </table:table-cell>
          <table:table-cell office:value-type="float" office:value="7062213" table:style-name="ce40">
            <text:p>7 062 213</text:p>
          </table:table-cell>
          <table:table-cell office:value-type="percentage" office:value="0.21178857108954374" table:style-name="ce41">
            <text:p>21.2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Aragón</text:p>
          </table:table-cell>
          <table:table-cell office:value-type="float" office:value="98000" table:style-name="ce43">
            <text:p>98 000</text:p>
          </table:table-cell>
          <table:table-cell office:value-type="float" office:value="98807" table:style-name="ce43">
            <text:p>98 807</text:p>
          </table:table-cell>
          <table:table-cell office:value-type="percentage" office:value="0.9918325624702703" table:style-name="ce44">
            <text:p>99.2%</text:p>
          </table:table-cell>
          <table:table-cell office:value-type="float" office:value="110085" table:style-name="ce43">
            <text:p>110 085</text:p>
          </table:table-cell>
          <table:table-cell office:value-type="float" office:value="118955" table:style-name="ce43">
            <text:p>118 955</text:p>
          </table:table-cell>
          <table:table-cell office:value-type="percentage" office:value="0.92543398764238582" table:style-name="ce44">
            <text:p>92.5%</text:p>
          </table:table-cell>
          <table:table-cell office:value-type="float" office:value="36382" table:style-name="ce43">
            <text:p>36 382</text:p>
          </table:table-cell>
          <table:table-cell office:value-type="float" office:value="156367" table:style-name="ce43">
            <text:p>156 367</text:p>
          </table:table-cell>
          <table:table-cell office:value-type="percentage" office:value="0.23267057627248716" table:style-name="ce44">
            <text:p>23.3%</text:p>
          </table:table-cell>
          <table:table-cell office:value-type="float" office:value="18369" table:style-name="ce43">
            <text:p>18 369</text:p>
          </table:table-cell>
          <table:table-cell office:value-type="float" office:value="198266" table:style-name="ce43">
            <text:p>198 266</text:p>
          </table:table-cell>
          <table:table-cell office:value-type="percentage" office:value="9.2648260417822523E-2" table:style-name="ce44">
            <text:p>9.3%</text:p>
          </table:table-cell>
          <table:table-cell office:value-type="float" office:value="26198" table:style-name="ce43">
            <text:p>26 198</text:p>
          </table:table-cell>
          <table:table-cell office:value-type="float" office:value="446083" table:style-name="ce43">
            <text:p>446 083</text:p>
          </table:table-cell>
          <table:table-cell office:value-type="percentage" office:value="5.8728980929557952E-2" table:style-name="ce44">
            <text:p>5.9%</text:p>
          </table:table-cell>
          <table:table-cell office:value-type="float" office:value="1806" table:style-name="ce43">
            <text:p>1 806</text:p>
          </table:table-cell>
          <table:table-cell office:value-type="float" office:value="89180" table:style-name="ce43">
            <text:p>89 180</text:p>
          </table:table-cell>
          <table:table-cell office:value-type="percentage" office:value="2.0251177394034536E-2" table:style-name="ce44">
            <text:p>2.0%</text:p>
          </table:table-cell>
          <table:table-cell office:value-type="float" office:value="35" table:style-name="ce43">
            <text:p>35</text:p>
          </table:table-cell>
          <table:table-cell office:value-type="float" office:value="25106" table:style-name="ce43">
            <text:p>25 106</text:p>
          </table:table-cell>
          <table:table-cell office:value-type="percentage" office:value="1.3940890623755278E-3" table:style-name="ce44">
            <text:p>0.1%</text:p>
          </table:table-cell>
          <table:table-cell office:value-type="float" office:value="290875" table:style-name="ce43">
            <text:p>290 875</text:p>
          </table:table-cell>
          <table:table-cell office:value-type="float" office:value="1132764" table:style-name="ce43">
            <text:p>1 132 764</text:p>
          </table:table-cell>
          <table:table-cell office:value-type="percentage" office:value="0.25678340766479163" table:style-name="ce44">
            <text:p>25.7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Asturias<text:s/></text:p>
          </table:table-cell>
          <table:table-cell office:value-type="float" office:value="86124" table:style-name="ce43">
            <text:p>86 124</text:p>
          </table:table-cell>
          <table:table-cell office:value-type="float" office:value="87826" table:style-name="ce43">
            <text:p>87 826</text:p>
          </table:table-cell>
          <table:table-cell office:value-type="percentage" office:value="0.98062077289185434" table:style-name="ce44">
            <text:p>98.1%</text:p>
          </table:table-cell>
          <table:table-cell office:value-type="float" office:value="102029" table:style-name="ce43">
            <text:p>102 029</text:p>
          </table:table-cell>
          <table:table-cell office:value-type="float" office:value="109249" table:style-name="ce43">
            <text:p>109 249</text:p>
          </table:table-cell>
          <table:table-cell office:value-type="percentage" office:value="0.93391243855779005" table:style-name="ce44">
            <text:p>93.4%</text:p>
          </table:table-cell>
          <table:table-cell office:value-type="float" office:value="21872" table:style-name="ce43">
            <text:p>21 872</text:p>
          </table:table-cell>
          <table:table-cell office:value-type="float" office:value="149652" table:style-name="ce43">
            <text:p>149 652</text:p>
          </table:table-cell>
          <table:table-cell office:value-type="percentage" office:value="0.14615240691738166" table:style-name="ce44">
            <text:p>14.6%</text:p>
          </table:table-cell>
          <table:table-cell office:value-type="float" office:value="20862" table:style-name="ce43">
            <text:p>20 862</text:p>
          </table:table-cell>
          <table:table-cell office:value-type="float" office:value="162645" table:style-name="ce43">
            <text:p>162 645</text:p>
          </table:table-cell>
          <table:table-cell office:value-type="percentage" office:value="0.12826708475514156" table:style-name="ce44">
            <text:p>12.8%</text:p>
          </table:table-cell>
          <table:table-cell office:value-type="float" office:value="34247" table:style-name="ce43">
            <text:p>34 247</text:p>
          </table:table-cell>
          <table:table-cell office:value-type="float" office:value="322095" table:style-name="ce43">
            <text:p>322 095</text:p>
          </table:table-cell>
          <table:table-cell office:value-type="percentage" office:value="0.10632577345193188" table:style-name="ce44">
            <text:p>10.6%</text:p>
          </table:table-cell>
          <table:table-cell office:value-type="float" office:value="3796" table:style-name="ce43">
            <text:p>3 796</text:p>
          </table:table-cell>
          <table:table-cell office:value-type="float" office:value="54179" table:style-name="ce43">
            <text:p>54 179</text:p>
          </table:table-cell>
          <table:table-cell office:value-type="percentage" office:value="7.006404695546245E-2" table:style-name="ce44">
            <text:p>7.0%</text:p>
          </table:table-cell>
          <table:table-cell office:value-type="float" office:value="36" table:style-name="ce43">
            <text:p>36</text:p>
          </table:table-cell>
          <table:table-cell office:value-type="float" office:value="15563" table:style-name="ce43">
            <text:p>15 563</text:p>
          </table:table-cell>
          <table:table-cell office:value-type="percentage" office:value="2.3131786930540386E-3" table:style-name="ce44">
            <text:p>0.2%</text:p>
          </table:table-cell>
          <table:table-cell office:value-type="float" office:value="268966" table:style-name="ce43">
            <text:p>268 966</text:p>
          </table:table-cell>
          <table:table-cell office:value-type="float" office:value="901209" table:style-name="ce43">
            <text:p>901 209</text:p>
          </table:table-cell>
          <table:table-cell office:value-type="percentage" office:value="0.29845019301848963" table:style-name="ce44">
            <text:p>29.8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Baleares</text:p>
          </table:table-cell>
          <table:table-cell office:value-type="float" office:value="48838" table:style-name="ce43">
            <text:p>48 838</text:p>
          </table:table-cell>
          <table:table-cell office:value-type="float" office:value="49542" table:style-name="ce43">
            <text:p>49 542</text:p>
          </table:table-cell>
          <table:table-cell office:value-type="percentage" office:value="0.9857898348875701" table:style-name="ce44">
            <text:p>98.6%</text:p>
          </table:table-cell>
          <table:table-cell office:value-type="float" office:value="68071" table:style-name="ce43">
            <text:p>68 071</text:p>
          </table:table-cell>
          <table:table-cell office:value-type="float" office:value="80516" table:style-name="ce43">
            <text:p>80 516</text:p>
          </table:table-cell>
          <table:table-cell office:value-type="percentage" office:value="0.84543444781161503" table:style-name="ce44">
            <text:p>84.5%</text:p>
          </table:table-cell>
          <table:table-cell office:value-type="float" office:value="6711" table:style-name="ce43">
            <text:p>6 711</text:p>
          </table:table-cell>
          <table:table-cell office:value-type="float" office:value="117231" table:style-name="ce43">
            <text:p>117 231</text:p>
          </table:table-cell>
          <table:table-cell office:value-type="percentage" office:value="5.7245950303247438E-2" table:style-name="ce44">
            <text:p>5.7%</text:p>
          </table:table-cell>
          <table:table-cell office:value-type="float" office:value="12395" table:style-name="ce43">
            <text:p>12 395</text:p>
          </table:table-cell>
          <table:table-cell office:value-type="float" office:value="165797" table:style-name="ce43">
            <text:p>165 797</text:p>
          </table:table-cell>
          <table:table-cell office:value-type="percentage" office:value="7.4760098192367772E-2" table:style-name="ce44">
            <text:p>7.5%</text:p>
          </table:table-cell>
          <table:table-cell office:value-type="float" office:value="21032" table:style-name="ce43">
            <text:p>21 032</text:p>
          </table:table-cell>
          <table:table-cell office:value-type="float" office:value="464054" table:style-name="ce43">
            <text:p>464 054</text:p>
          </table:table-cell>
          <table:table-cell office:value-type="percentage" office:value="4.5322311627526105E-2" table:style-name="ce44">
            <text:p>4.5%</text:p>
          </table:table-cell>
          <table:table-cell office:value-type="float" office:value="1569" table:style-name="ce43">
            <text:p>1 569</text:p>
          </table:table-cell>
          <table:table-cell office:value-type="float" office:value="85839" table:style-name="ce43">
            <text:p>85 839</text:p>
          </table:table-cell>
          <table:table-cell office:value-type="percentage" office:value="1.8278404920840177E-2" table:style-name="ce44">
            <text:p>1.8%</text:p>
          </table:table-cell>
          <table:table-cell office:value-type="float" office:value="35" table:style-name="ce43">
            <text:p>35</text:p>
          </table:table-cell>
          <table:table-cell office:value-type="float" office:value="23300" table:style-name="ce43">
            <text:p>23 300</text:p>
          </table:table-cell>
          <table:table-cell office:value-type="percentage" office:value="1.5021459227467812E-3" table:style-name="ce44">
            <text:p>0.2%</text:p>
          </table:table-cell>
          <table:table-cell office:value-type="float" office:value="158651" table:style-name="ce43">
            <text:p>158 651</text:p>
          </table:table-cell>
          <table:table-cell office:value-type="float" office:value="986279" table:style-name="ce43">
            <text:p>986 279</text:p>
          </table:table-cell>
          <table:table-cell office:value-type="percentage" office:value="0.16085813446296637" table:style-name="ce44">
            <text:p>16.1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anarias</text:p>
          </table:table-cell>
          <table:table-cell office:value-type="float" office:value="86280" table:style-name="ce43">
            <text:p>86 280</text:p>
          </table:table-cell>
          <table:table-cell office:value-type="float" office:value="90236" table:style-name="ce43">
            <text:p>90 236</text:p>
          </table:table-cell>
          <table:table-cell office:value-type="percentage" office:value="0.95615940422891088" table:style-name="ce44">
            <text:p>95.6%</text:p>
          </table:table-cell>
          <table:table-cell office:value-type="float" office:value="128317" table:style-name="ce43">
            <text:p>128 317</text:p>
          </table:table-cell>
          <table:table-cell office:value-type="float" office:value="154531" table:style-name="ce43">
            <text:p>154 531</text:p>
          </table:table-cell>
          <table:table-cell office:value-type="percentage" office:value="0.83036413405724419" table:style-name="ce44">
            <text:p>83.0%</text:p>
          </table:table-cell>
          <table:table-cell office:value-type="float" office:value="19720" table:style-name="ce43">
            <text:p>19 720</text:p>
          </table:table-cell>
          <table:table-cell office:value-type="float" office:value="235092" table:style-name="ce43">
            <text:p>235 092</text:p>
          </table:table-cell>
          <table:table-cell office:value-type="percentage" office:value="8.3882054684974394E-2" table:style-name="ce44">
            <text:p>8.4%</text:p>
          </table:table-cell>
          <table:table-cell office:value-type="float" office:value="36940" table:style-name="ce43">
            <text:p>36 940</text:p>
          </table:table-cell>
          <table:table-cell office:value-type="float" office:value="350512" table:style-name="ce43">
            <text:p>350 512</text:p>
          </table:table-cell>
          <table:table-cell office:value-type="percentage" office:value="0.10538868854703975" table:style-name="ce44">
            <text:p>10.5%</text:p>
          </table:table-cell>
          <table:table-cell office:value-type="float" office:value="40484" table:style-name="ce43">
            <text:p>40 484</text:p>
          </table:table-cell>
          <table:table-cell office:value-type="float" office:value="832411" table:style-name="ce43">
            <text:p>832 411</text:p>
          </table:table-cell>
          <table:table-cell office:value-type="percentage" office:value="4.8634628807163766E-2" table:style-name="ce44">
            <text:p>4.9%</text:p>
          </table:table-cell>
          <table:table-cell office:value-type="float" office:value="2943" table:style-name="ce43">
            <text:p>2 943</text:p>
          </table:table-cell>
          <table:table-cell office:value-type="float" office:value="163899" table:style-name="ce43">
            <text:p>163 899</text:p>
          </table:table-cell>
          <table:table-cell office:value-type="percentage" office:value="1.7956180330569435E-2" table:style-name="ce44">
            <text:p>1.8%</text:p>
          </table:table-cell>
          <table:table-cell office:value-type="float" office:value="58" table:style-name="ce43">
            <text:p>58</text:p>
          </table:table-cell>
          <table:table-cell office:value-type="float" office:value="44352" table:style-name="ce43">
            <text:p>44 352</text:p>
          </table:table-cell>
          <table:table-cell office:value-type="percentage" office:value="1.3077200577200577E-3" table:style-name="ce44">
            <text:p>0.1%</text:p>
          </table:table-cell>
          <table:table-cell office:value-type="float" office:value="314742" table:style-name="ce43">
            <text:p>314 742</text:p>
          </table:table-cell>
          <table:table-cell office:value-type="float" office:value="1871033" table:style-name="ce43">
            <text:p>1 871 033</text:p>
          </table:table-cell>
          <table:table-cell office:value-type="percentage" office:value="0.1682183050753247" table:style-name="ce44">
            <text:p>16.8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antabria</text:p>
          </table:table-cell>
          <table:table-cell office:value-type="float" office:value="41270" table:style-name="ce43">
            <text:p>41 270</text:p>
          </table:table-cell>
          <table:table-cell office:value-type="float" office:value="41042" table:style-name="ce43">
            <text:p>41 042</text:p>
          </table:table-cell>
          <table:table-cell office:value-type="percentage" office:value="1" table:style-name="ce44">
            <text:p>100.0%</text:p>
          </table:table-cell>
          <table:table-cell office:value-type="float" office:value="51440" table:style-name="ce43">
            <text:p>51 440</text:p>
          </table:table-cell>
          <table:table-cell office:value-type="float" office:value="53066" table:style-name="ce43">
            <text:p>53 066</text:p>
          </table:table-cell>
          <table:table-cell office:value-type="percentage" office:value="0.96935891154411491" table:style-name="ce44">
            <text:p>96.9%</text:p>
          </table:table-cell>
          <table:table-cell office:value-type="float" office:value="8449" table:style-name="ce43">
            <text:p>8 449</text:p>
          </table:table-cell>
          <table:table-cell office:value-type="float" office:value="77345" table:style-name="ce43">
            <text:p>77 345</text:p>
          </table:table-cell>
          <table:table-cell office:value-type="percentage" office:value="0.1092378304997091" table:style-name="ce44">
            <text:p>10.9%</text:p>
          </table:table-cell>
          <table:table-cell office:value-type="float" office:value="7387" table:style-name="ce43">
            <text:p>7 387</text:p>
          </table:table-cell>
          <table:table-cell office:value-type="float" office:value="89964" table:style-name="ce43">
            <text:p>89 964</text:p>
          </table:table-cell>
          <table:table-cell office:value-type="percentage" office:value="8.2110622026588406E-2" table:style-name="ce44">
            <text:p>8.2%</text:p>
          </table:table-cell>
          <table:table-cell office:value-type="float" office:value="12626" table:style-name="ce43">
            <text:p>12 626</text:p>
          </table:table-cell>
          <table:table-cell office:value-type="float" office:value="194241" table:style-name="ce43">
            <text:p>194 241</text:p>
          </table:table-cell>
          <table:table-cell office:value-type="percentage" office:value="6.5001724661631691E-2" table:style-name="ce44">
            <text:p>6.5%</text:p>
          </table:table-cell>
          <table:table-cell office:value-type="float" office:value="741" table:style-name="ce43">
            <text:p>741</text:p>
          </table:table-cell>
          <table:table-cell office:value-type="float" office:value="34935" table:style-name="ce43">
            <text:p>34 935</text:p>
          </table:table-cell>
          <table:table-cell office:value-type="percentage" office:value="2.1210820094461142E-2" table:style-name="ce44">
            <text:p>2.1%</text:p>
          </table:table-cell>
          <table:table-cell office:value-type="float" office:value="5" table:style-name="ce43">
            <text:p>5</text:p>
          </table:table-cell>
          <table:table-cell office:value-type="float" office:value="10791" table:style-name="ce43">
            <text:p>10 791</text:p>
          </table:table-cell>
          <table:table-cell office:value-type="percentage" office:value="4.6334908720229822E-4" table:style-name="ce44">
            <text:p>0.0%</text:p>
          </table:table-cell>
          <table:table-cell office:value-type="float" office:value="121918" table:style-name="ce43">
            <text:p>121 918</text:p>
          </table:table-cell>
          <table:table-cell office:value-type="float" office:value="501384" table:style-name="ce43">
            <text:p>501 384</text:p>
          </table:table-cell>
          <table:table-cell office:value-type="percentage" office:value="0.24316292502353484" table:style-name="ce44">
            <text:p>24.3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astilla y Leon</text:p>
          </table:table-cell>
          <table:table-cell office:value-type="float" office:value="223865" table:style-name="ce43">
            <text:p>223 865</text:p>
          </table:table-cell>
          <table:table-cell office:value-type="float" office:value="223657" table:style-name="ce43">
            <text:p>223 657</text:p>
          </table:table-cell>
          <table:table-cell office:value-type="percentage" office:value="1" table:style-name="ce44">
            <text:p>100.0%</text:p>
          </table:table-cell>
          <table:table-cell office:value-type="float" office:value="240307" table:style-name="ce43">
            <text:p>240 307</text:p>
          </table:table-cell>
          <table:table-cell office:value-type="float" office:value="245410" table:style-name="ce43">
            <text:p>245 410</text:p>
          </table:table-cell>
          <table:table-cell office:value-type="percentage" office:value="0.97920622631514609" table:style-name="ce44">
            <text:p>97.9%</text:p>
          </table:table-cell>
          <table:table-cell office:value-type="float" office:value="72686" table:style-name="ce43">
            <text:p>72 686</text:p>
          </table:table-cell>
          <table:table-cell office:value-type="float" office:value="318575" table:style-name="ce43">
            <text:p>318 575</text:p>
          </table:table-cell>
          <table:table-cell office:value-type="percentage" office:value="0.2281597739935651" table:style-name="ce44">
            <text:p>22.8%</text:p>
          </table:table-cell>
          <table:table-cell office:value-type="float" office:value="40801" table:style-name="ce43">
            <text:p>40 801</text:p>
          </table:table-cell>
          <table:table-cell office:value-type="float" office:value="381175" table:style-name="ce43">
            <text:p>381 175</text:p>
          </table:table-cell>
          <table:table-cell office:value-type="percentage" office:value="0.10704007345707352" table:style-name="ce44">
            <text:p>10.7%</text:p>
          </table:table-cell>
          <table:table-cell office:value-type="float" office:value="47149" table:style-name="ce43">
            <text:p>47 149</text:p>
          </table:table-cell>
          <table:table-cell office:value-type="float" office:value="738950" table:style-name="ce43">
            <text:p>738 950</text:p>
          </table:table-cell>
          <table:table-cell office:value-type="percentage" office:value="6.3805399553420392E-2" table:style-name="ce44">
            <text:p>6.4%</text:p>
          </table:table-cell>
          <table:table-cell office:value-type="float" office:value="3248" table:style-name="ce43">
            <text:p>3 248</text:p>
          </table:table-cell>
          <table:table-cell office:value-type="float" office:value="144422" table:style-name="ce43">
            <text:p>144 422</text:p>
          </table:table-cell>
          <table:table-cell office:value-type="percentage" office:value="2.2489648391519297E-2" table:style-name="ce44">
            <text:p>2.2%</text:p>
          </table:table-cell>
          <table:table-cell office:value-type="float" office:value="105" table:style-name="ce43">
            <text:p>105</text:p>
          </table:table-cell>
          <table:table-cell office:value-type="float" office:value="40684" table:style-name="ce43">
            <text:p>40 684</text:p>
          </table:table-cell>
          <table:table-cell office:value-type="percentage" office:value="2.5808671713695801E-3" table:style-name="ce44">
            <text:p>0.3%</text:p>
          </table:table-cell>
          <table:table-cell office:value-type="float" office:value="628161" table:style-name="ce43">
            <text:p>628 161</text:p>
          </table:table-cell>
          <table:table-cell office:value-type="float" office:value="2092873" table:style-name="ce43">
            <text:p>2 092 873</text:p>
          </table:table-cell>
          <table:table-cell office:value-type="percentage" office:value="0.30014291359294137" table:style-name="ce44">
            <text:p>30.0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astilla - La Mancha</text:p>
          </table:table-cell>
          <table:table-cell office:value-type="float" office:value="134005" table:style-name="ce43">
            <text:p>134 005</text:p>
          </table:table-cell>
          <table:table-cell office:value-type="float" office:value="135194" table:style-name="ce43">
            <text:p>135 194</text:p>
          </table:table-cell>
          <table:table-cell office:value-type="percentage" office:value="0.99120523100137581" table:style-name="ce44">
            <text:p>99.1%</text:p>
          </table:table-cell>
          <table:table-cell office:value-type="float" office:value="148330" table:style-name="ce43">
            <text:p>148 330</text:p>
          </table:table-cell>
          <table:table-cell office:value-type="float" office:value="159101" table:style-name="ce43">
            <text:p>159 101</text:p>
          </table:table-cell>
          <table:table-cell office:value-type="percentage" office:value="0.93230086548796043" table:style-name="ce44">
            <text:p>93.2%</text:p>
          </table:table-cell>
          <table:table-cell office:value-type="float" office:value="33913" table:style-name="ce43">
            <text:p>33 913</text:p>
          </table:table-cell>
          <table:table-cell office:value-type="float" office:value="218444" table:style-name="ce43">
            <text:p>218 444</text:p>
          </table:table-cell>
          <table:table-cell office:value-type="percentage" office:value="0.15524802695427661" table:style-name="ce44">
            <text:p>15.5%</text:p>
          </table:table-cell>
          <table:table-cell office:value-type="float" office:value="39693" table:style-name="ce43">
            <text:p>39 693</text:p>
          </table:table-cell>
          <table:table-cell office:value-type="float" office:value="307478" table:style-name="ce43">
            <text:p>307 478</text:p>
          </table:table-cell>
          <table:table-cell office:value-type="percentage" office:value="0.12909216269131449" table:style-name="ce44">
            <text:p>12.9%</text:p>
          </table:table-cell>
          <table:table-cell office:value-type="float" office:value="40230" table:style-name="ce43">
            <text:p>40 230</text:p>
          </table:table-cell>
          <table:table-cell office:value-type="float" office:value="707865" table:style-name="ce43">
            <text:p>707 865</text:p>
          </table:table-cell>
          <table:table-cell office:value-type="percentage" office:value="5.6832870674493018E-2" table:style-name="ce44">
            <text:p>5.7%</text:p>
          </table:table-cell>
          <table:table-cell office:value-type="float" office:value="4386" table:style-name="ce43">
            <text:p>4 386</text:p>
          </table:table-cell>
          <table:table-cell office:value-type="float" office:value="149518" table:style-name="ce43">
            <text:p>149 518</text:p>
          </table:table-cell>
          <table:table-cell office:value-type="percentage" office:value="2.9334260757902058E-2" table:style-name="ce44">
            <text:p>2.9%</text:p>
          </table:table-cell>
          <table:table-cell office:value-type="float" office:value="97" table:style-name="ce43">
            <text:p>97</text:p>
          </table:table-cell>
          <table:table-cell office:value-type="float" office:value="42364" table:style-name="ce43">
            <text:p>42 364</text:p>
          </table:table-cell>
          <table:table-cell office:value-type="percentage" office:value="2.2896799169105845E-3" table:style-name="ce44">
            <text:p>0.2%</text:p>
          </table:table-cell>
          <table:table-cell office:value-type="float" office:value="400654" table:style-name="ce43">
            <text:p>400 654</text:p>
          </table:table-cell>
          <table:table-cell office:value-type="float" office:value="1719964" table:style-name="ce43">
            <text:p>1 719 964</text:p>
          </table:table-cell>
          <table:table-cell office:value-type="percentage" office:value="0.23294324764936941" table:style-name="ce44">
            <text:p>23.3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ataluña</text:p>
          </table:table-cell>
          <table:table-cell office:value-type="float" office:value="440416" table:style-name="ce43">
            <text:p>440 416</text:p>
          </table:table-cell>
          <table:table-cell office:value-type="float" office:value="447196" table:style-name="ce43">
            <text:p>447 196</text:p>
          </table:table-cell>
          <table:table-cell office:value-type="percentage" office:value="0.98483886260163334" table:style-name="ce44">
            <text:p>98.5%</text:p>
          </table:table-cell>
          <table:table-cell office:value-type="float" office:value="487161" table:style-name="ce43">
            <text:p>487 161</text:p>
          </table:table-cell>
          <table:table-cell office:value-type="float" office:value="635292" table:style-name="ce43">
            <text:p>635 292</text:p>
          </table:table-cell>
          <table:table-cell office:value-type="percentage" office:value="0.76683005610018695" table:style-name="ce44">
            <text:p>76.7%</text:p>
          </table:table-cell>
          <table:table-cell office:value-type="float" office:value="75245" table:style-name="ce43">
            <text:p>75 245</text:p>
          </table:table-cell>
          <table:table-cell office:value-type="float" office:value="837584" table:style-name="ce43">
            <text:p>837 584</text:p>
          </table:table-cell>
          <table:table-cell office:value-type="percentage" office:value="8.9835765726183875E-2" table:style-name="ce44">
            <text:p>9.0%</text:p>
          </table:table-cell>
          <table:table-cell office:value-type="float" office:value="95448" table:style-name="ce43">
            <text:p>95 448</text:p>
          </table:table-cell>
          <table:table-cell office:value-type="float" office:value="1091780" table:style-name="ce43">
            <text:p>1 091 780</text:p>
          </table:table-cell>
          <table:table-cell office:value-type="percentage" office:value="8.7424206341937025E-2" table:style-name="ce44">
            <text:p>8.7%</text:p>
          </table:table-cell>
          <table:table-cell office:value-type="float" office:value="162430" table:style-name="ce43">
            <text:p>162 430</text:p>
          </table:table-cell>
          <table:table-cell office:value-type="float" office:value="2803626" table:style-name="ce43">
            <text:p>2 803 626</text:p>
          </table:table-cell>
          <table:table-cell office:value-type="percentage" office:value="5.7935687570310736E-2" table:style-name="ce44">
            <text:p>5.8%</text:p>
          </table:table-cell>
          <table:table-cell office:value-type="float" office:value="21894" table:style-name="ce43">
            <text:p>21 894</text:p>
          </table:table-cell>
          <table:table-cell office:value-type="float" office:value="556316" table:style-name="ce43">
            <text:p>556 316</text:p>
          </table:table-cell>
          <table:table-cell office:value-type="percentage" office:value="3.9355330423716015E-2" table:style-name="ce44">
            <text:p>3.9%</text:p>
          </table:table-cell>
          <table:table-cell office:value-type="float" office:value="408" table:style-name="ce43">
            <text:p>408</text:p>
          </table:table-cell>
          <table:table-cell office:value-type="float" office:value="159864" table:style-name="ce43">
            <text:p>159 864</text:p>
          </table:table-cell>
          <table:table-cell office:value-type="percentage" office:value="2.5521693439423511E-3" table:style-name="ce44">
            <text:p>0.3%</text:p>
          </table:table-cell>
          <table:table-cell office:value-type="float" office:value="1283002" table:style-name="ce43">
            <text:p>1 283 002</text:p>
          </table:table-cell>
          <table:table-cell office:value-type="float" office:value="6531658" table:style-name="ce43">
            <text:p>6 531 658</text:p>
          </table:table-cell>
          <table:table-cell office:value-type="percentage" office:value="0.19642822695248283" table:style-name="ce44">
            <text:p>19.6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. Valenciana</text:p>
          </table:table-cell>
          <table:table-cell office:value-type="float" office:value="286641" table:style-name="ce43">
            <text:p>286 641</text:p>
          </table:table-cell>
          <table:table-cell office:value-type="float" office:value="276531" table:style-name="ce43">
            <text:p>276 531</text:p>
          </table:table-cell>
          <table:table-cell office:value-type="percentage" office:value="1" table:style-name="ce44">
            <text:p>100.0%</text:p>
          </table:table-cell>
          <table:table-cell office:value-type="float" office:value="384674" table:style-name="ce43">
            <text:p>384 674</text:p>
          </table:table-cell>
          <table:table-cell office:value-type="float" office:value="437862" table:style-name="ce43">
            <text:p>437 862</text:p>
          </table:table-cell>
          <table:table-cell office:value-type="percentage" office:value="0.87852793802613605" table:style-name="ce44">
            <text:p>87.9%</text:p>
          </table:table-cell>
          <table:table-cell office:value-type="float" office:value="71102" table:style-name="ce43">
            <text:p>71 102</text:p>
          </table:table-cell>
          <table:table-cell office:value-type="float" office:value="580728" table:style-name="ce43">
            <text:p>580 728</text:p>
          </table:table-cell>
          <table:table-cell office:value-type="percentage" office:value="0.12243597691173837" table:style-name="ce44">
            <text:p>12.2%</text:p>
          </table:table-cell>
          <table:table-cell office:value-type="float" office:value="65141" table:style-name="ce43">
            <text:p>65 141</text:p>
          </table:table-cell>
          <table:table-cell office:value-type="float" office:value="752334" table:style-name="ce43">
            <text:p>752 334</text:p>
          </table:table-cell>
          <table:table-cell office:value-type="percentage" office:value="8.6585213482309714E-2" table:style-name="ce44">
            <text:p>8.7%</text:p>
          </table:table-cell>
          <table:table-cell office:value-type="float" office:value="76435" table:style-name="ce43">
            <text:p>76 435</text:p>
          </table:table-cell>
          <table:table-cell office:value-type="float" office:value="1765967" table:style-name="ce43">
            <text:p>1 765 967</text:p>
          </table:table-cell>
          <table:table-cell office:value-type="percentage" office:value="4.3282235738266908E-2" table:style-name="ce44">
            <text:p>4.3%</text:p>
          </table:table-cell>
          <table:table-cell office:value-type="float" office:value="6268" table:style-name="ce43">
            <text:p>6 268</text:p>
          </table:table-cell>
          <table:table-cell office:value-type="float" office:value="352834" table:style-name="ce43">
            <text:p>352 834</text:p>
          </table:table-cell>
          <table:table-cell office:value-type="percentage" office:value="1.7764727889035638E-2" table:style-name="ce44">
            <text:p>1.8%</text:p>
          </table:table-cell>
          <table:table-cell office:value-type="float" office:value="138" table:style-name="ce43">
            <text:p>138</text:p>
          </table:table-cell>
          <table:table-cell office:value-type="float" office:value="103049" table:style-name="ce43">
            <text:p>103 049</text:p>
          </table:table-cell>
          <table:table-cell office:value-type="percentage" office:value="1.3391687449659871E-3" table:style-name="ce44">
            <text:p>0.1%</text:p>
          </table:table-cell>
          <table:table-cell office:value-type="float" office:value="890399" table:style-name="ce43">
            <text:p>890 399</text:p>
          </table:table-cell>
          <table:table-cell office:value-type="float" office:value="4269305" table:style-name="ce43">
            <text:p>4 269 305</text:p>
          </table:table-cell>
          <table:table-cell office:value-type="percentage" office:value="0.2085583016439444" table:style-name="ce44">
            <text:p>20.9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Extremadura</text:p>
          </table:table-cell>
          <table:table-cell office:value-type="float" office:value="76275" table:style-name="ce43">
            <text:p>76 275</text:p>
          </table:table-cell>
          <table:table-cell office:value-type="float" office:value="76005" table:style-name="ce43">
            <text:p>76 005</text:p>
          </table:table-cell>
          <table:table-cell office:value-type="percentage" office:value="1" table:style-name="ce44">
            <text:p>100.0%</text:p>
          </table:table-cell>
          <table:table-cell office:value-type="float" office:value="89266" table:style-name="ce43">
            <text:p>89 266</text:p>
          </table:table-cell>
          <table:table-cell office:value-type="float" office:value="91876" table:style-name="ce43">
            <text:p>91 876</text:p>
          </table:table-cell>
          <table:table-cell office:value-type="percentage" office:value="0.97159214593582655" table:style-name="ce44">
            <text:p>97.2%</text:p>
          </table:table-cell>
          <table:table-cell office:value-type="float" office:value="26882" table:style-name="ce43">
            <text:p>26 882</text:p>
          </table:table-cell>
          <table:table-cell office:value-type="float" office:value="125297" table:style-name="ce43">
            <text:p>125 297</text:p>
          </table:table-cell>
          <table:table-cell office:value-type="percentage" office:value="0.21454623813818369" table:style-name="ce44">
            <text:p>21.5%</text:p>
          </table:table-cell>
          <table:table-cell office:value-type="float" office:value="20252" table:style-name="ce43">
            <text:p>20 252</text:p>
          </table:table-cell>
          <table:table-cell office:value-type="float" office:value="169216" table:style-name="ce43">
            <text:p>169 216</text:p>
          </table:table-cell>
          <table:table-cell office:value-type="percentage" office:value="0.11968135400907716" table:style-name="ce44">
            <text:p>12.0%</text:p>
          </table:table-cell>
          <table:table-cell office:value-type="float" office:value="21879" table:style-name="ce43">
            <text:p>21 879</text:p>
          </table:table-cell>
          <table:table-cell office:value-type="float" office:value="351778" table:style-name="ce43">
            <text:p>351 778</text:p>
          </table:table-cell>
          <table:table-cell office:value-type="percentage" office:value="6.2195475555606096E-2" table:style-name="ce44">
            <text:p>6.2%</text:p>
          </table:table-cell>
          <table:table-cell office:value-type="float" office:value="1075" table:style-name="ce43">
            <text:p>1 075</text:p>
          </table:table-cell>
          <table:table-cell office:value-type="float" office:value="76088" table:style-name="ce43">
            <text:p>76 088</text:p>
          </table:table-cell>
          <table:table-cell office:value-type="percentage" office:value="1.4128377667963411E-2" table:style-name="ce44">
            <text:p>1.4%</text:p>
          </table:table-cell>
          <table:table-cell office:value-type="float" office:value="60" table:style-name="ce43">
            <text:p>60</text:p>
          </table:table-cell>
          <table:table-cell office:value-type="float" office:value="20953" table:style-name="ce43">
            <text:p>20 953</text:p>
          </table:table-cell>
          <table:table-cell office:value-type="percentage" office:value="2.8635517586980386E-3" table:style-name="ce44">
            <text:p>0.3%</text:p>
          </table:table-cell>
          <table:table-cell office:value-type="float" office:value="235689" table:style-name="ce43">
            <text:p>235 689</text:p>
          </table:table-cell>
          <table:table-cell office:value-type="float" office:value="911213" table:style-name="ce43">
            <text:p>911 213</text:p>
          </table:table-cell>
          <table:table-cell office:value-type="percentage" office:value="0.2586541236790959" table:style-name="ce44">
            <text:p>25.9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Galicia</text:p>
          </table:table-cell>
          <table:table-cell office:value-type="float" office:value="236608" table:style-name="ce43">
            <text:p>236 608</text:p>
          </table:table-cell>
          <table:table-cell office:value-type="float" office:value="234302" table:style-name="ce43">
            <text:p>234 302</text:p>
          </table:table-cell>
          <table:table-cell office:value-type="percentage" office:value="1" table:style-name="ce44">
            <text:p>100.0%</text:p>
          </table:table-cell>
          <table:table-cell office:value-type="float" office:value="276172" table:style-name="ce43">
            <text:p>276 172</text:p>
          </table:table-cell>
          <table:table-cell office:value-type="float" office:value="289762" table:style-name="ce43">
            <text:p>289 762</text:p>
          </table:table-cell>
          <table:table-cell office:value-type="percentage" office:value="0.95309944023025794" table:style-name="ce44">
            <text:p>95.3%</text:p>
          </table:table-cell>
          <table:table-cell office:value-type="float" office:value="27214" table:style-name="ce43">
            <text:p>27 214</text:p>
          </table:table-cell>
          <table:table-cell office:value-type="float" office:value="346927" table:style-name="ce43">
            <text:p>346 927</text:p>
          </table:table-cell>
          <table:table-cell office:value-type="percentage" office:value="7.8443015389404694E-2" table:style-name="ce44">
            <text:p>7.8%</text:p>
          </table:table-cell>
          <table:table-cell office:value-type="float" office:value="30530" table:style-name="ce43">
            <text:p>30 530</text:p>
          </table:table-cell>
          <table:table-cell office:value-type="float" office:value="405889" table:style-name="ce43">
            <text:p>405 889</text:p>
          </table:table-cell>
          <table:table-cell office:value-type="percentage" office:value="7.5217608755102999E-2" table:style-name="ce44">
            <text:p>7.5%</text:p>
          </table:table-cell>
          <table:table-cell office:value-type="float" office:value="45200" table:style-name="ce43">
            <text:p>45 200</text:p>
          </table:table-cell>
          <table:table-cell office:value-type="float" office:value="889004" table:style-name="ce43">
            <text:p>889 004</text:p>
          </table:table-cell>
          <table:table-cell office:value-type="percentage" office:value="5.0843415777656796E-2" table:style-name="ce44">
            <text:p>5.1%</text:p>
          </table:table-cell>
          <table:table-cell office:value-type="float" office:value="1939" table:style-name="ce43">
            <text:p>1 939</text:p>
          </table:table-cell>
          <table:table-cell office:value-type="float" office:value="152745" table:style-name="ce43">
            <text:p>152 745</text:p>
          </table:table-cell>
          <table:table-cell office:value-type="percentage" office:value="1.2694359880847163E-2" table:style-name="ce44">
            <text:p>1.3%</text:p>
          </table:table-cell>
          <table:table-cell office:value-type="float" office:value="37" table:style-name="ce43">
            <text:p>37</text:p>
          </table:table-cell>
          <table:table-cell office:value-type="float" office:value="44014" table:style-name="ce43">
            <text:p>44 014</text:p>
          </table:table-cell>
          <table:table-cell office:value-type="percentage" office:value="8.4064161403189894E-4" table:style-name="ce44">
            <text:p>0.1%</text:p>
          </table:table-cell>
          <table:table-cell office:value-type="float" office:value="617700" table:style-name="ce43">
            <text:p>617 700</text:p>
          </table:table-cell>
          <table:table-cell office:value-type="float" office:value="2362643" table:style-name="ce43">
            <text:p>2 362 643</text:p>
          </table:table-cell>
          <table:table-cell office:value-type="percentage" office:value="0.26144449246035056" table:style-name="ce44">
            <text:p>26.1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La Rioja</text:p>
          </table:table-cell>
          <table:table-cell office:value-type="float" office:value="22889" table:style-name="ce43">
            <text:p>22 889</text:p>
          </table:table-cell>
          <table:table-cell office:value-type="float" office:value="22207" table:style-name="ce43">
            <text:p>22 207</text:p>
          </table:table-cell>
          <table:table-cell office:value-type="percentage" office:value="1" table:style-name="ce44">
            <text:p>100.0%</text:p>
          </table:table-cell>
          <table:table-cell office:value-type="float" office:value="27636" table:style-name="ce43">
            <text:p>27 636</text:p>
          </table:table-cell>
          <table:table-cell office:value-type="float" office:value="28125" table:style-name="ce43">
            <text:p>28 125</text:p>
          </table:table-cell>
          <table:table-cell office:value-type="percentage" office:value="0.98261333333333334" table:style-name="ce44">
            <text:p>98.3%</text:p>
          </table:table-cell>
          <table:table-cell office:value-type="float" office:value="8901" table:style-name="ce43">
            <text:p>8 901</text:p>
          </table:table-cell>
          <table:table-cell office:value-type="float" office:value="37718" table:style-name="ce43">
            <text:p>37 718</text:p>
          </table:table-cell>
          <table:table-cell office:value-type="percentage" office:value="0.23598812238188663" table:style-name="ce44">
            <text:p>23.6%</text:p>
          </table:table-cell>
          <table:table-cell office:value-type="float" office:value="5172" table:style-name="ce43">
            <text:p>5 172</text:p>
          </table:table-cell>
          <table:table-cell office:value-type="float" office:value="47664" table:style-name="ce43">
            <text:p>47 664</text:p>
          </table:table-cell>
          <table:table-cell office:value-type="percentage" office:value="0.10850956696878147" table:style-name="ce44">
            <text:p>10.9%</text:p>
          </table:table-cell>
          <table:table-cell office:value-type="float" office:value="5269" table:style-name="ce43">
            <text:p>5 269</text:p>
          </table:table-cell>
          <table:table-cell office:value-type="float" office:value="107618" table:style-name="ce43">
            <text:p>107 618</text:p>
          </table:table-cell>
          <table:table-cell office:value-type="percentage" office:value="4.8960211117099368E-2" table:style-name="ce44">
            <text:p>4.9%</text:p>
          </table:table-cell>
          <table:table-cell office:value-type="float" office:value="457" table:style-name="ce43">
            <text:p>457</text:p>
          </table:table-cell>
          <table:table-cell office:value-type="float" office:value="21170" table:style-name="ce43">
            <text:p>21 170</text:p>
          </table:table-cell>
          <table:table-cell office:value-type="percentage" office:value="2.1587151629664621E-2" table:style-name="ce44">
            <text:p>2.2%</text:p>
          </table:table-cell>
          <table:table-cell office:value-type="float" office:value="9" table:style-name="ce43">
            <text:p>9</text:p>
          </table:table-cell>
          <table:table-cell office:value-type="float" office:value="6286" table:style-name="ce43">
            <text:p>6 286</text:p>
          </table:table-cell>
          <table:table-cell office:value-type="percentage" office:value="1.4317531021317213E-3" table:style-name="ce44">
            <text:p>0.1%</text:p>
          </table:table-cell>
          <table:table-cell office:value-type="float" office:value="70333" table:style-name="ce43">
            <text:p>70 333</text:p>
          </table:table-cell>
          <table:table-cell office:value-type="float" office:value="270788" table:style-name="ce43">
            <text:p>270 788</text:p>
          </table:table-cell>
          <table:table-cell office:value-type="percentage" office:value="0.25973455249124777" table:style-name="ce44">
            <text:p>26.0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Madrid</text:p>
          </table:table-cell>
          <table:table-cell office:value-type="float" office:value="360154" table:style-name="ce43">
            <text:p>360 154</text:p>
          </table:table-cell>
          <table:table-cell office:value-type="float" office:value="364122" table:style-name="ce43">
            <text:p>364 122</text:p>
          </table:table-cell>
          <table:table-cell office:value-type="percentage" office:value="0.98910255353974763" table:style-name="ce44">
            <text:p>98.9%</text:p>
          </table:table-cell>
          <table:table-cell office:value-type="float" office:value="459445" table:style-name="ce43">
            <text:p>459 445</text:p>
          </table:table-cell>
          <table:table-cell office:value-type="float" office:value="526081" table:style-name="ce43">
            <text:p>526 081</text:p>
          </table:table-cell>
          <table:table-cell office:value-type="percentage" office:value="0.87333509478578397" table:style-name="ce44">
            <text:p>87.3%</text:p>
          </table:table-cell>
          <table:table-cell office:value-type="float" office:value="99787" table:style-name="ce43">
            <text:p>99 787</text:p>
          </table:table-cell>
          <table:table-cell office:value-type="float" office:value="703323" table:style-name="ce43">
            <text:p>703 323</text:p>
          </table:table-cell>
          <table:table-cell office:value-type="percentage" office:value="0.14187933566796479" table:style-name="ce44">
            <text:p>14.2%</text:p>
          </table:table-cell>
          <table:table-cell office:value-type="float" office:value="100847" table:style-name="ce43">
            <text:p>100 847</text:p>
          </table:table-cell>
          <table:table-cell office:value-type="float" office:value="972783" table:style-name="ce43">
            <text:p>972 783</text:p>
          </table:table-cell>
          <table:table-cell office:value-type="percentage" office:value="0.10366854683932593" table:style-name="ce44">
            <text:p>10.4%</text:p>
          </table:table-cell>
          <table:table-cell office:value-type="float" office:value="128277" table:style-name="ce43">
            <text:p>128 277</text:p>
          </table:table-cell>
          <table:table-cell office:value-type="float" office:value="2513737" table:style-name="ce43">
            <text:p>2 513 737</text:p>
          </table:table-cell>
          <table:table-cell office:value-type="percentage" office:value="5.1030398168145676E-2" table:style-name="ce44">
            <text:p>5.1%</text:p>
          </table:table-cell>
          <table:table-cell office:value-type="float" office:value="16141" table:style-name="ce43">
            <text:p>16 141</text:p>
          </table:table-cell>
          <table:table-cell office:value-type="float" office:value="479716" table:style-name="ce43">
            <text:p>479 716</text:p>
          </table:table-cell>
          <table:table-cell office:value-type="percentage" office:value="3.3646991136422381E-2" table:style-name="ce44">
            <text:p>3.4%</text:p>
          </table:table-cell>
          <table:table-cell office:value-type="float" office:value="277" table:style-name="ce43">
            <text:p>277</text:p>
          </table:table-cell>
          <table:table-cell office:value-type="float" office:value="135861" table:style-name="ce43">
            <text:p>135 861</text:p>
          </table:table-cell>
          <table:table-cell office:value-type="percentage" office:value="2.038848529011269E-3" table:style-name="ce44">
            <text:p>0.2%</text:p>
          </table:table-cell>
          <table:table-cell office:value-type="float" office:value="1164928" table:style-name="ce43">
            <text:p>1 164 928</text:p>
          </table:table-cell>
          <table:table-cell office:value-type="float" office:value="5695623" table:style-name="ce43">
            <text:p>5 695 623</text:p>
          </table:table-cell>
          <table:table-cell office:value-type="percentage" office:value="0.20453039114421723" table:style-name="ce44">
            <text:p>20.5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Murcia</text:p>
          </table:table-cell>
          <table:table-cell office:value-type="float" office:value="71173" table:style-name="ce43">
            <text:p>71 173</text:p>
          </table:table-cell>
          <table:table-cell office:value-type="float" office:value="69771" table:style-name="ce43">
            <text:p>69 771</text:p>
          </table:table-cell>
          <table:table-cell office:value-type="percentage" office:value="1" table:style-name="ce44">
            <text:p>100.0%</text:p>
          </table:table-cell>
          <table:table-cell office:value-type="float" office:value="90497" table:style-name="ce43">
            <text:p>90 497</text:p>
          </table:table-cell>
          <table:table-cell office:value-type="float" office:value="102899" table:style-name="ce43">
            <text:p>102 899</text:p>
          </table:table-cell>
          <table:table-cell office:value-type="percentage" office:value="0.87947404736683543" table:style-name="ce44">
            <text:p>87.9%</text:p>
          </table:table-cell>
          <table:table-cell office:value-type="float" office:value="27962" table:style-name="ce43">
            <text:p>27 962</text:p>
          </table:table-cell>
          <table:table-cell office:value-type="float" office:value="146909" table:style-name="ce43">
            <text:p>146 909</text:p>
          </table:table-cell>
          <table:table-cell office:value-type="percentage" office:value="0.19033551382148131" table:style-name="ce44">
            <text:p>19.0%</text:p>
          </table:table-cell>
          <table:table-cell office:value-type="float" office:value="25355" table:style-name="ce43">
            <text:p>25 355</text:p>
          </table:table-cell>
          <table:table-cell office:value-type="float" office:value="213256" table:style-name="ce43">
            <text:p>213 256</text:p>
          </table:table-cell>
          <table:table-cell office:value-type="percentage" office:value="0.1188946618149079" table:style-name="ce44">
            <text:p>11.9%</text:p>
          </table:table-cell>
          <table:table-cell office:value-type="float" office:value="37503" table:style-name="ce43">
            <text:p>37 503</text:p>
          </table:table-cell>
          <table:table-cell office:value-type="float" office:value="551265" table:style-name="ce43">
            <text:p>551 265</text:p>
          </table:table-cell>
          <table:table-cell office:value-type="percentage" office:value="6.8030801882941958E-2" table:style-name="ce44">
            <text:p>6.8%</text:p>
          </table:table-cell>
          <table:table-cell office:value-type="float" office:value="4235" table:style-name="ce43">
            <text:p>4 235</text:p>
          </table:table-cell>
          <table:table-cell office:value-type="float" office:value="118667" table:style-name="ce43">
            <text:p>118 667</text:p>
          </table:table-cell>
          <table:table-cell office:value-type="percentage" office:value="3.5688101999713485E-2" table:style-name="ce44">
            <text:p>3.6%</text:p>
          </table:table-cell>
          <table:table-cell office:value-type="float" office:value="120" table:style-name="ce43">
            <text:p>120</text:p>
          </table:table-cell>
          <table:table-cell office:value-type="float" office:value="34712" table:style-name="ce43">
            <text:p>34 712</text:p>
          </table:table-cell>
          <table:table-cell office:value-type="percentage" office:value="3.4570177460244295E-3" table:style-name="ce44">
            <text:p>0.3%</text:p>
          </table:table-cell>
          <table:table-cell office:value-type="float" office:value="256845" table:style-name="ce43">
            <text:p>256 845</text:p>
          </table:table-cell>
          <table:table-cell office:value-type="float" office:value="1237479" table:style-name="ce43">
            <text:p>1 237 479</text:p>
          </table:table-cell>
          <table:table-cell office:value-type="percentage" office:value="0.20755503729760263" table:style-name="ce44">
            <text:p>20.8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Navarra</text:p>
          </table:table-cell>
          <table:table-cell office:value-type="float" office:value="41331" table:style-name="ce43">
            <text:p>41 331</text:p>
          </table:table-cell>
          <table:table-cell office:value-type="float" office:value="41166" table:style-name="ce43">
            <text:p>41 166</text:p>
          </table:table-cell>
          <table:table-cell office:value-type="percentage" office:value="1" table:style-name="ce44">
            <text:p>100.0%</text:p>
          </table:table-cell>
          <table:table-cell office:value-type="float" office:value="53060" table:style-name="ce43">
            <text:p>53 060</text:p>
          </table:table-cell>
          <table:table-cell office:value-type="float" office:value="55792" table:style-name="ce43">
            <text:p>55 792</text:p>
          </table:table-cell>
          <table:table-cell office:value-type="percentage" office:value="0.95103240607972472" table:style-name="ce44">
            <text:p>95.1%</text:p>
          </table:table-cell>
          <table:table-cell office:value-type="float" office:value="12320" table:style-name="ce43">
            <text:p>12 320</text:p>
          </table:table-cell>
          <table:table-cell office:value-type="float" office:value="73844" table:style-name="ce43">
            <text:p>73 844</text:p>
          </table:table-cell>
          <table:table-cell office:value-type="percentage" office:value="0.16683819944748388" table:style-name="ce44">
            <text:p>16.7%</text:p>
          </table:table-cell>
          <table:table-cell office:value-type="float" office:value="13064" table:style-name="ce43">
            <text:p>13 064</text:p>
          </table:table-cell>
          <table:table-cell office:value-type="float" office:value="96694" table:style-name="ce43">
            <text:p>96 694</text:p>
          </table:table-cell>
          <table:table-cell office:value-type="percentage" office:value="0.13510662502326928" table:style-name="ce44">
            <text:p>13.5%</text:p>
          </table:table-cell>
          <table:table-cell office:value-type="float" office:value="13959" table:style-name="ce43">
            <text:p>13 959</text:p>
          </table:table-cell>
          <table:table-cell office:value-type="float" office:value="223028" table:style-name="ce43">
            <text:p>223 028</text:p>
          </table:table-cell>
          <table:table-cell office:value-type="percentage" office:value="6.2588553903545743E-2" table:style-name="ce44">
            <text:p>6.3%</text:p>
          </table:table-cell>
          <table:table-cell office:value-type="float" office:value="1059" table:style-name="ce43">
            <text:p>1 059</text:p>
          </table:table-cell>
          <table:table-cell office:value-type="float" office:value="48505" table:style-name="ce43">
            <text:p>48 505</text:p>
          </table:table-cell>
          <table:table-cell office:value-type="percentage" office:value="2.1832800742191526E-2" table:style-name="ce44">
            <text:p>2.2%</text:p>
          </table:table-cell>
          <table:table-cell office:value-type="float" office:value="8" table:style-name="ce43">
            <text:p>8</text:p>
          </table:table-cell>
          <table:table-cell office:value-type="float" office:value="13906" table:style-name="ce43">
            <text:p>13 906</text:p>
          </table:table-cell>
          <table:table-cell office:value-type="percentage" office:value="5.752912411908529E-4" table:style-name="ce44">
            <text:p>0.1%</text:p>
          </table:table-cell>
          <table:table-cell office:value-type="float" office:value="134801" table:style-name="ce43">
            <text:p>134 801</text:p>
          </table:table-cell>
          <table:table-cell office:value-type="float" office:value="552935" table:style-name="ce43">
            <text:p>552 935</text:p>
          </table:table-cell>
          <table:table-cell office:value-type="percentage" office:value="0.24379176575908559" table:style-name="ce44">
            <text:p>24.4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País Vasco</text:p>
          </table:table-cell>
          <table:table-cell office:value-type="float" office:value="157735" table:style-name="ce43">
            <text:p>157 735</text:p>
          </table:table-cell>
          <table:table-cell office:value-type="float" office:value="157950" table:style-name="ce43">
            <text:p>157 950</text:p>
          </table:table-cell>
          <table:table-cell office:value-type="percentage" office:value="0.99863880974992081" table:style-name="ce44">
            <text:p>99.9%</text:p>
          </table:table-cell>
          <table:table-cell office:value-type="float" office:value="179087" table:style-name="ce43">
            <text:p>179 087</text:p>
          </table:table-cell>
          <table:table-cell office:value-type="float" office:value="213081" table:style-name="ce43">
            <text:p>213 081</text:p>
          </table:table-cell>
          <table:table-cell office:value-type="percentage" office:value="0.84046442432689916" table:style-name="ce44">
            <text:p>84.0%</text:p>
          </table:table-cell>
          <table:table-cell office:value-type="float" office:value="21274" table:style-name="ce43">
            <text:p>21 274</text:p>
          </table:table-cell>
          <table:table-cell office:value-type="float" office:value="280119" table:style-name="ce43">
            <text:p>280 119</text:p>
          </table:table-cell>
          <table:table-cell office:value-type="percentage" office:value="7.594629425351368E-2" table:style-name="ce44">
            <text:p>7.6%</text:p>
          </table:table-cell>
          <table:table-cell office:value-type="float" office:value="34845" table:style-name="ce43">
            <text:p>34 845</text:p>
          </table:table-cell>
          <table:table-cell office:value-type="float" office:value="339977" table:style-name="ce43">
            <text:p>339 977</text:p>
          </table:table-cell>
          <table:table-cell office:value-type="percentage" office:value="0.10249222741538398" table:style-name="ce44">
            <text:p>10.2%</text:p>
          </table:table-cell>
          <table:table-cell office:value-type="float" office:value="42819" table:style-name="ce43">
            <text:p>42 819</text:p>
          </table:table-cell>
          <table:table-cell office:value-type="float" office:value="724849" table:style-name="ce43">
            <text:p>724 849</text:p>
          </table:table-cell>
          <table:table-cell office:value-type="percentage" office:value="5.9072993133742341E-2" table:style-name="ce44">
            <text:p>5.9%</text:p>
          </table:table-cell>
          <table:table-cell office:value-type="float" office:value="4021" table:style-name="ce43">
            <text:p>4 021</text:p>
          </table:table-cell>
          <table:table-cell office:value-type="float" office:value="140323" table:style-name="ce43">
            <text:p>140 323</text:p>
          </table:table-cell>
          <table:table-cell office:value-type="percentage" office:value="2.8655316662272043E-2" table:style-name="ce44">
            <text:p>2.9%</text:p>
          </table:table-cell>
          <table:table-cell office:value-type="float" office:value="16" table:style-name="ce43">
            <text:p>16</text:p>
          </table:table-cell>
          <table:table-cell office:value-type="float" office:value="41824" table:style-name="ce43">
            <text:p>41 824</text:p>
          </table:table-cell>
          <table:table-cell office:value-type="percentage" office:value="3.8255547054322876E-4" table:style-name="ce44">
            <text:p>0.0%</text:p>
          </table:table-cell>
          <table:table-cell office:value-type="float" office:value="439797" table:style-name="ce43">
            <text:p>439 797</text:p>
          </table:table-cell>
          <table:table-cell office:value-type="float" office:value="1898123" table:style-name="ce43">
            <text:p>1 898 123</text:p>
          </table:table-cell>
          <table:table-cell office:value-type="percentage" office:value="0.23170100146302425" table:style-name="ce44">
            <text:p>23.2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Ceuta</text:p>
          </table:table-cell>
          <table:table-cell office:value-type="float" office:value="2268" table:style-name="ce43">
            <text:p>2 268</text:p>
          </table:table-cell>
          <table:table-cell office:value-type="float" office:value="2605" table:style-name="ce43">
            <text:p>2 605</text:p>
          </table:table-cell>
          <table:table-cell office:value-type="percentage" office:value="0.87063339731285994" table:style-name="ce44">
            <text:p>87.1%</text:p>
          </table:table-cell>
          <table:table-cell office:value-type="float" office:value="3494" table:style-name="ce43">
            <text:p>3 494</text:p>
          </table:table-cell>
          <table:table-cell office:value-type="float" office:value="4318" table:style-name="ce43">
            <text:p>4 318</text:p>
          </table:table-cell>
          <table:table-cell office:value-type="percentage" office:value="0.80917091245947192" table:style-name="ce44">
            <text:p>80.9%</text:p>
          </table:table-cell>
          <table:table-cell office:value-type="float" office:value="1082" table:style-name="ce43">
            <text:p>1 082</text:p>
          </table:table-cell>
          <table:table-cell office:value-type="float" office:value="7857" table:style-name="ce43">
            <text:p>7 857</text:p>
          </table:table-cell>
          <table:table-cell office:value-type="percentage" office:value="0.13771159475626829" table:style-name="ce44">
            <text:p>13.8%</text:p>
          </table:table-cell>
          <table:table-cell office:value-type="float" office:value="1178" table:style-name="ce43">
            <text:p>1 178</text:p>
          </table:table-cell>
          <table:table-cell office:value-type="float" office:value="11556" table:style-name="ce43">
            <text:p>11 556</text:p>
          </table:table-cell>
          <table:table-cell office:value-type="percentage" office:value="0.10193838698511595" table:style-name="ce44">
            <text:p>10.2%</text:p>
          </table:table-cell>
          <table:table-cell office:value-type="float" office:value="1275" table:style-name="ce43">
            <text:p>1 275</text:p>
          </table:table-cell>
          <table:table-cell office:value-type="float" office:value="30066" table:style-name="ce43">
            <text:p>30 066</text:p>
          </table:table-cell>
          <table:table-cell office:value-type="percentage" office:value="4.24067052484534E-2" table:style-name="ce44">
            <text:p>4.2%</text:p>
          </table:table-cell>
          <table:table-cell office:value-type="float" office:value="124" table:style-name="ce43">
            <text:p>124</text:p>
          </table:table-cell>
          <table:table-cell office:value-type="float" office:value="7581" table:style-name="ce43">
            <text:p>7 581</text:p>
          </table:table-cell>
          <table:table-cell office:value-type="percentage" office:value="1.6356681176625774E-2" table:style-name="ce44">
            <text:p>1.6%</text:p>
          </table:table-cell>
          <table:table-cell office:value-type="float" office:value="6" table:style-name="ce43">
            <text:p>6</text:p>
          </table:table-cell>
          <table:table-cell office:value-type="float" office:value="2175" table:style-name="ce43">
            <text:p>2 175</text:p>
          </table:table-cell>
          <table:table-cell office:value-type="percentage" office:value="2.7586206896551722E-3" table:style-name="ce44">
            <text:p>0.3%</text:p>
          </table:table-cell>
          <table:table-cell office:value-type="float" office:value="9427" table:style-name="ce43">
            <text:p>9 427</text:p>
          </table:table-cell>
          <table:table-cell office:value-type="float" office:value="66158" table:style-name="ce43">
            <text:p>66 158</text:p>
          </table:table-cell>
          <table:table-cell office:value-type="percentage" office:value="0.14249221560506667" table:style-name="ce44">
            <text:p>14.2%</text:p>
          </table:table-cell>
          <table:table-cell table:number-columns-repeated="16359"/>
        </table:table-row>
        <table:table-row table:style-name="ro4">
          <table:table-cell office:value-type="string" table:style-name="ce42">
            <text:p>Melilla</text:p>
          </table:table-cell>
          <table:table-cell office:value-type="float" office:value="1803" table:style-name="ce43">
            <text:p>1 803</text:p>
          </table:table-cell>
          <table:table-cell office:value-type="float" office:value="2349" table:style-name="ce43">
            <text:p>2 349</text:p>
          </table:table-cell>
          <table:table-cell office:value-type="percentage" office:value="0.76756066411238821" table:style-name="ce44">
            <text:p>76.8%</text:p>
          </table:table-cell>
          <table:table-cell office:value-type="float" office:value="2814" table:style-name="ce43">
            <text:p>2 814</text:p>
          </table:table-cell>
          <table:table-cell office:value-type="float" office:value="3748" table:style-name="ce43">
            <text:p>3 748</text:p>
          </table:table-cell>
          <table:table-cell office:value-type="percentage" office:value="0.75080042689434368" table:style-name="ce44">
            <text:p>75.1%</text:p>
          </table:table-cell>
          <table:table-cell office:value-type="float" office:value="2006" table:style-name="ce43">
            <text:p>2 006</text:p>
          </table:table-cell>
          <table:table-cell office:value-type="float" office:value="7827" table:style-name="ce43">
            <text:p>7 827</text:p>
          </table:table-cell>
          <table:table-cell office:value-type="percentage" office:value="0.25629232145138625" table:style-name="ce44">
            <text:p>25.6%</text:p>
          </table:table-cell>
          <table:table-cell office:value-type="float" office:value="1506" table:style-name="ce43">
            <text:p>1 506</text:p>
          </table:table-cell>
          <table:table-cell office:value-type="float" office:value="11299" table:style-name="ce43">
            <text:p>11 299</text:p>
          </table:table-cell>
          <table:table-cell office:value-type="percentage" office:value="0.13328613151606336" table:style-name="ce44">
            <text:p>13.3%</text:p>
          </table:table-cell>
          <table:table-cell office:value-type="float" office:value="2479" table:style-name="ce43">
            <text:p>2 479</text:p>
          </table:table-cell>
          <table:table-cell office:value-type="float" office:value="30095" table:style-name="ce43">
            <text:p>30 095</text:p>
          </table:table-cell>
          <table:table-cell office:value-type="percentage" office:value="8.2372487124106997E-2" table:style-name="ce44">
            <text:p>8.2%</text:p>
          </table:table-cell>
          <table:table-cell office:value-type="float" office:value="119" table:style-name="ce43">
            <text:p>119</text:p>
          </table:table-cell>
          <table:table-cell office:value-type="float" office:value="8536" table:style-name="ce43">
            <text:p>8 536</text:p>
          </table:table-cell>
          <table:table-cell office:value-type="percentage" office:value="1.3940955951265229E-2" table:style-name="ce44">
            <text:p>1.4%</text:p>
          </table:table-cell>
          <table:table-cell office:value-type="float" office:value="6" table:style-name="ce43">
            <text:p>6</text:p>
          </table:table-cell>
          <table:table-cell office:value-type="float" office:value="2324" table:style-name="ce43">
            <text:p>2 324</text:p>
          </table:table-cell>
          <table:table-cell office:value-type="percentage" office:value="2.5817555938037868E-3" table:style-name="ce44">
            <text:p>0.3%</text:p>
          </table:table-cell>
          <table:table-cell office:value-type="float" office:value="10733" table:style-name="ce43">
            <text:p>10 733</text:p>
          </table:table-cell>
          <table:table-cell office:value-type="float" office:value="66178" table:style-name="ce43">
            <text:p>66 178</text:p>
          </table:table-cell>
          <table:table-cell office:value-type="percentage" office:value="0.16218380730756446" table:style-name="ce44">
            <text:p>16.2%</text:p>
          </table:table-cell>
          <table:table-cell table:number-columns-repeated="16359"/>
        </table:table-row>
        <table:table-row table:style-name="ro4">
          <table:table-cell office:value-type="string" table:style-name="ce45">
            <text:p>Fuerzas Armadas</text:p>
          </table:table-cell>
          <table:table-cell office:value-type="float" office:value="4" table:style-name="ce46">
            <text:p>4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4" table:style-name="ce46">
            <text:p>4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629" table:style-name="ce46">
            <text:p>629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1725" table:style-name="ce46">
            <text:p>1 725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8053" table:style-name="ce46">
            <text:p>8 053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631" table:style-name="ce46">
            <text:p>631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0" table:style-name="ce46">
            <text:p>0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11046" table:style-name="ce46">
            <text:p>11 046</text:p>
          </table:table-cell>
          <table:table-cell office:value-type="string" table:style-name="ce46">
            <text:p>-</text:p>
          </table:table-cell>
          <table:table-cell office:value-type="string" table:style-name="ce44">
            <text:p>-</text:p>
          </table:table-cell>
          <table:table-cell table:number-columns-repeated="16359" table:style-name="ce48"/>
        </table:table-row>
        <table:table-row table:style-name="ro4">
          <table:table-cell office:value-type="string" table:style-name="ce49">
            <text:p>Total España</text:p>
          </table:table-cell>
          <table:table-cell office:value-type="float" office:value="2835268" table:style-name="ce50">
            <text:p>2 835 268</text:p>
          </table:table-cell>
          <table:table-cell office:value-type="float" office:value="2834024" table:style-name="ce50">
            <text:p>2 834 024</text:p>
          </table:table-cell>
          <table:table-cell office:value-type="percentage" office:value="1" table:style-name="ce51">
            <text:p>100.0%</text:p>
          </table:table-cell>
          <table:table-cell office:value-type="float" office:value="3503085" table:style-name="ce50">
            <text:p>3 503 085</text:p>
          </table:table-cell>
          <table:table-cell office:value-type="float" office:value="3960045" table:style-name="ce50">
            <text:p>3 960 045</text:p>
          </table:table-cell>
          <table:table-cell office:value-type="percentage" office:value="0.88460737188592553" table:style-name="ce51">
            <text:p>88.5%</text:p>
          </table:table-cell>
          <table:table-cell office:value-type="float" office:value="735740" table:style-name="ce50">
            <text:p>735 740</text:p>
          </table:table-cell>
          <table:table-cell office:value-type="float" office:value="5336986" table:style-name="ce50">
            <text:p>5 336 986</text:p>
          </table:table-cell>
          <table:table-cell office:value-type="percentage" office:value="0.13785683529992396" table:style-name="ce51">
            <text:p>13.8%</text:p>
          </table:table-cell>
          <table:table-cell office:value-type="float" office:value="688054" table:style-name="ce50">
            <text:p>688 054</text:p>
          </table:table-cell>
          <table:table-cell office:value-type="float" office:value="7033306" table:style-name="ce50">
            <text:p>7 033 306</text:p>
          </table:table-cell>
          <table:table-cell office:value-type="percentage" office:value="9.7827963122889855E-2" table:style-name="ce51">
            <text:p>9.8%</text:p>
          </table:table-cell>
          <table:table-cell office:value-type="float" office:value="947114" table:style-name="ce50">
            <text:p>947 114</text:p>
          </table:table-cell>
          <table:table-cell office:value-type="float" office:value="16706113" table:style-name="ce50">
            <text:p>16 706 113</text:p>
          </table:table-cell>
          <table:table-cell office:value-type="percentage" office:value="5.669266094393112E-2" table:style-name="ce51">
            <text:p>5.7%</text:p>
          </table:table-cell>
          <table:table-cell office:value-type="float" office:value="93277" table:style-name="ce50">
            <text:p>93 277</text:p>
          </table:table-cell>
          <table:table-cell office:value-type="float" office:value="3310299" table:style-name="ce50">
            <text:p>3 310 299</text:p>
          </table:table-cell>
          <table:table-cell office:value-type="percentage" office:value="2.817781716998978E-2" table:style-name="ce51">
            <text:p>2.8%</text:p>
          </table:table-cell>
          <table:table-cell office:value-type="float" office:value="1825" table:style-name="ce50">
            <text:p>1 825</text:p>
          </table:table-cell>
          <table:table-cell office:value-type="float" office:value="949049" table:style-name="ce50">
            <text:p>949 049</text:p>
          </table:table-cell>
          <table:table-cell office:value-type="percentage" office:value="1.9229776333993293E-3" table:style-name="ce51">
            <text:p>0.2%</text:p>
          </table:table-cell>
          <table:table-cell office:value-type="float" office:value="8804363" table:style-name="ce50">
            <text:p>8 804 363</text:p>
          </table:table-cell>
          <table:table-cell office:value-type="float" office:value="40129822" table:style-name="ce50">
            <text:p>40 129 822</text:p>
          </table:table-cell>
          <table:table-cell office:value-type="percentage" office:value="0.21939701103084883" table:style-name="ce51">
            <text:p>21.9%</text:p>
          </table:table-cell>
          <table:table-cell table:number-columns-repeated="16359"/>
        </table:table-row>
        <table:table-row table:style-name="ro4">
          <table:table-cell table:number-columns-repeated="16384"/>
        </table:table-row>
        <table:table-row table:style-name="ro6">
          <table:table-cell table:number-columns-spanned="10" table:number-rows-spanned="1" table:style-name="ce20"/>
          <table:covered-table-cell table:number-columns-repeated="9"/>
          <table:table-cell table:number-columns-repeated="2" table:style-name="ce18"/>
          <table:table-cell table:style-name="ce52"/>
          <table:table-cell table:number-columns-repeated="2" table:style-name="ce18"/>
          <table:table-cell table:style-name="ce52"/>
          <table:table-cell table:style-name="ce48"/>
          <table:table-cell table:style-name="ce18"/>
          <table:table-cell table:style-name="ce52"/>
          <table:table-cell table:number-columns-repeated="2" table:style-name="ce18"/>
          <table:table-cell table:style-name="ce52"/>
          <table:table-cell table:number-columns-repeated="2" table:style-name="ce18"/>
          <table:table-cell table:style-name="ce52"/>
          <table:table-cell table:number-columns-repeated="16359"/>
        </table:table-row>
        <table:table-row table:number-rows-repeated="104855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3">
      <number:number number:decimal-places="0" number:min-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style style:name="Porcentaje_32_2" style:display-name="Porcentaje 2" style:family="table-cell" style:data-style-name="N13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430</meta:generator>
    <meta:initial-creator>Ferrer Orduz. Jesús Santiago</meta:initial-creator>
    <dc:creator>amine cheddad</dc:creator>
    <meta:creation-date>2021-05-28T14:18:29Z</meta:creation-date>
    <dc:date>2021-10-09T14:02:27Z</dc:date>
  </office:meta>
</office:document-meta>
</file>